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6062" officeooo:paragraph-rsid="00206062"/>
    </style:style>
    <style:style style:name="P2" style:family="paragraph" style:parent-style-name="Standard">
      <style:text-properties officeooo:paragraph-rsid="003a78e4"/>
    </style:style>
    <style:style style:name="P3" style:family="paragraph" style:parent-style-name="Standard">
      <style:text-properties officeooo:rsid="003c1921" officeooo:paragraph-rsid="003c1921"/>
    </style:style>
    <style:style style:name="P4" style:family="paragraph" style:parent-style-name="Standard">
      <style:text-properties officeooo:rsid="00467eb5" officeooo:paragraph-rsid="00467eb5"/>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2b8f65"/>
    </style:style>
    <style:style style:name="T3" style:family="text">
      <style:text-properties officeooo:rsid="002a2f5b"/>
    </style:style>
    <style:style style:name="T4" style:family="text">
      <style:text-properties officeooo:rsid="002b19eb"/>
    </style:style>
    <style:style style:name="T5" style:family="text">
      <style:text-properties officeooo:rsid="002b8f65"/>
    </style:style>
    <style:style style:name="T6" style:family="text">
      <style:text-properties officeooo:rsid="0030172d"/>
    </style:style>
    <style:style style:name="T7" style:family="text">
      <style:text-properties officeooo:rsid="003ed7c2"/>
    </style:style>
    <style:style style:name="T8" style:family="text">
      <style:text-properties officeooo:rsid="00422fc3"/>
    </style:style>
    <style:style style:name="T9" style:family="text">
      <style:text-properties officeooo:rsid="0044afda"/>
    </style:style>
    <style:style style:name="T10" style:family="text">
      <style:text-properties officeooo:rsid="00463c5d"/>
    </style:style>
    <style:style style:name="T11" style:family="text">
      <style:text-properties officeooo:rsid="00466fa8"/>
    </style:style>
    <style:style style:name="T12" style:family="text">
      <style:text-properties officeooo:rsid="00467eb5"/>
    </style:style>
    <style:style style:name="T13" style:family="text">
      <style:text-properties officeooo:rsid="00484581"/>
    </style:style>
    <style:style style:name="T14" style:family="text">
      <style:text-properties officeooo:rsid="004967a9"/>
    </style:style>
    <style:style style:name="T15" style:family="text">
      <style:text-properties officeooo:rsid="004aace4"/>
    </style:style>
    <style:style style:name="T16" style:family="text">
      <style:text-properties officeooo:rsid="004b3c5b"/>
    </style:style>
    <style:style style:name="T17" style:family="text">
      <style:text-properties officeooo:rsid="004cebd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a birds :</text:p>
      <text:p text:style-name="Standard"><text:reference-mark-start text:name="ZOTERO_ITEM CSL_CITATION {&quot;citationID&quot;:&quot;O1bU0w5R&quot;,&quot;properties&quot;:{&quot;formattedCitation&quot;:&quot;(Freire et al. 2008)&quot;,&quot;plainCitation&quot;:&quot;(Freire et al. 2008)&quot;,&quot;noteIndex&quot;:0},&quot;citationItems&quot;:[{&quot;id&quot;:425,&quot;uris&quot;:[&quot;http://zotero.org/users/5871544/items/5YKPW22Z&quot;],&quot;uri&quot;:[&quot;http://zotero.org/users/5871544/items/5YKPW22Z&quot;],&quot;itemData&quot;:{&quot;id&quot;:425,&quot;type&quot;:&quot;article-journal&quot;,&quot;abstract&quot;:&quot;The objective of this study was to describe the marine ecosystem off northeastern Brazil. A trophic model was constructed for the 1970s using Ecopath with Ecosim. The impact of most of the forty-one functional groups was modest, probably due to the highly reticulated diet matrix. However, seagrass and macroalgae exerted a strong positive impact on manatee and herbivorous reef fishes, respectively. A high negative impact of omnivorous reef fishes on spiny lobsters and of sharks on swordfish was observed. Spiny lobsters and swordfish had the largest biomass changes for the simulation period (1978-2000); tunas, other large pelagics and sharks showed intermediate rates of biomass decline; and a slight increase in biomass was observed for toothed cetaceans, large carnivorous reef fishes, and dolphinfish. Recycling was an important feature of this ecosystem with low phytoplankton-originated primary production. The mean transfer efficiency between trophic levels was 11.4%. The gross efficiency of the fisheries was very low (0.00002), probably due to the low exploitation rate of most of the resources in the 1970s. Basic local information was missing for many groups. When information gaps are filled, this model may serve more credibly for the exploration of fishing policies for this area within an ecosystem approach.&quot;,&quot;container-title&quot;:&quot;Scientia Marina&quot;,&quot;DOI&quot;:&quot;10.3989/scimar.2008.72n3477&quot;,&quot;ISSN&quot;:&quot;1886-8134&quot;,&quot;issue&quot;:&quot;3&quot;,&quot;language&quot;:&quot;en&quot;,&quot;page&quot;:&quot;477-491&quot;,&quot;source&quot;:&quot;scientiamarina.revistas.csic.es&quot;,&quot;title&quot;:&quot;Description of the East Brazil Large Marine Ecosystem using a trophic model&quot;,&quot;URL&quot;:&quot;http://scientiamarina.revistas.csic.es/index.php/scientiamarina/article/view/1005&quot;,&quot;volume&quot;:&quot;72&quot;,&quot;author&quot;:[{&quot;family&quot;:&quot;Freire&quot;,&quot;given&quot;:&quot;Kátia M. F.&quot;},{&quot;family&quot;:&quot;Christensen&quot;,&quot;given&quot;:&quot;Villy&quot;},{&quot;family&quot;:&quot;Pauly&quot;,&quot;given&quot;:&quot;Daniel&quot;}],&quot;accessed&quot;:{&quot;date-parts&quot;:[[&quot;2019&quot;,12,2]]},&quot;issued&quot;:{&quot;date-parts&quot;:[[&quot;2008&quot;,9,30]]}}}],&quot;schema&quot;:&quot;https://github.com/citation-style-language/schema/raw/master/csl-citation.json&quot;} RNDZX7zi9D9Yi"/>(Freire et al. 2008)<text:reference-mark-end text:name="ZOTERO_ITEM CSL_CITATION {&quot;citationID&quot;:&quot;O1bU0w5R&quot;,&quot;properties&quot;:{&quot;formattedCitation&quot;:&quot;(Freire et al. 2008)&quot;,&quot;plainCitation&quot;:&quot;(Freire et al. 2008)&quot;,&quot;noteIndex&quot;:0},&quot;citationItems&quot;:[{&quot;id&quot;:425,&quot;uris&quot;:[&quot;http://zotero.org/users/5871544/items/5YKPW22Z&quot;],&quot;uri&quot;:[&quot;http://zotero.org/users/5871544/items/5YKPW22Z&quot;],&quot;itemData&quot;:{&quot;id&quot;:425,&quot;type&quot;:&quot;article-journal&quot;,&quot;abstract&quot;:&quot;The objective of this study was to describe the marine ecosystem off northeastern Brazil. A trophic model was constructed for the 1970s using Ecopath with Ecosim. The impact of most of the forty-one functional groups was modest, probably due to the highly reticulated diet matrix. However, seagrass and macroalgae exerted a strong positive impact on manatee and herbivorous reef fishes, respectively. A high negative impact of omnivorous reef fishes on spiny lobsters and of sharks on swordfish was observed. Spiny lobsters and swordfish had the largest biomass changes for the simulation period (1978-2000); tunas, other large pelagics and sharks showed intermediate rates of biomass decline; and a slight increase in biomass was observed for toothed cetaceans, large carnivorous reef fishes, and dolphinfish. Recycling was an important feature of this ecosystem with low phytoplankton-originated primary production. The mean transfer efficiency between trophic levels was 11.4%. The gross efficiency of the fisheries was very low (0.00002), probably due to the low exploitation rate of most of the resources in the 1970s. Basic local information was missing for many groups. When information gaps are filled, this model may serve more credibly for the exploration of fishing policies for this area within an ecosystem approach.&quot;,&quot;container-title&quot;:&quot;Scientia Marina&quot;,&quot;DOI&quot;:&quot;10.3989/scimar.2008.72n3477&quot;,&quot;ISSN&quot;:&quot;1886-8134&quot;,&quot;issue&quot;:&quot;3&quot;,&quot;language&quot;:&quot;en&quot;,&quot;page&quot;:&quot;477-491&quot;,&quot;source&quot;:&quot;scientiamarina.revistas.csic.es&quot;,&quot;title&quot;:&quot;Description of the East Brazil Large Marine Ecosystem using a trophic model&quot;,&quot;URL&quot;:&quot;http://scientiamarina.revistas.csic.es/index.php/scientiamarina/article/view/1005&quot;,&quot;volume&quot;:&quot;72&quot;,&quot;author&quot;:[{&quot;family&quot;:&quot;Freire&quot;,&quot;given&quot;:&quot;Kátia M. F.&quot;},{&quot;family&quot;:&quot;Christensen&quot;,&quot;given&quot;:&quot;Villy&quot;},{&quot;family&quot;:&quot;Pauly&quot;,&quot;given&quot;:&quot;Daniel&quot;}],&quot;accessed&quot;:{&quot;date-parts&quot;:[[&quot;2019&quot;,12,2]]},&quot;issued&quot;:{&quot;date-parts&quot;:[[&quot;2008&quot;,9,30]]}}}],&quot;schema&quot;:&quot;https://github.com/citation-style-language/schema/raw/master/csl-citation.json&quot;} RNDZX7zi9D9Yi"/> <text:s text:c="2"/><text:reference-mark-start text:name="ZOTERO_ITEM CSL_CITATION {&quot;citationID&quot;:&quot;yYyGkdu3&quot;,&quot;properties&quot;:{&quot;formattedCitation&quot;:&quot;(Almeida et al. 2000)&quot;,&quot;plainCitation&quot;:&quot;(Almeida et al. 2000)&quot;,&quot;noteIndex&quot;:0},&quot;citationItems&quot;:[{&quot;id&quot;:456,&quot;uris&quot;:[&quot;http://zotero.org/users/5871544/items/RS8UMGCV&quot;],&quot;uri&quot;:[&quot;http://zotero.org/users/5871544/items/RS8UMGCV&quot;],&quot;itemData&quot;:{&quot;id&quot;:456,&quot;type&quot;:&quot;article-journal&quot;,&quot;container-title&quot;:&quot;Revista Brasileira de Biologia&quot;,&quot;DOI&quot;:&quot;10.1590/S0034-71082000000200013&quot;,&quot;ISSN&quot;:&quot;0034-7108&quot;,&quot;issue&quot;:&quot;2&quot;,&quot;language&quot;:&quot;en&quot;,&quot;page&quot;:&quot;291-298&quot;,&quot;source&quot;:&quot;SciELO&quot;,&quot;title&quot;:&quot;Entomological fauna from Reserva Biológica do Atol das Rocas, RN, Brazil: I. Morphospecies composition&quot;,&quot;title-short&quot;:&quot;Entomological fauna from Reserva Biológica do Atol das Rocas, RN, Brazil&quot;,&quot;URL&quot;:&quot;http://www.scielo.br/scielo.php?script=sci_abstract&amp;pid=S0034-71082000000200013&amp;lng=en&amp;nrm=iso&amp;tlng=en&quot;,&quot;volume&quot;:&quot;60&quot;,&quot;author&quot;:[{&quot;family&quot;:&quot;Almeida&quot;,&quot;given&quot;:&quot;C. E.&quot;,&quot;dropping-particle&quot;:&quot;de&quot;},{&quot;family&quot;:&quot;Marchon-Silva&quot;,&quot;given&quot;:&quot;V.&quot;},{&quot;family&quot;:&quot;Ribeiro&quot;,&quot;given&quot;:&quot;R.&quot;},{&quot;family&quot;:&quot;Serpa-Filho&quot;,&quot;given&quot;:&quot;A.&quot;},{&quot;family&quot;:&quot;Almeida&quot;,&quot;given&quot;:&quot;J. R.&quot;,&quot;dropping-particle&quot;:&quot;de&quot;},{&quot;family&quot;:&quot;Costa&quot;,&quot;given&quot;:&quot;J.&quot;}],&quot;accessed&quot;:{&quot;date-parts&quot;:[[&quot;2019&quot;,12,3]]},&quot;issued&quot;:{&quot;date-parts&quot;:[[&quot;2000&quot;,5]]}}}],&quot;schema&quot;:&quot;https://github.com/citation-style-language/schema/raw/master/csl-citation.json&quot;} RNDB3xY6o0Sxy"/>(Almeida et al. 2000)<text:reference-mark-end text:name="ZOTERO_ITEM CSL_CITATION {&quot;citationID&quot;:&quot;yYyGkdu3&quot;,&quot;properties&quot;:{&quot;formattedCitation&quot;:&quot;(Almeida et al. 2000)&quot;,&quot;plainCitation&quot;:&quot;(Almeida et al. 2000)&quot;,&quot;noteIndex&quot;:0},&quot;citationItems&quot;:[{&quot;id&quot;:456,&quot;uris&quot;:[&quot;http://zotero.org/users/5871544/items/RS8UMGCV&quot;],&quot;uri&quot;:[&quot;http://zotero.org/users/5871544/items/RS8UMGCV&quot;],&quot;itemData&quot;:{&quot;id&quot;:456,&quot;type&quot;:&quot;article-journal&quot;,&quot;container-title&quot;:&quot;Revista Brasileira de Biologia&quot;,&quot;DOI&quot;:&quot;10.1590/S0034-71082000000200013&quot;,&quot;ISSN&quot;:&quot;0034-7108&quot;,&quot;issue&quot;:&quot;2&quot;,&quot;language&quot;:&quot;en&quot;,&quot;page&quot;:&quot;291-298&quot;,&quot;source&quot;:&quot;SciELO&quot;,&quot;title&quot;:&quot;Entomological fauna from Reserva Biológica do Atol das Rocas, RN, Brazil: I. Morphospecies composition&quot;,&quot;title-short&quot;:&quot;Entomological fauna from Reserva Biológica do Atol das Rocas, RN, Brazil&quot;,&quot;URL&quot;:&quot;http://www.scielo.br/scielo.php?script=sci_abstract&amp;pid=S0034-71082000000200013&amp;lng=en&amp;nrm=iso&amp;tlng=en&quot;,&quot;volume&quot;:&quot;60&quot;,&quot;author&quot;:[{&quot;family&quot;:&quot;Almeida&quot;,&quot;given&quot;:&quot;C. E.&quot;,&quot;dropping-particle&quot;:&quot;de&quot;},{&quot;family&quot;:&quot;Marchon-Silva&quot;,&quot;given&quot;:&quot;V.&quot;},{&quot;family&quot;:&quot;Ribeiro&quot;,&quot;given&quot;:&quot;R.&quot;},{&quot;family&quot;:&quot;Serpa-Filho&quot;,&quot;given&quot;:&quot;A.&quot;},{&quot;family&quot;:&quot;Almeida&quot;,&quot;given&quot;:&quot;J. R.&quot;,&quot;dropping-particle&quot;:&quot;de&quot;},{&quot;family&quot;:&quot;Costa&quot;,&quot;given&quot;:&quot;J.&quot;}],&quot;accessed&quot;:{&quot;date-parts&quot;:[[&quot;2019&quot;,12,3]]},&quot;issued&quot;:{&quot;date-parts&quot;:[[&quot;2000&quot;,5]]}}}],&quot;schema&quot;:&quot;https://github.com/citation-style-language/schema/raw/master/csl-citation.json&quot;} RNDB3xY6o0Sxy"/></text:p>
      <text:p text:style-name="Standard"/>
      <text:p text:style-name="Standard"><text:reference-mark-start text:name="ZOTERO_ITEM CSL_CITATION {&quot;citationID&quot;:&quot;o64wei05&quot;,&quot;properties&quot;:{&quot;formattedCitation&quot;:&quot;(Christensen et al. 2015)&quot;,&quot;plainCitation&quot;:&quot;(Christensen et al. 2015)&quot;,&quot;noteIndex&quot;:0},&quot;citationItems&quot;:[{&quot;id&quot;:385,&quot;uris&quot;:[&quot;http://zotero.org/users/5871544/items/49VDEMUZ&quot;],&quot;uri&quot;:[&quot;http://zotero.org/users/5871544/items/49VDEMUZ&quot;],&quot;itemData&quot;:{&quot;id&quot;:385,&quot;type&quot;:&quot;article-journal&quot;,&quot;abstract&quot;:&quot;Aim There has been considerable effort allocated to understanding the impact of climate change on our physical environment, but comparatively little to how life on Earth and ecosystem services will be affected. Therefore, we have developed a spatial–temporal food web model of the global ocean, spanning from primary producers through to top predators and fisheries. Through this, we aim to evaluate how alternative management actions may impact the supply of seafood for future generations. Location Global ocean. Methods We developed a modelling complex to initially predict the combined impact of environmental parameters and fisheries on global seafood production, and initially evaluated the model's performance through hindcasting. The modelling complex has a food web model as core, obtains environmental productivity from a biogeochemical model and assigns global fishing effort spatially. We tuned model parameters based on Markov chain random walk stock reduction analysis, fitting the model to historic catches. We evaluated the goodness-of-fit of the model to data for major functional groups, by spatial management units and globally. Results This model is the most detailed ever constructed of global fisheries, and it was able to replicate broad patterns of historic fisheries catches with best agreement for the total catches and good agreement for species groups, with more variation at the regional level. Main conclusions We have developed a modelling complex that can be used for evaluating the combined impact of fisheries and climate change on upper-trophic level organisms in the global ocean, including invertebrates, fish and other large vertebrates. The model provides an important step that will allow global-scale evaluation of how alternative fisheries management measures can be used for mitigation of climate change.&quot;,&quot;container-title&quot;:&quot;Global Ecology and Biogeography&quot;,&quot;DOI&quot;:&quot;10.1111/geb.12281&quot;,&quot;ISSN&quot;:&quot;1466-8238&quot;,&quot;issue&quot;:&quot;5&quot;,&quot;language&quot;:&quot;en&quot;,&quot;page&quot;:&quot;507-517&quot;,&quot;source&quot;:&quot;Wiley Online Library&quot;,&quot;title&quot;:&quot;The global ocean is an ecosystem: simulating marine life and fisheries&quot;,&quot;title-short&quot;:&quot;The global ocean is an ecosystem&quot;,&quot;URL&quot;:&quot;https://onlinelibrary.wiley.com/doi/abs/10.1111/geb.12281&quot;,&quot;volume&quot;:&quot;24&quot;,&quot;author&quot;:[{&quot;family&quot;:&quot;Christensen&quot;,&quot;given&quot;:&quot;Villy&quot;},{&quot;family&quot;:&quot;Coll&quot;,&quot;given&quot;:&quot;Marta&quot;},{&quot;family&quot;:&quot;Buszowski&quot;,&quot;given&quot;:&quot;Joe&quot;},{&quot;family&quot;:&quot;Cheung&quot;,&quot;given&quot;:&quot;William W. L.&quot;},{&quot;family&quot;:&quot;Frölicher&quot;,&quot;given&quot;:&quot;Thomas&quot;},{&quot;family&quot;:&quot;Steenbeek&quot;,&quot;given&quot;:&quot;Jeroen&quot;},{&quot;family&quot;:&quot;Stock&quot;,&quot;given&quot;:&quot;Charles A.&quot;},{&quot;family&quot;:&quot;Watson&quot;,&quot;given&quot;:&quot;Reg A.&quot;},{&quot;family&quot;:&quot;Walters&quot;,&quot;given&quot;:&quot;Carl J.&quot;}],&quot;accessed&quot;:{&quot;date-parts&quot;:[[&quot;2019&quot;,11,26]]},&quot;issued&quot;:{&quot;date-parts&quot;:[[&quot;2015&quot;]]}}}],&quot;schema&quot;:&quot;https://github.com/citation-style-language/schema/raw/master/csl-citation.json&quot;} RNDmpNNJQFKOf"/>(Christensen et al. 2015)<text:reference-mark-end text:name="ZOTERO_ITEM CSL_CITATION {&quot;citationID&quot;:&quot;o64wei05&quot;,&quot;properties&quot;:{&quot;formattedCitation&quot;:&quot;(Christensen et al. 2015)&quot;,&quot;plainCitation&quot;:&quot;(Christensen et al. 2015)&quot;,&quot;noteIndex&quot;:0},&quot;citationItems&quot;:[{&quot;id&quot;:385,&quot;uris&quot;:[&quot;http://zotero.org/users/5871544/items/49VDEMUZ&quot;],&quot;uri&quot;:[&quot;http://zotero.org/users/5871544/items/49VDEMUZ&quot;],&quot;itemData&quot;:{&quot;id&quot;:385,&quot;type&quot;:&quot;article-journal&quot;,&quot;abstract&quot;:&quot;Aim There has been considerable effort allocated to understanding the impact of climate change on our physical environment, but comparatively little to how life on Earth and ecosystem services will be affected. Therefore, we have developed a spatial–temporal food web model of the global ocean, spanning from primary producers through to top predators and fisheries. Through this, we aim to evaluate how alternative management actions may impact the supply of seafood for future generations. Location Global ocean. Methods We developed a modelling complex to initially predict the combined impact of environmental parameters and fisheries on global seafood production, and initially evaluated the model's performance through hindcasting. The modelling complex has a food web model as core, obtains environmental productivity from a biogeochemical model and assigns global fishing effort spatially. We tuned model parameters based on Markov chain random walk stock reduction analysis, fitting the model to historic catches. We evaluated the goodness-of-fit of the model to data for major functional groups, by spatial management units and globally. Results This model is the most detailed ever constructed of global fisheries, and it was able to replicate broad patterns of historic fisheries catches with best agreement for the total catches and good agreement for species groups, with more variation at the regional level. Main conclusions We have developed a modelling complex that can be used for evaluating the combined impact of fisheries and climate change on upper-trophic level organisms in the global ocean, including invertebrates, fish and other large vertebrates. The model provides an important step that will allow global-scale evaluation of how alternative fisheries management measures can be used for mitigation of climate change.&quot;,&quot;container-title&quot;:&quot;Global Ecology and Biogeography&quot;,&quot;DOI&quot;:&quot;10.1111/geb.12281&quot;,&quot;ISSN&quot;:&quot;1466-8238&quot;,&quot;issue&quot;:&quot;5&quot;,&quot;language&quot;:&quot;en&quot;,&quot;page&quot;:&quot;507-517&quot;,&quot;source&quot;:&quot;Wiley Online Library&quot;,&quot;title&quot;:&quot;The global ocean is an ecosystem: simulating marine life and fisheries&quot;,&quot;title-short&quot;:&quot;The global ocean is an ecosystem&quot;,&quot;URL&quot;:&quot;https://onlinelibrary.wiley.com/doi/abs/10.1111/geb.12281&quot;,&quot;volume&quot;:&quot;24&quot;,&quot;author&quot;:[{&quot;family&quot;:&quot;Christensen&quot;,&quot;given&quot;:&quot;Villy&quot;},{&quot;family&quot;:&quot;Coll&quot;,&quot;given&quot;:&quot;Marta&quot;},{&quot;family&quot;:&quot;Buszowski&quot;,&quot;given&quot;:&quot;Joe&quot;},{&quot;family&quot;:&quot;Cheung&quot;,&quot;given&quot;:&quot;William W. L.&quot;},{&quot;family&quot;:&quot;Frölicher&quot;,&quot;given&quot;:&quot;Thomas&quot;},{&quot;family&quot;:&quot;Steenbeek&quot;,&quot;given&quot;:&quot;Jeroen&quot;},{&quot;family&quot;:&quot;Stock&quot;,&quot;given&quot;:&quot;Charles A.&quot;},{&quot;family&quot;:&quot;Watson&quot;,&quot;given&quot;:&quot;Reg A.&quot;},{&quot;family&quot;:&quot;Walters&quot;,&quot;given&quot;:&quot;Carl J.&quot;}],&quot;accessed&quot;:{&quot;date-parts&quot;:[[&quot;2019&quot;,11,26]]},&quot;issued&quot;:{&quot;date-parts&quot;:[[&quot;2015&quot;]]}}}],&quot;schema&quot;:&quot;https://github.com/citation-style-language/schema/raw/master/csl-citation.json&quot;} RNDmpNNJQFKOf"/></text:p>
      <text:p text:style-name="Standard"/>
      <text:p text:style-name="Standard"><text:reference-mark-start text:name="ZOTERO_ITEM CSL_CITATION {&quot;citationID&quot;:&quot;Sm3Tdw3k&quot;,&quot;properties&quot;:{&quot;formattedCitation&quot;:&quot;(Brandl et al. 2018)&quot;,&quot;plainCitation&quot;:&quot;(Brandl et al. 2018)&quot;,&quot;noteIndex&quot;:0},&quot;citationItems&quot;:[{&quot;id&quot;:434,&quot;uris&quot;:[&quot;http://zotero.org/users/5871544/items/2BR93HUB&quot;],&quot;uri&quot;:[&quot;http://zotero.org/users/5871544/items/2BR93HUB&quot;],&quot;itemData&quot;:{&quot;id&quot;:434,&quot;type&quot;:&quot;article-journal&quot;,&quot;abstract&quot;:&quot;Teleost fishes are the most diverse group of vertebrates on Earth. On tropical coral reefs, their species richness exceeds 6000 species; one tenth of total vertebrate biodiversity. A large proportion of this diversity is composed of cryptobenthic reef fishes (CRFs): bottom-dwelling, morphologically or behaviourally cryptic species typically less than 50 mm in length. Yet, despite their diversity and abundance, these fishes are both poorly defined and understood. Herein we provide a new quantitative definition and synthesise current knowledge on the diversity, distribution and life history of CRFs. First, we use size distributions within families to define 17 core CRF families as characterised by the high prevalence (&gt;10%) of small-bodied species (&lt;50 mm). This stands in strong contrast to 42 families of large reef fishes, in which virtually no small-bodied species have evolved. We posit that small body size has allowed CRFs to diversify at extremely high rates, primarily by allowing for fine partitioning of microhabitats and facilitation of allopatric reproductive isolation; yet, we are far from understanding and documenting the biodiversity of CRFs. Using rates of description since 1758, we predict that approximately 30 new species of cryptobenthic species will be described per year until 2050 (approximately twice the annual rate compared to large fishes). Furthermore, we predict that by the year 2031, more than half of the described coral reef fish biodiversity will consist of CRFs. These fishes are the ‘hidden half’ of vertebrate biodiversity on coral reefs. Notably, global geographic coverage and spatial resolution of quantitative data on CRF communities is uniformly poor, which further emphasises the remarkable reservoir of biodiversity that is yet to be discovered. Although small body size may have enabled extensive diversification within CRF families, small size also comes with a suite of ecological challenges that affect fishes' capacities to feed, survive and reproduce; we identify a range of life-history adaptations that have enabled CRFs to overcome these limitations. In turn, these adaptations bestow a unique socio-ecological role on CRFs, which includes a key role in coral reef trophodynamics by cycling trophic energy provided by microscopic prey to larger consumers. Although small in body size, the ecology and evolutionary history of CRFs may make them a critical component of coral-reef food webs; yet our review also shows that these fishes are highly susceptible to a variety of anthropogenic disturbances. Understanding the consequences of these changes for CRFs and coral reef ecosystems will require us to shed more light on this frequently overlooked but highly diverse and abundant guild of coral reef fishes.&quot;,&quot;container-title&quot;:&quot;Biological Reviews&quot;,&quot;DOI&quot;:&quot;10.1111/brv.12423&quot;,&quot;ISSN&quot;:&quot;1469-185X&quot;,&quot;issue&quot;:&quot;4&quot;,&quot;language&quot;:&quot;en&quot;,&quot;page&quot;:&quot;1846-1873&quot;,&quot;source&quot;:&quot;Wiley Online Library&quot;,&quot;title&quot;:&quot;The hidden half: ecology and evolution of cryptobenthic fishes on coral reefs&quot;,&quot;title-short&quot;:&quot;The hidden half&quot;,&quot;URL&quot;:&quot;https://onlinelibrary.wiley.com/doi/abs/10.1111/brv.12423&quot;,&quot;volume&quot;:&quot;93&quot;,&quot;author&quot;:[{&quot;family&quot;:&quot;Brandl&quot;,&quot;given&quot;:&quot;Simon J.&quot;},{&quot;family&quot;:&quot;Goatley&quot;,&quot;given&quot;:&quot;Christopher H. R.&quot;},{&quot;family&quot;:&quot;Bellwood&quot;,&quot;given&quot;:&quot;David R.&quot;},{&quot;family&quot;:&quot;Tornabene&quot;,&quot;given&quot;:&quot;Luke&quot;}],&quot;accessed&quot;:{&quot;date-parts&quot;:[[&quot;2019&quot;,12,3]]},&quot;issued&quot;:{&quot;date-parts&quot;:[[&quot;2018&quot;]]}}}],&quot;schema&quot;:&quot;https://github.com/citation-style-language/schema/raw/master/csl-citation.json&quot;} RNDFOtkkR14E7"/>(Brandl et al. 2018)<text:reference-mark-end text:name="ZOTERO_ITEM CSL_CITATION {&quot;citationID&quot;:&quot;Sm3Tdw3k&quot;,&quot;properties&quot;:{&quot;formattedCitation&quot;:&quot;(Brandl et al. 2018)&quot;,&quot;plainCitation&quot;:&quot;(Brandl et al. 2018)&quot;,&quot;noteIndex&quot;:0},&quot;citationItems&quot;:[{&quot;id&quot;:434,&quot;uris&quot;:[&quot;http://zotero.org/users/5871544/items/2BR93HUB&quot;],&quot;uri&quot;:[&quot;http://zotero.org/users/5871544/items/2BR93HUB&quot;],&quot;itemData&quot;:{&quot;id&quot;:434,&quot;type&quot;:&quot;article-journal&quot;,&quot;abstract&quot;:&quot;Teleost fishes are the most diverse group of vertebrates on Earth. On tropical coral reefs, their species richness exceeds 6000 species; one tenth of total vertebrate biodiversity. A large proportion of this diversity is composed of cryptobenthic reef fishes (CRFs): bottom-dwelling, morphologically or behaviourally cryptic species typically less than 50 mm in length. Yet, despite their diversity and abundance, these fishes are both poorly defined and understood. Herein we provide a new quantitative definition and synthesise current knowledge on the diversity, distribution and life history of CRFs. First, we use size distributions within families to define 17 core CRF families as characterised by the high prevalence (&gt;10%) of small-bodied species (&lt;50 mm). This stands in strong contrast to 42 families of large reef fishes, in which virtually no small-bodied species have evolved. We posit that small body size has allowed CRFs to diversify at extremely high rates, primarily by allowing for fine partitioning of microhabitats and facilitation of allopatric reproductive isolation; yet, we are far from understanding and documenting the biodiversity of CRFs. Using rates of description since 1758, we predict that approximately 30 new species of cryptobenthic species will be described per year until 2050 (approximately twice the annual rate compared to large fishes). Furthermore, we predict that by the year 2031, more than half of the described coral reef fish biodiversity will consist of CRFs. These fishes are the ‘hidden half’ of vertebrate biodiversity on coral reefs. Notably, global geographic coverage and spatial resolution of quantitative data on CRF communities is uniformly poor, which further emphasises the remarkable reservoir of biodiversity that is yet to be discovered. Although small body size may have enabled extensive diversification within CRF families, small size also comes with a suite of ecological challenges that affect fishes' capacities to feed, survive and reproduce; we identify a range of life-history adaptations that have enabled CRFs to overcome these limitations. In turn, these adaptations bestow a unique socio-ecological role on CRFs, which includes a key role in coral reef trophodynamics by cycling trophic energy provided by microscopic prey to larger consumers. Although small in body size, the ecology and evolutionary history of CRFs may make them a critical component of coral-reef food webs; yet our review also shows that these fishes are highly susceptible to a variety of anthropogenic disturbances. Understanding the consequences of these changes for CRFs and coral reef ecosystems will require us to shed more light on this frequently overlooked but highly diverse and abundant guild of coral reef fishes.&quot;,&quot;container-title&quot;:&quot;Biological Reviews&quot;,&quot;DOI&quot;:&quot;10.1111/brv.12423&quot;,&quot;ISSN&quot;:&quot;1469-185X&quot;,&quot;issue&quot;:&quot;4&quot;,&quot;language&quot;:&quot;en&quot;,&quot;page&quot;:&quot;1846-1873&quot;,&quot;source&quot;:&quot;Wiley Online Library&quot;,&quot;title&quot;:&quot;The hidden half: ecology and evolution of cryptobenthic fishes on coral reefs&quot;,&quot;title-short&quot;:&quot;The hidden half&quot;,&quot;URL&quot;:&quot;https://onlinelibrary.wiley.com/doi/abs/10.1111/brv.12423&quot;,&quot;volume&quot;:&quot;93&quot;,&quot;author&quot;:[{&quot;family&quot;:&quot;Brandl&quot;,&quot;given&quot;:&quot;Simon J.&quot;},{&quot;family&quot;:&quot;Goatley&quot;,&quot;given&quot;:&quot;Christopher H. R.&quot;},{&quot;family&quot;:&quot;Bellwood&quot;,&quot;given&quot;:&quot;David R.&quot;},{&quot;family&quot;:&quot;Tornabene&quot;,&quot;given&quot;:&quot;Luke&quot;}],&quot;accessed&quot;:{&quot;date-parts&quot;:[[&quot;2019&quot;,12,3]]},&quot;issued&quot;:{&quot;date-parts&quot;:[[&quot;2018&quot;]]}}}],&quot;schema&quot;:&quot;https://github.com/citation-style-language/schema/raw/master/csl-citation.json&quot;} RNDFOtkkR14E7"/></text:p>
      <text:p text:style-name="Standard"/>
      <text:p text:style-name="Standard"><text:reference-mark-start text:name="ZOTERO_ITEM CSL_CITATION {&quot;citationID&quot;:&quot;2h5iEKbN&quot;,&quot;properties&quot;:{&quot;formattedCitation&quot;:&quot;(Grossman et al. 2019)&quot;,&quot;plainCitation&quot;:&quot;(Grossman et al. 2019)&quot;,&quot;noteIndex&quot;:0},&quot;citationItems&quot;:[{&quot;id&quot;:437,&quot;uris&quot;:[&quot;http://zotero.org/users/5871544/items/CE4PKY2J&quot;],&quot;uri&quot;:[&quot;http://zotero.org/users/5871544/items/CE4PKY2J&quot;],&quot;itemData&quot;:{&quot;id&quot;:437,&quot;type&quot;:&quot;article-journal&quot;,&quot;abstract&quot;:&quot;While there is an established and expanding body of literature on population trends of sea turtle nesting females, studies focusing on male sea turtles are only recent (although they have increased over the past 10 yr). Filling this gap is important for understanding sea turtle population dynamics. We provide the first estimates of demographic parameters of adult males from the mixed ground of Rocas Atoll, an important breeding and feeding ground for green turtles in the South Atlantic. Abundance estimates were obtained from a 5 yr mark-recapture effort between 2003 and 2007 using open-population models. Annual abundance estimates varied from 86 to 146, and the total estimated number of males that used the area within the study period was 294 individuals (superpopulation). Differences among estimates indicate a transient pattern (i.e. marked individuals that were never recaptured) and highlight open population dynamics, where there is a mix of transient and resident animals using the area for breeding and/or feeding. Most recaptures occurred in consecutive years or in 2 yr intervals, indicating some level of site fidelity. A similar pattern also influenced apparent survival estimates, with annual survival varying between 0.47 and 0.51 when considering transients and residents, and between 0.78 and 0.80 when considering only residents. It was not possible to evaluate population trends based on the 5 yr mark-recapture data, as robust projections would require 18 yr of monitoring with comparable effort. Therefore, understanding the open dynamic of this population requires a long-term monitoring effort, and is critical for understanding the role of Rocas Atoll in the conservation and management of green turtles in the South Atlantic.&quot;,&quot;container-title&quot;:&quot;Marine Ecology Progress Series&quot;,&quot;DOI&quot;:&quot;10.3354/meps12821&quot;,&quot;ISSN&quot;:&quot;0171-8630, 1616-1599&quot;,&quot;language&quot;:&quot;en&quot;,&quot;page&quot;:&quot;197-207&quot;,&quot;source&quot;:&quot;www.int-res.com&quot;,&quot;title&quot;:&quot;Population parameters of green turtle adult males in the mixed ground of Atol das Rocas, Brazil&quot;,&quot;URL&quot;:&quot;https://www.int-res.com/abstracts/meps/v609/p197-207/&quot;,&quot;volume&quot;:&quot;609&quot;,&quot;author&quot;:[{&quot;family&quot;:&quot;Grossman&quot;,&quot;given&quot;:&quot;Alice&quot;},{&quot;family&quot;:&quot;Daura-Jorge&quot;,&quot;given&quot;:&quot;Fábio G.&quot;},{&quot;family&quot;:&quot;Silva&quot;,&quot;given&quot;:&quot;Maurizélia de Brito&quot;},{&quot;family&quot;:&quot;Longo&quot;,&quot;given&quot;:&quot;Guilherme Ortigara&quot;}],&quot;accessed&quot;:{&quot;date-parts&quot;:[[&quot;2019&quot;,12,3]]},&quot;issued&quot;:{&quot;date-parts&quot;:[[&quot;2019&quot;,1,17]]}}}],&quot;schema&quot;:&quot;https://github.com/citation-style-language/schema/raw/master/csl-citation.json&quot;} RNDLkPcovUHxJ"/>(Grossman et al. 2019)<text:reference-mark-end text:name="ZOTERO_ITEM CSL_CITATION {&quot;citationID&quot;:&quot;2h5iEKbN&quot;,&quot;properties&quot;:{&quot;formattedCitation&quot;:&quot;(Grossman et al. 2019)&quot;,&quot;plainCitation&quot;:&quot;(Grossman et al. 2019)&quot;,&quot;noteIndex&quot;:0},&quot;citationItems&quot;:[{&quot;id&quot;:437,&quot;uris&quot;:[&quot;http://zotero.org/users/5871544/items/CE4PKY2J&quot;],&quot;uri&quot;:[&quot;http://zotero.org/users/5871544/items/CE4PKY2J&quot;],&quot;itemData&quot;:{&quot;id&quot;:437,&quot;type&quot;:&quot;article-journal&quot;,&quot;abstract&quot;:&quot;While there is an established and expanding body of literature on population trends of sea turtle nesting females, studies focusing on male sea turtles are only recent (although they have increased over the past 10 yr). Filling this gap is important for understanding sea turtle population dynamics. We provide the first estimates of demographic parameters of adult males from the mixed ground of Rocas Atoll, an important breeding and feeding ground for green turtles in the South Atlantic. Abundance estimates were obtained from a 5 yr mark-recapture effort between 2003 and 2007 using open-population models. Annual abundance estimates varied from 86 to 146, and the total estimated number of males that used the area within the study period was 294 individuals (superpopulation). Differences among estimates indicate a transient pattern (i.e. marked individuals that were never recaptured) and highlight open population dynamics, where there is a mix of transient and resident animals using the area for breeding and/or feeding. Most recaptures occurred in consecutive years or in 2 yr intervals, indicating some level of site fidelity. A similar pattern also influenced apparent survival estimates, with annual survival varying between 0.47 and 0.51 when considering transients and residents, and between 0.78 and 0.80 when considering only residents. It was not possible to evaluate population trends based on the 5 yr mark-recapture data, as robust projections would require 18 yr of monitoring with comparable effort. Therefore, understanding the open dynamic of this population requires a long-term monitoring effort, and is critical for understanding the role of Rocas Atoll in the conservation and management of green turtles in the South Atlantic.&quot;,&quot;container-title&quot;:&quot;Marine Ecology Progress Series&quot;,&quot;DOI&quot;:&quot;10.3354/meps12821&quot;,&quot;ISSN&quot;:&quot;0171-8630, 1616-1599&quot;,&quot;language&quot;:&quot;en&quot;,&quot;page&quot;:&quot;197-207&quot;,&quot;source&quot;:&quot;www.int-res.com&quot;,&quot;title&quot;:&quot;Population parameters of green turtle adult males in the mixed ground of Atol das Rocas, Brazil&quot;,&quot;URL&quot;:&quot;https://www.int-res.com/abstracts/meps/v609/p197-207/&quot;,&quot;volume&quot;:&quot;609&quot;,&quot;author&quot;:[{&quot;family&quot;:&quot;Grossman&quot;,&quot;given&quot;:&quot;Alice&quot;},{&quot;family&quot;:&quot;Daura-Jorge&quot;,&quot;given&quot;:&quot;Fábio G.&quot;},{&quot;family&quot;:&quot;Silva&quot;,&quot;given&quot;:&quot;Maurizélia de Brito&quot;},{&quot;family&quot;:&quot;Longo&quot;,&quot;given&quot;:&quot;Guilherme Ortigara&quot;}],&quot;accessed&quot;:{&quot;date-parts&quot;:[[&quot;2019&quot;,12,3]]},&quot;issued&quot;:{&quot;date-parts&quot;:[[&quot;2019&quot;,1,17]]}}}],&quot;schema&quot;:&quot;https://github.com/citation-style-language/schema/raw/master/csl-citation.json&quot;} RNDLkPcovUHxJ"/></text:p>
      <text:p text:style-name="Standard"/>
      <text:p text:style-name="Standard"><text:reference-mark-start text:name="ZOTERO_ITEM CSL_CITATION {&quot;citationID&quot;:&quot;p7zAby9J&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bDZZFG8lkW"/><text:span text:style-name="T1">(Araújo et al. 2017)</text:span><text:reference-mark-end text:name="ZOTERO_ITEM CSL_CITATION {&quot;citationID&quot;:&quot;p7zAby9J&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bDZZFG8lkW"/></text:p>
      <text:p text:style-name="Standard"><text:reference-mark-start text:name="ZOTERO_ITEM CSL_CITATION {&quot;citationID&quot;:&quot;dJUvBDte&quot;,&quot;properties&quot;:{&quot;formattedCitation&quot;:&quot;(Dantas et al. 2019)&quot;,&quot;plainCitation&quot;:&quot;(Dantas et al. 2019)&quot;,&quot;noteIndex&quot;:0},&quot;citationItems&quot;:[{&quot;id&quot;:443,&quot;uris&quot;:[&quot;http://zotero.org/users/5871544/items/GX97BUZ5&quot;],&quot;uri&quot;:[&quot;http://zotero.org/users/5871544/items/GX97BUZ5&quot;],&quot;itemData&quot;:{&quot;id&quot;:443,&quot;type&quot;:&quot;webpage&quot;,&quot;genre&quot;:&quot;Text&quot;,&quot;language&quot;:&quot;en&quot;,&quot;note&quot;:&quot;DOI: info:doi/10.5343/bms.2019.0052&quot;,&quot;title&quot;:&quot;The trophic role of Octopus insularis at a pristine tropical atoll in southwest Atlantic: a potential keystone predator?&quot;,&quot;title-short&quot;:&quot;The trophic role of Octopus insularis at a pristine tropical atoll in southwest Atlantic&quot;,&quot;URL&quot;:&quot;https://www.ingentaconnect.com/content/umrsmas/bullmar/pre-prints/content-bms_9543&quot;,&quot;author&quot;:[{&quot;family&quot;:&quot;Dantas&quot;,&quot;given&quot;:&quot;Renato&quot;},{&quot;family&quot;:&quot;Silva Leite&quot;,&quot;given&quot;:&quot;Tatiana&quot;},{&quot;family&quot;:&quot;Queiroz de Albuquerque&quot;,&quot;given&quot;:&quot;Cristiano&quot;}],&quot;accessed&quot;:{&quot;date-parts&quot;:[[&quot;2019&quot;,12,3]]},&quot;issued&quot;:{&quot;date-parts&quot;:[[&quot;2019&quot;,10]]}}}],&quot;schema&quot;:&quot;https://github.com/citation-style-language/schema/raw/master/csl-citation.json&quot;} RNDLKTmNynZXv"/>(Dantas et al. 2019)<text:reference-mark-end text:name="ZOTERO_ITEM CSL_CITATION {&quot;citationID&quot;:&quot;dJUvBDte&quot;,&quot;properties&quot;:{&quot;formattedCitation&quot;:&quot;(Dantas et al. 2019)&quot;,&quot;plainCitation&quot;:&quot;(Dantas et al. 2019)&quot;,&quot;noteIndex&quot;:0},&quot;citationItems&quot;:[{&quot;id&quot;:443,&quot;uris&quot;:[&quot;http://zotero.org/users/5871544/items/GX97BUZ5&quot;],&quot;uri&quot;:[&quot;http://zotero.org/users/5871544/items/GX97BUZ5&quot;],&quot;itemData&quot;:{&quot;id&quot;:443,&quot;type&quot;:&quot;webpage&quot;,&quot;genre&quot;:&quot;Text&quot;,&quot;language&quot;:&quot;en&quot;,&quot;note&quot;:&quot;DOI: info:doi/10.5343/bms.2019.0052&quot;,&quot;title&quot;:&quot;The trophic role of Octopus insularis at a pristine tropical atoll in southwest Atlantic: a potential keystone predator?&quot;,&quot;title-short&quot;:&quot;The trophic role of Octopus insularis at a pristine tropical atoll in southwest Atlantic&quot;,&quot;URL&quot;:&quot;https://www.ingentaconnect.com/content/umrsmas/bullmar/pre-prints/content-bms_9543&quot;,&quot;author&quot;:[{&quot;family&quot;:&quot;Dantas&quot;,&quot;given&quot;:&quot;Renato&quot;},{&quot;family&quot;:&quot;Silva Leite&quot;,&quot;given&quot;:&quot;Tatiana&quot;},{&quot;family&quot;:&quot;Queiroz de Albuquerque&quot;,&quot;given&quot;:&quot;Cristiano&quot;}],&quot;accessed&quot;:{&quot;date-parts&quot;:[[&quot;2019&quot;,12,3]]},&quot;issued&quot;:{&quot;date-parts&quot;:[[&quot;2019&quot;,10]]}}}],&quot;schema&quot;:&quot;https://github.com/citation-style-language/schema/raw/master/csl-citation.json&quot;} RNDLKTmNynZXv"/> <text:span text:style-name="T3">octopus DIET</text:span></text:p>
      <text:p text:style-name="Standard"><text:reference-mark-start text:name="ZOTERO_ITEM CSL_CITATION {&quot;citationID&quot;:&quot;q8xspSMN&quot;,&quot;properties&quot;:{&quot;formattedCitation&quot;:&quot;(Bouth et al. 2011)&quot;,&quot;plainCitation&quot;:&quot;(Bouth et al. 2011)&quot;,&quot;noteIndex&quot;:0},&quot;citationItems&quot;:[{&quot;id&quot;:445,&quot;uris&quot;:[&quot;http://zotero.org/users/5871544/items/SB64I5LA&quot;],&quot;uri&quot;:[&quot;http://zotero.org/users/5871544/items/SB64I5LA&quot;],&quot;itemData&quot;:{&quot;id&quot;:445,&quot;type&quot;:&quot;article-journal&quot;,&quot;container-title&quot;:&quot;Zoologia (Curitiba)&quot;,&quot;DOI&quot;:&quot;10.1590/S1984-46702011000100007&quot;,&quot;ISSN&quot;:&quot;1984-4670&quot;,&quot;issue&quot;:&quot;1&quot;,&quot;language&quot;:&quot;en&quot;,&quot;page&quot;:&quot;45-52&quot;,&quot;source&quot;:&quot;SciELO&quot;,&quot;title&quot;:&quot;Atol das Rocas: an oasis for Octopus insularis juveniles (Cephalopoda: Octopodidae)&quot;,&quot;title-short&quot;:&quot;Atol das Rocas&quot;,&quot;URL&quot;:&quot;http://www.scielo.br/scielo.php?script=sci_abstract&amp;pid=S1984-46702011000100007&amp;lng=en&amp;nrm=iso&amp;tlng=en&quot;,&quot;volume&quot;:&quot;28&quot;,&quot;author&quot;:[{&quot;family&quot;:&quot;Bouth&quot;,&quot;given&quot;:&quot;Helena F.&quot;},{&quot;family&quot;:&quot;Leite&quot;,&quot;given&quot;:&quot;Tatiana S.&quot;},{&quot;family&quot;:&quot;Lima&quot;,&quot;given&quot;:&quot;Françoise D.&quot;,&quot;dropping-particle&quot;:&quot;de&quot;},{&quot;family&quot;:&quot;Oliveira&quot;,&quot;given&quot;:&quot;Jorge E. Lins&quot;}],&quot;accessed&quot;:{&quot;date-parts&quot;:[[&quot;2019&quot;,12,3]]},&quot;issued&quot;:{&quot;date-parts&quot;:[[&quot;2011&quot;,2]]}}}],&quot;schema&quot;:&quot;https://github.com/citation-style-language/schema/raw/master/csl-citation.json&quot;} RNDC7z9tI5RCd"/>(Bouth et al. 2011)<text:reference-mark-end text:name="ZOTERO_ITEM CSL_CITATION {&quot;citationID&quot;:&quot;q8xspSMN&quot;,&quot;properties&quot;:{&quot;formattedCitation&quot;:&quot;(Bouth et al. 2011)&quot;,&quot;plainCitation&quot;:&quot;(Bouth et al. 2011)&quot;,&quot;noteIndex&quot;:0},&quot;citationItems&quot;:[{&quot;id&quot;:445,&quot;uris&quot;:[&quot;http://zotero.org/users/5871544/items/SB64I5LA&quot;],&quot;uri&quot;:[&quot;http://zotero.org/users/5871544/items/SB64I5LA&quot;],&quot;itemData&quot;:{&quot;id&quot;:445,&quot;type&quot;:&quot;article-journal&quot;,&quot;container-title&quot;:&quot;Zoologia (Curitiba)&quot;,&quot;DOI&quot;:&quot;10.1590/S1984-46702011000100007&quot;,&quot;ISSN&quot;:&quot;1984-4670&quot;,&quot;issue&quot;:&quot;1&quot;,&quot;language&quot;:&quot;en&quot;,&quot;page&quot;:&quot;45-52&quot;,&quot;source&quot;:&quot;SciELO&quot;,&quot;title&quot;:&quot;Atol das Rocas: an oasis for Octopus insularis juveniles (Cephalopoda: Octopodidae)&quot;,&quot;title-short&quot;:&quot;Atol das Rocas&quot;,&quot;URL&quot;:&quot;http://www.scielo.br/scielo.php?script=sci_abstract&amp;pid=S1984-46702011000100007&amp;lng=en&amp;nrm=iso&amp;tlng=en&quot;,&quot;volume&quot;:&quot;28&quot;,&quot;author&quot;:[{&quot;family&quot;:&quot;Bouth&quot;,&quot;given&quot;:&quot;Helena F.&quot;},{&quot;family&quot;:&quot;Leite&quot;,&quot;given&quot;:&quot;Tatiana S.&quot;},{&quot;family&quot;:&quot;Lima&quot;,&quot;given&quot;:&quot;Françoise D.&quot;,&quot;dropping-particle&quot;:&quot;de&quot;},{&quot;family&quot;:&quot;Oliveira&quot;,&quot;given&quot;:&quot;Jorge E. Lins&quot;}],&quot;accessed&quot;:{&quot;date-parts&quot;:[[&quot;2019&quot;,12,3]]},&quot;issued&quot;:{&quot;date-parts&quot;:[[&quot;2011&quot;,2]]}}}],&quot;schema&quot;:&quot;https://github.com/citation-style-language/schema/raw/master/csl-citation.json&quot;} RNDC7z9tI5RCd"/> <text:s/><text:span text:style-name="T4">octopus B</text:span></text:p>
      <text:p text:style-name="Standard"/>
      <text:p text:style-name="P2"><text:span text:style-name="T5">lobster diet </text:span><text:reference-mark-start text:name="ZOTERO_ITEM CSL_CITATION {&quot;citationID&quot;:&quot;rAjeAx8L&quot;,&quot;properties&quot;:{&quot;formattedCitation&quot;:&quot;(G\\uc0\\u243{}es and Lins-Oliveira 2009; Higgs et al. 2016)&quot;,&quot;plainCitation&quot;:&quot;(Góes and Lins-Oliveira 2009; Higgs et al. 2016)&quot;,&quot;noteIndex&quot;:0},&quot;citationItems&quot;:[{&quot;id&quot;:448,&quot;uris&quot;:[&quot;http://zotero.org/users/5871544/items/A268X5QY&quot;],&quot;uri&quot;:[&quot;http://zotero.org/users/5871544/items/A268X5QY&quot;],&quot;itemData&quot;:{&quot;id&quot;:448,&quot;type&quot;:&quot;article-journal&quot;,&quot;container-title&quot;:&quot;Brazilian Journal of Biology&quot;,&quot;DOI&quot;:&quot;10.1590/S1519-69842009000100018&quot;,&quot;ISSN&quot;:&quot;1519-6984&quot;,&quot;issue&quot;:&quot;1&quot;,&quot;language&quot;:&quot;en&quot;,&quot;page&quot;:&quot;143-148&quot;,&quot;source&quot;:&quot;SciELO&quot;,&quot;title&quot;:&quot;Natural diet of the spiny lobster, Panulirus echinatus Smith, 1869 (Crustacea: Decapoda: Palinuridae), from São Pedro and São Paulo Archipelago, Brazil&quot;,&quot;title-short&quot;:&quot;Natural diet of the spiny lobster, Panulirus echinatus Smith, 1869 (Crustacea&quot;,&quot;URL&quot;:&quot;http://www.scielo.br/scielo.php?script=sci_abstract&amp;pid=S1519-69842009000100018&amp;lng=en&amp;nrm=iso&amp;tlng=en&quot;,&quot;volume&quot;:&quot;69&quot;,&quot;author&quot;:[{&quot;family&quot;:&quot;Góes&quot;,&quot;given&quot;:&quot;C. A.&quot;},{&quot;family&quot;:&quot;Lins-Oliveira&quot;,&quot;given&quot;:&quot;J. E.&quot;}],&quot;accessed&quot;:{&quot;date-parts&quot;:[[&quot;2019&quot;,12,3]]},&quot;issued&quot;:{&quot;date-parts&quot;:[[&quot;2009&quot;,2]]}}},{&quot;id&quot;:452,&quot;uris&quot;:[&quot;http://zotero.org/users/5871544/items/MWZ2F5TU&quot;],&quot;uri&quot;:[&quot;http://zotero.org/users/5871544/items/MWZ2F5TU&quot;],&quot;itemData&quot;:{&quot;id&quot;:452,&quot;type&quot;:&quot;article-journal&quot;,&quot;abstract&quot;:&quot;The Caribbean spiny lobster, Panulirus argus, is one of the most valuable ﬁsheries commodities in the Central American region, directly employing 50,000 people and generating &gt;US$450 million per year [1]. This industry is particularly important to small island states such as The Bahamas, which exports more lobster than any other country in the region [1]. Several factors contribute to this disproportionally high productivity, principally the extensive shallowwater banks covered in seagrass meadows [2], where ﬁshermen deploy artiﬁcial shelters for the lobsters to supplement scarce reef habitat [3]. The surrounding seabed communities are dominated by lucinid bivalve mollusks that live among the seagrass root system [4, 5]. These clams host chemoautotrophic bacterial symbionts in their gills that synthesize organic matter using reduced sulfur compounds, providing nutrition to their hosts [6]. Recent studies have highlighted the important role of the lucinid clam symbiosis in maintaining the health and productivity of seagrass ecosystems [7, 8], but their biomass also represents a potentially abundant, but as yet unquantiﬁed, food source to benthic predators [9]. Here we undertake the ﬁrst analysis of Caribbean spiny lobster diet using a stable isotope approach (carbon, nitrogen, and sulfur) and show that a signiﬁcant portion of their food ($20% on average) is obtained from chemosynthetic primary production in the form of lucinid clams. This nutritional pathway was previously unrecognized in the spiny lobster’s diet, and these results are the ﬁrst empirical evidence that chemosynthetic primary production contributes to the productivity of commercial ﬁsheries stocks.&quot;,&quot;container-title&quot;:&quot;Current Biology&quot;,&quot;DOI&quot;:&quot;10.1016/j.cub.2016.10.034&quot;,&quot;ISSN&quot;:&quot;09609822&quot;,&quot;issue&quot;:&quot;24&quot;,&quot;journalAbbreviation&quot;:&quot;Current Biology&quot;,&quot;language&quot;:&quot;en&quot;,&quot;page&quot;:&quot;3393-3398&quot;,&quot;source&quot;:&quot;DOI.org (Crossref)&quot;,&quot;title&quot;:&quot;Caribbean Spiny Lobster Fishery Is Underpinned by Trophic Subsidies from Chemosynthetic Primary Production&quot;,&quot;URL&quot;:&quot;https://linkinghub.elsevier.com/retrieve/pii/S096098221631260X&quot;,&quot;volume&quot;:&quot;26&quot;,&quot;author&quot;:[{&quot;family&quot;:&quot;Higgs&quot;,&quot;given&quot;:&quot;Nicholas D.&quot;},{&quot;family&quot;:&quot;Newton&quot;,&quot;given&quot;:&quot;Jason&quot;},{&quot;family&quot;:&quot;Attrill&quot;,&quot;given&quot;:&quot;Martin J.&quot;}],&quot;accessed&quot;:{&quot;date-parts&quot;:[[&quot;2019&quot;,12,3]]},&quot;issued&quot;:{&quot;date-parts&quot;:[[&quot;2016&quot;,12]]}}}],&quot;schema&quot;:&quot;https://github.com/citation-style-language/schema/raw/master/csl-citation.json&quot;} RNDwzaryZLLdG"/><text:span text:style-name="T1">(Góes and Lins-Oliveira 2009; Higgs et al. 2016)</text:span><text:reference-mark-end text:name="ZOTERO_ITEM CSL_CITATION {&quot;citationID&quot;:&quot;rAjeAx8L&quot;,&quot;properties&quot;:{&quot;formattedCitation&quot;:&quot;(G\\uc0\\u243{}es and Lins-Oliveira 2009; Higgs et al. 2016)&quot;,&quot;plainCitation&quot;:&quot;(Góes and Lins-Oliveira 2009; Higgs et al. 2016)&quot;,&quot;noteIndex&quot;:0},&quot;citationItems&quot;:[{&quot;id&quot;:448,&quot;uris&quot;:[&quot;http://zotero.org/users/5871544/items/A268X5QY&quot;],&quot;uri&quot;:[&quot;http://zotero.org/users/5871544/items/A268X5QY&quot;],&quot;itemData&quot;:{&quot;id&quot;:448,&quot;type&quot;:&quot;article-journal&quot;,&quot;container-title&quot;:&quot;Brazilian Journal of Biology&quot;,&quot;DOI&quot;:&quot;10.1590/S1519-69842009000100018&quot;,&quot;ISSN&quot;:&quot;1519-6984&quot;,&quot;issue&quot;:&quot;1&quot;,&quot;language&quot;:&quot;en&quot;,&quot;page&quot;:&quot;143-148&quot;,&quot;source&quot;:&quot;SciELO&quot;,&quot;title&quot;:&quot;Natural diet of the spiny lobster, Panulirus echinatus Smith, 1869 (Crustacea: Decapoda: Palinuridae), from São Pedro and São Paulo Archipelago, Brazil&quot;,&quot;title-short&quot;:&quot;Natural diet of the spiny lobster, Panulirus echinatus Smith, 1869 (Crustacea&quot;,&quot;URL&quot;:&quot;http://www.scielo.br/scielo.php?script=sci_abstract&amp;pid=S1519-69842009000100018&amp;lng=en&amp;nrm=iso&amp;tlng=en&quot;,&quot;volume&quot;:&quot;69&quot;,&quot;author&quot;:[{&quot;family&quot;:&quot;Góes&quot;,&quot;given&quot;:&quot;C. A.&quot;},{&quot;family&quot;:&quot;Lins-Oliveira&quot;,&quot;given&quot;:&quot;J. E.&quot;}],&quot;accessed&quot;:{&quot;date-parts&quot;:[[&quot;2019&quot;,12,3]]},&quot;issued&quot;:{&quot;date-parts&quot;:[[&quot;2009&quot;,2]]}}},{&quot;id&quot;:452,&quot;uris&quot;:[&quot;http://zotero.org/users/5871544/items/MWZ2F5TU&quot;],&quot;uri&quot;:[&quot;http://zotero.org/users/5871544/items/MWZ2F5TU&quot;],&quot;itemData&quot;:{&quot;id&quot;:452,&quot;type&quot;:&quot;article-journal&quot;,&quot;abstract&quot;:&quot;The Caribbean spiny lobster, Panulirus argus, is one of the most valuable ﬁsheries commodities in the Central American region, directly employing 50,000 people and generating &gt;US$450 million per year [1]. This industry is particularly important to small island states such as The Bahamas, which exports more lobster than any other country in the region [1]. Several factors contribute to this disproportionally high productivity, principally the extensive shallowwater banks covered in seagrass meadows [2], where ﬁshermen deploy artiﬁcial shelters for the lobsters to supplement scarce reef habitat [3]. The surrounding seabed communities are dominated by lucinid bivalve mollusks that live among the seagrass root system [4, 5]. These clams host chemoautotrophic bacterial symbionts in their gills that synthesize organic matter using reduced sulfur compounds, providing nutrition to their hosts [6]. Recent studies have highlighted the important role of the lucinid clam symbiosis in maintaining the health and productivity of seagrass ecosystems [7, 8], but their biomass also represents a potentially abundant, but as yet unquantiﬁed, food source to benthic predators [9]. Here we undertake the ﬁrst analysis of Caribbean spiny lobster diet using a stable isotope approach (carbon, nitrogen, and sulfur) and show that a signiﬁcant portion of their food ($20% on average) is obtained from chemosynthetic primary production in the form of lucinid clams. This nutritional pathway was previously unrecognized in the spiny lobster’s diet, and these results are the ﬁrst empirical evidence that chemosynthetic primary production contributes to the productivity of commercial ﬁsheries stocks.&quot;,&quot;container-title&quot;:&quot;Current Biology&quot;,&quot;DOI&quot;:&quot;10.1016/j.cub.2016.10.034&quot;,&quot;ISSN&quot;:&quot;09609822&quot;,&quot;issue&quot;:&quot;24&quot;,&quot;journalAbbreviation&quot;:&quot;Current Biology&quot;,&quot;language&quot;:&quot;en&quot;,&quot;page&quot;:&quot;3393-3398&quot;,&quot;source&quot;:&quot;DOI.org (Crossref)&quot;,&quot;title&quot;:&quot;Caribbean Spiny Lobster Fishery Is Underpinned by Trophic Subsidies from Chemosynthetic Primary Production&quot;,&quot;URL&quot;:&quot;https://linkinghub.elsevier.com/retrieve/pii/S096098221631260X&quot;,&quot;volume&quot;:&quot;26&quot;,&quot;author&quot;:[{&quot;family&quot;:&quot;Higgs&quot;,&quot;given&quot;:&quot;Nicholas D.&quot;},{&quot;family&quot;:&quot;Newton&quot;,&quot;given&quot;:&quot;Jason&quot;},{&quot;family&quot;:&quot;Attrill&quot;,&quot;given&quot;:&quot;Martin J.&quot;}],&quot;accessed&quot;:{&quot;date-parts&quot;:[[&quot;2019&quot;,12,3]]},&quot;issued&quot;:{&quot;date-parts&quot;:[[&quot;2016&quot;,12]]}}}],&quot;schema&quot;:&quot;https://github.com/citation-style-language/schema/raw/master/csl-citation.json&quot;} RNDwzaryZLLdG"/></text:p>
      <text:p text:style-name="Standard"/>
      <text:p text:style-name="Standard"><text:span text:style-name="T6">lobster biomass </text:span><text:reference-mark-start text:name="ZOTERO_ITEM CSL_CITATION {&quot;citationID&quot;:&quot;su3IoZiG&quot;,&quot;properties&quot;:{&quot;formattedCitation&quot;:&quot;(Gaeta 2014)&quot;,&quot;plainCitation&quot;:&quot;(Gaeta 2014)&quot;,&quot;noteIndex&quot;:0},&quot;citationItems&quot;:[{&quot;id&quot;:455,&quot;uris&quot;:[&quot;http://zotero.org/users/5871544/items/TMZ3VYY8&quot;],&quot;uri&quot;:[&quot;http://zotero.org/users/5871544/items/TMZ3VYY8&quot;],&quot;itemData&quot;:{&quot;id&quot;:455,&quot;type&quot;:&quot;thesis&quot;,&quot;event-place&quot;:&quot;Fortaleza, Brazil&quot;,&quot;genre&quot;:&quot;Master thesis&quot;,&quot;language&quot;:&quot;Portuguese&quot;,&quot;number-of-pages&quot;:&quot;59&quot;,&quot;publisher&quot;:&quot;Federal University of Ceará&quot;,&quot;publisher-place&quot;:&quot;Fortaleza, Brazil&quot;,&quot;title&quot;:&quot;Comportamento ecologico das populaçoes de lagosta do Atol das Rocas&quot;,&quot;URL&quot;:&quot;http://www.repositorio.ufc.br/bitstream/riufc/11373/1/2014_dis_jdecgaeta.pdf&quot;,&quot;author&quot;:[{&quot;family&quot;:&quot;Gaeta&quot;,&quot;given&quot;:&quot;Juliana&quot;}],&quot;issued&quot;:{&quot;date-parts&quot;:[[&quot;2014&quot;]]}}}],&quot;schema&quot;:&quot;https://github.com/citation-style-language/schema/raw/master/csl-citation.json&quot;} RNDOLy3SmDw1f"/><text:span text:style-name="T6">(Gaeta 2014)</text:span><text:reference-mark-end text:name="ZOTERO_ITEM CSL_CITATION {&quot;citationID&quot;:&quot;su3IoZiG&quot;,&quot;properties&quot;:{&quot;formattedCitation&quot;:&quot;(Gaeta 2014)&quot;,&quot;plainCitation&quot;:&quot;(Gaeta 2014)&quot;,&quot;noteIndex&quot;:0},&quot;citationItems&quot;:[{&quot;id&quot;:455,&quot;uris&quot;:[&quot;http://zotero.org/users/5871544/items/TMZ3VYY8&quot;],&quot;uri&quot;:[&quot;http://zotero.org/users/5871544/items/TMZ3VYY8&quot;],&quot;itemData&quot;:{&quot;id&quot;:455,&quot;type&quot;:&quot;thesis&quot;,&quot;event-place&quot;:&quot;Fortaleza, Brazil&quot;,&quot;genre&quot;:&quot;Master thesis&quot;,&quot;language&quot;:&quot;Portuguese&quot;,&quot;number-of-pages&quot;:&quot;59&quot;,&quot;publisher&quot;:&quot;Federal University of Ceará&quot;,&quot;publisher-place&quot;:&quot;Fortaleza, Brazil&quot;,&quot;title&quot;:&quot;Comportamento ecologico das populaçoes de lagosta do Atol das Rocas&quot;,&quot;URL&quot;:&quot;http://www.repositorio.ufc.br/bitstream/riufc/11373/1/2014_dis_jdecgaeta.pdf&quot;,&quot;author&quot;:[{&quot;family&quot;:&quot;Gaeta&quot;,&quot;given&quot;:&quot;Juliana&quot;}],&quot;issued&quot;:{&quot;date-parts&quot;:[[&quot;2014&quot;]]}}}],&quot;schema&quot;:&quot;https://github.com/citation-style-language/schema/raw/master/csl-citation.json&quot;} RNDOLy3SmDw1f"/></text:p>
      <text:p text:style-name="Standard"/>
      <text:p text:style-name="Standard"><text:reference-mark-start text:name="ZOTERO_ITEM CSL_CITATION {&quot;citationID&quot;:&quot;Jm0m4HR7&quot;,&quot;properties&quot;:{&quot;formattedCitation&quot;:&quot;(Netto et al. 2003)&quot;,&quot;plainCitation&quot;:&quot;(Netto et al. 2003)&quot;,&quot;noteIndex&quot;:0},&quot;citationItems&quot;:[{&quot;id&quot;:459,&quot;uris&quot;:[&quot;http://zotero.org/users/5871544/items/LY79BTC2&quot;],&quot;uri&quot;:[&quot;http://zotero.org/users/5871544/items/LY79BTC2&quot;],&quot;itemData&quot;:{&quot;id&quot;:459,&quot;type&quot;:&quot;article-journal&quot;,&quot;abstract&quot;:&quot;The composition of meiobenthic and macrobenthic communities between different intertidal reef-flat pools on Rocas Atoll (South Atlantic) was compared, and related to properties of the carbonate sediments and patterns of reef growth. Both univariate and multivariate statistical analyses showed that the reef height and size influenced the properties of the reef-derived sediments and were correlated with the composition and abundance of the benthic fauna in the intertidal pools. The temperature and the salinity between Rocas tidal flat reef pools did not vary significantly, despite the differences in size, exposure degree and elevation, suggesting that percolation through the porous lime body of the reef and/or the connection between the tidal pools and seawater by blowholes have a significant effect on the tidal pools. The major asymmetry in the reef topography of Rocas Atoll was observed between the leeward and windward reefs, which paralleled the largest changes in sediment properties and faunal structure inside intertidal reef pools. Sediments from the tidal pools located in the windward side of the atoll were significantly finer, the organic content higher and the benthic fauna more abundant and diverse. The results of this study suggest that significant changes in the sediment properties and benthic community structure between the intertidal reef-flat pools of Rocas Atoll may be primarily conditioned by different patterns in reef growth.&quot;,&quot;container-title&quot;:&quot;Journal of the Marine Biological Association of the United Kingdom&quot;,&quot;DOI&quot;:&quot;10.1017/S0025315403007288h&quot;,&quot;ISSN&quot;:&quot;1469-7769, 0025-3154&quot;,&quot;issue&quot;:&quot;2&quot;,&quot;language&quot;:&quot;en&quot;,&quot;page&quot;:&quot;425-432&quot;,&quot;source&quot;:&quot;Cambridge Core&quot;,&quot;title&quot;:&quot;The relationship between benthic fauna, carbonate sediments and reef morphology in reef-flat tidal pools of Rocas Atoll (north-east Brazil)&quot;,&quot;URL&quot;:&quot;https://www.cambridge.org/core/journals/journal-of-the-marine-biological-association-of-the-united-kingdom/article/relationship-between-benthic-fauna-carbonate-sediments-and-reef-morphology-in-reefflat-tidal-pools-of-rocas-atoll-northeast-brazil/79B773BDF8851F65CB6541C35402FFB3&quot;,&quot;volume&quot;:&quot;83&quot;,&quot;author&quot;:[{&quot;family&quot;:&quot;Netto&quot;,&quot;given&quot;:&quot;Sérgio A.&quot;},{&quot;family&quot;:&quot;Attrill&quot;,&quot;given&quot;:&quot;Martin J.&quot;},{&quot;family&quot;:&quot;Warwick&quot;,&quot;given&quot;:&quot;Richard M.&quot;}],&quot;accessed&quot;:{&quot;date-parts&quot;:[[&quot;2019&quot;,12,3]]},&quot;issued&quot;:{&quot;date-parts&quot;:[[&quot;2003&quot;,4]]}}}],&quot;schema&quot;:&quot;https://github.com/citation-style-language/schema/raw/master/csl-citation.json&quot;} RNDbjqY2hORum"/>(Netto et al. 2003)<text:reference-mark-end text:name="ZOTERO_ITEM CSL_CITATION {&quot;citationID&quot;:&quot;Jm0m4HR7&quot;,&quot;properties&quot;:{&quot;formattedCitation&quot;:&quot;(Netto et al. 2003)&quot;,&quot;plainCitation&quot;:&quot;(Netto et al. 2003)&quot;,&quot;noteIndex&quot;:0},&quot;citationItems&quot;:[{&quot;id&quot;:459,&quot;uris&quot;:[&quot;http://zotero.org/users/5871544/items/LY79BTC2&quot;],&quot;uri&quot;:[&quot;http://zotero.org/users/5871544/items/LY79BTC2&quot;],&quot;itemData&quot;:{&quot;id&quot;:459,&quot;type&quot;:&quot;article-journal&quot;,&quot;abstract&quot;:&quot;The composition of meiobenthic and macrobenthic communities between different intertidal reef-flat pools on Rocas Atoll (South Atlantic) was compared, and related to properties of the carbonate sediments and patterns of reef growth. Both univariate and multivariate statistical analyses showed that the reef height and size influenced the properties of the reef-derived sediments and were correlated with the composition and abundance of the benthic fauna in the intertidal pools. The temperature and the salinity between Rocas tidal flat reef pools did not vary significantly, despite the differences in size, exposure degree and elevation, suggesting that percolation through the porous lime body of the reef and/or the connection between the tidal pools and seawater by blowholes have a significant effect on the tidal pools. The major asymmetry in the reef topography of Rocas Atoll was observed between the leeward and windward reefs, which paralleled the largest changes in sediment properties and faunal structure inside intertidal reef pools. Sediments from the tidal pools located in the windward side of the atoll were significantly finer, the organic content higher and the benthic fauna more abundant and diverse. The results of this study suggest that significant changes in the sediment properties and benthic community structure between the intertidal reef-flat pools of Rocas Atoll may be primarily conditioned by different patterns in reef growth.&quot;,&quot;container-title&quot;:&quot;Journal of the Marine Biological Association of the United Kingdom&quot;,&quot;DOI&quot;:&quot;10.1017/S0025315403007288h&quot;,&quot;ISSN&quot;:&quot;1469-7769, 0025-3154&quot;,&quot;issue&quot;:&quot;2&quot;,&quot;language&quot;:&quot;en&quot;,&quot;page&quot;:&quot;425-432&quot;,&quot;source&quot;:&quot;Cambridge Core&quot;,&quot;title&quot;:&quot;The relationship between benthic fauna, carbonate sediments and reef morphology in reef-flat tidal pools of Rocas Atoll (north-east Brazil)&quot;,&quot;URL&quot;:&quot;https://www.cambridge.org/core/journals/journal-of-the-marine-biological-association-of-the-united-kingdom/article/relationship-between-benthic-fauna-carbonate-sediments-and-reef-morphology-in-reefflat-tidal-pools-of-rocas-atoll-northeast-brazil/79B773BDF8851F65CB6541C35402FFB3&quot;,&quot;volume&quot;:&quot;83&quot;,&quot;author&quot;:[{&quot;family&quot;:&quot;Netto&quot;,&quot;given&quot;:&quot;Sérgio A.&quot;},{&quot;family&quot;:&quot;Attrill&quot;,&quot;given&quot;:&quot;Martin J.&quot;},{&quot;family&quot;:&quot;Warwick&quot;,&quot;given&quot;:&quot;Richard M.&quot;}],&quot;accessed&quot;:{&quot;date-parts&quot;:[[&quot;2019&quot;,12,3]]},&quot;issued&quot;:{&quot;date-parts&quot;:[[&quot;2003&quot;,4]]}}}],&quot;schema&quot;:&quot;https://github.com/citation-style-language/schema/raw/master/csl-citation.json&quot;} RNDbjqY2hORum"/></text:p>
      <text:p text:style-name="Standard"/>
      <text:p text:style-name="Standard"><text:reference-mark-start text:name="ZOTERO_ITEM CSL_CITATION {&quot;citationID&quot;:&quot;YMu2xJ8C&quot;,&quot;properties&quot;:{&quot;formattedCitation&quot;:&quot;(Morato et al. 2016)&quot;,&quot;plainCitation&quot;:&quot;(Morato et al. 2016)&quot;,&quot;noteIndex&quot;:0},&quot;citationItems&quot;:[{&quot;id&quot;:462,&quot;uris&quot;:[&quot;http://zotero.org/users/5871544/items/3TGZQ9W9&quot;],&quot;uri&quot;:[&quot;http://zotero.org/users/5871544/items/3TGZQ9W9&quot;],&quot;itemData&quot;:{&quot;id&quot;:462,&quot;type&quot;:&quot;article-journal&quot;,&quot;abstract&quot;:&quot;The Marine Strategy Framework Directive intends to adopt ecosystem-based management for resources, biodiversity and habitats that puts emphasis on maintaining the health of the ecosystem alongside appropriate human use of the marine environment, for the benefit of current and future generations. Within the overall framework of ecosystem-based management, ecosystem models are tools to evaluate and gain insights in ecosystem properties. The low data availability and complexity of modelling deep-water ecosystems has limited the application of ecosystem models to few deep-water ecosystems. Here, we aim to develop an ecosystem model for the deep-sea and open ocean in the Azores exclusive economic zone with the overarching objective of characterising the food-web and ecosystem structure of the ecosystem. An ecosystem model with 45 functional groups, including a detritus group, two primary producer groups, eight invertebrate groups, 29 fish groups, three marine mammal groups, a turtle and a seabird group was built. Overall data quality measured by the pedigree index was estimated to be higher than the mean value of all published models. Therefore, the model was built with source data of an overall reasonable quality, especially considering the normally low data availability for deep-sea ecosystems. The total biomass (excluding detritus) of the modelled ecosystem for the whole area was calculated as 24.7 t km-². The mean trophic level for the total marine catch of the Azores was estimated to be 3.95, similar to the trophic level of the bathypelagic and medium-size pelagic fish. Trophic levels for the different functional groups were estimated to be similar to those obtained with stable isotopes and stomach contents analyses, with some exceptions on both ends of the trophic spectra. Omnivory indices were in general low, indicating prey speciation for the majority of the groups. Cephalopods, pelagic sharks and toothed whales were identified as groups with key ecological roles in the ecosystem. Due to concerns on the use of ecosystem models with low confidence in exploring management decisions and ecological theories, the current version of this model should only be use with caution until biomass estimates are validated with survey data or the model is fitted to time&quot;,&quot;container-title&quot;:&quot;Frontiers in Marine Science&quot;,&quot;DOI&quot;:&quot;10.3389/fmars.2016.00245&quot;,&quot;ISSN&quot;:&quot;2296-7745&quot;,&quot;journalAbbreviation&quot;:&quot;Front. Mar. Sci.&quot;,&quot;language&quot;:&quot;English&quot;,&quot;source&quot;:&quot;Frontiers&quot;,&quot;title&quot;:&quot;Food-Web and Ecosystem Structure of the Open-Ocean and Deep-Sea Environments of the Azores, NE Atlantic&quot;,&quot;URL&quot;:&quot;https://www.frontiersin.org/articles/10.3389/fmars.2016.00245/full&quot;,&quot;volume&quot;:&quot;3&quot;,&quot;author&quot;:[{&quot;family&quot;:&quot;Morato&quot;,&quot;given&quot;:&quot;Telmo&quot;},{&quot;family&quot;:&quot;Lemey&quot;,&quot;given&quot;:&quot;Emile&quot;},{&quot;family&quot;:&quot;Menezes&quot;,&quot;given&quot;:&quot;Gui&quot;},{&quot;family&quot;:&quot;Pham&quot;,&quot;given&quot;:&quot;Christopher K.&quot;},{&quot;family&quot;:&quot;Brito&quot;,&quot;given&quot;:&quot;Joana&quot;},{&quot;family&quot;:&quot;Soszynski&quot;,&quot;given&quot;:&quot;Ambre&quot;},{&quot;family&quot;:&quot;Pitcher&quot;,&quot;given&quot;:&quot;Tony J.&quot;},{&quot;family&quot;:&quot;Heymans&quot;,&quot;given&quot;:&quot;Johanna J.&quot;}],&quot;accessed&quot;:{&quot;date-parts&quot;:[[&quot;2019&quot;,12,4]]},&quot;issued&quot;:{&quot;date-parts&quot;:[[&quot;2016&quot;]]}}}],&quot;schema&quot;:&quot;https://github.com/citation-style-language/schema/raw/master/csl-citation.json&quot;} RNDQnbJ2wadkS"/>(Morato et al. 2016)<text:reference-mark-end text:name="ZOTERO_ITEM CSL_CITATION {&quot;citationID&quot;:&quot;YMu2xJ8C&quot;,&quot;properties&quot;:{&quot;formattedCitation&quot;:&quot;(Morato et al. 2016)&quot;,&quot;plainCitation&quot;:&quot;(Morato et al. 2016)&quot;,&quot;noteIndex&quot;:0},&quot;citationItems&quot;:[{&quot;id&quot;:462,&quot;uris&quot;:[&quot;http://zotero.org/users/5871544/items/3TGZQ9W9&quot;],&quot;uri&quot;:[&quot;http://zotero.org/users/5871544/items/3TGZQ9W9&quot;],&quot;itemData&quot;:{&quot;id&quot;:462,&quot;type&quot;:&quot;article-journal&quot;,&quot;abstract&quot;:&quot;The Marine Strategy Framework Directive intends to adopt ecosystem-based management for resources, biodiversity and habitats that puts emphasis on maintaining the health of the ecosystem alongside appropriate human use of the marine environment, for the benefit of current and future generations. Within the overall framework of ecosystem-based management, ecosystem models are tools to evaluate and gain insights in ecosystem properties. The low data availability and complexity of modelling deep-water ecosystems has limited the application of ecosystem models to few deep-water ecosystems. Here, we aim to develop an ecosystem model for the deep-sea and open ocean in the Azores exclusive economic zone with the overarching objective of characterising the food-web and ecosystem structure of the ecosystem. An ecosystem model with 45 functional groups, including a detritus group, two primary producer groups, eight invertebrate groups, 29 fish groups, three marine mammal groups, a turtle and a seabird group was built. Overall data quality measured by the pedigree index was estimated to be higher than the mean value of all published models. Therefore, the model was built with source data of an overall reasonable quality, especially considering the normally low data availability for deep-sea ecosystems. The total biomass (excluding detritus) of the modelled ecosystem for the whole area was calculated as 24.7 t km-². The mean trophic level for the total marine catch of the Azores was estimated to be 3.95, similar to the trophic level of the bathypelagic and medium-size pelagic fish. Trophic levels for the different functional groups were estimated to be similar to those obtained with stable isotopes and stomach contents analyses, with some exceptions on both ends of the trophic spectra. Omnivory indices were in general low, indicating prey speciation for the majority of the groups. Cephalopods, pelagic sharks and toothed whales were identified as groups with key ecological roles in the ecosystem. Due to concerns on the use of ecosystem models with low confidence in exploring management decisions and ecological theories, the current version of this model should only be use with caution until biomass estimates are validated with survey data or the model is fitted to time&quot;,&quot;container-title&quot;:&quot;Frontiers in Marine Science&quot;,&quot;DOI&quot;:&quot;10.3389/fmars.2016.00245&quot;,&quot;ISSN&quot;:&quot;2296-7745&quot;,&quot;journalAbbreviation&quot;:&quot;Front. Mar. Sci.&quot;,&quot;language&quot;:&quot;English&quot;,&quot;source&quot;:&quot;Frontiers&quot;,&quot;title&quot;:&quot;Food-Web and Ecosystem Structure of the Open-Ocean and Deep-Sea Environments of the Azores, NE Atlantic&quot;,&quot;URL&quot;:&quot;https://www.frontiersin.org/articles/10.3389/fmars.2016.00245/full&quot;,&quot;volume&quot;:&quot;3&quot;,&quot;author&quot;:[{&quot;family&quot;:&quot;Morato&quot;,&quot;given&quot;:&quot;Telmo&quot;},{&quot;family&quot;:&quot;Lemey&quot;,&quot;given&quot;:&quot;Emile&quot;},{&quot;family&quot;:&quot;Menezes&quot;,&quot;given&quot;:&quot;Gui&quot;},{&quot;family&quot;:&quot;Pham&quot;,&quot;given&quot;:&quot;Christopher K.&quot;},{&quot;family&quot;:&quot;Brito&quot;,&quot;given&quot;:&quot;Joana&quot;},{&quot;family&quot;:&quot;Soszynski&quot;,&quot;given&quot;:&quot;Ambre&quot;},{&quot;family&quot;:&quot;Pitcher&quot;,&quot;given&quot;:&quot;Tony J.&quot;},{&quot;family&quot;:&quot;Heymans&quot;,&quot;given&quot;:&quot;Johanna J.&quot;}],&quot;accessed&quot;:{&quot;date-parts&quot;:[[&quot;2019&quot;,12,4]]},&quot;issued&quot;:{&quot;date-parts&quot;:[[&quot;2016&quot;]]}}}],&quot;schema&quot;:&quot;https://github.com/citation-style-language/schema/raw/master/csl-citation.json&quot;} RNDQnbJ2wadkS"/></text:p>
      <text:p text:style-name="Standard"/>
      <text:p text:style-name="Standard"><text:reference-mark-start text:name="ZOTERO_ITEM CSL_CITATION {&quot;citationID&quot;:&quot;vbNmcBJ6&quot;,&quot;properties&quot;:{&quot;formattedCitation&quot;:&quot;(Pinheiro et al. 2017)&quot;,&quot;plainCitation&quot;:&quot;(Pinheiro et al. 2017)&quot;,&quot;noteIndex&quot;:0},&quot;citationItems&quot;:[{&quot;id&quot;:464,&quot;uris&quot;:[&quot;http://zotero.org/users/5871544/items/PXST8DBU&quot;],&quot;uri&quot;:[&quot;http://zotero.org/users/5871544/items/PXST8DBU&quot;],&quot;itemData&quot;:{&quot;id&quot;:464,&quot;type&quot;:&quot;article-journal&quot;,&quot;container-title&quot;:&quot;Anais da Academia Brasileira de Ciências&quot;,&quot;DOI&quot;:&quot;10.1590/0001-3765201720160387&quot;,&quot;ISSN&quot;:&quot;0001-3765&quot;,&quot;issue&quot;:&quot;2&quot;,&quot;language&quot;:&quot;en&quot;,&quot;page&quot;:&quot;873-884&quot;,&quot;source&quot;:&quot;SciELO&quot;,&quot;title&quot;:&quot;Population dynamics of Siderastrea stellata Verrill, 1868 from Rocas Atoll, RN: implications for predicted climate change impacts at the only South Atlantic atoll&quot;,&quot;title-short&quot;:&quot;Population dynamics of Siderastrea stellata Verrill, 1868 from Rocas Atoll, RN&quot;,&quot;URL&quot;:&quot;http://www.scielo.br/scielo.php?script=sci_abstract&amp;pid=S0001-37652017000300873&amp;lng=en&amp;nrm=iso&amp;tlng=en&quot;,&quot;volume&quot;:&quot;89&quot;,&quot;author&quot;:[{&quot;family&quot;:&quot;Pinheiro&quot;,&quot;given&quot;:&quot;Barbara R.&quot;},{&quot;family&quot;:&quot;Pereira&quot;,&quot;given&quot;:&quot;Natan S.&quot;},{&quot;family&quot;:&quot;Agostinho&quot;,&quot;given&quot;:&quot;Paula G. F.&quot;},{&quot;family&quot;:&quot;Montes&quot;,&quot;given&quot;:&quot;Manuel J. F.&quot;},{&quot;family&quot;:&quot;Pinheiro&quot;,&quot;given&quot;:&quot;Barbara R.&quot;},{&quot;family&quot;:&quot;Pereira&quot;,&quot;given&quot;:&quot;Natan S.&quot;},{&quot;family&quot;:&quot;Agostinho&quot;,&quot;given&quot;:&quot;Paula G. F.&quot;},{&quot;family&quot;:&quot;Montes&quot;,&quot;given&quot;:&quot;Manuel J. F.&quot;}],&quot;accessed&quot;:{&quot;date-parts&quot;:[[&quot;2019&quot;,12,4]]},&quot;issued&quot;:{&quot;date-parts&quot;:[[&quot;2017&quot;,6]]}}}],&quot;schema&quot;:&quot;https://github.com/citation-style-language/schema/raw/master/csl-citation.json&quot;} RND8dhZq9JuB9"/>(Pinheiro et al. 2017)<text:reference-mark-end text:name="ZOTERO_ITEM CSL_CITATION {&quot;citationID&quot;:&quot;vbNmcBJ6&quot;,&quot;properties&quot;:{&quot;formattedCitation&quot;:&quot;(Pinheiro et al. 2017)&quot;,&quot;plainCitation&quot;:&quot;(Pinheiro et al. 2017)&quot;,&quot;noteIndex&quot;:0},&quot;citationItems&quot;:[{&quot;id&quot;:464,&quot;uris&quot;:[&quot;http://zotero.org/users/5871544/items/PXST8DBU&quot;],&quot;uri&quot;:[&quot;http://zotero.org/users/5871544/items/PXST8DBU&quot;],&quot;itemData&quot;:{&quot;id&quot;:464,&quot;type&quot;:&quot;article-journal&quot;,&quot;container-title&quot;:&quot;Anais da Academia Brasileira de Ciências&quot;,&quot;DOI&quot;:&quot;10.1590/0001-3765201720160387&quot;,&quot;ISSN&quot;:&quot;0001-3765&quot;,&quot;issue&quot;:&quot;2&quot;,&quot;language&quot;:&quot;en&quot;,&quot;page&quot;:&quot;873-884&quot;,&quot;source&quot;:&quot;SciELO&quot;,&quot;title&quot;:&quot;Population dynamics of Siderastrea stellata Verrill, 1868 from Rocas Atoll, RN: implications for predicted climate change impacts at the only South Atlantic atoll&quot;,&quot;title-short&quot;:&quot;Population dynamics of Siderastrea stellata Verrill, 1868 from Rocas Atoll, RN&quot;,&quot;URL&quot;:&quot;http://www.scielo.br/scielo.php?script=sci_abstract&amp;pid=S0001-37652017000300873&amp;lng=en&amp;nrm=iso&amp;tlng=en&quot;,&quot;volume&quot;:&quot;89&quot;,&quot;author&quot;:[{&quot;family&quot;:&quot;Pinheiro&quot;,&quot;given&quot;:&quot;Barbara R.&quot;},{&quot;family&quot;:&quot;Pereira&quot;,&quot;given&quot;:&quot;Natan S.&quot;},{&quot;family&quot;:&quot;Agostinho&quot;,&quot;given&quot;:&quot;Paula G. F.&quot;},{&quot;family&quot;:&quot;Montes&quot;,&quot;given&quot;:&quot;Manuel J. F.&quot;},{&quot;family&quot;:&quot;Pinheiro&quot;,&quot;given&quot;:&quot;Barbara R.&quot;},{&quot;family&quot;:&quot;Pereira&quot;,&quot;given&quot;:&quot;Natan S.&quot;},{&quot;family&quot;:&quot;Agostinho&quot;,&quot;given&quot;:&quot;Paula G. F.&quot;},{&quot;family&quot;:&quot;Montes&quot;,&quot;given&quot;:&quot;Manuel J. F.&quot;}],&quot;accessed&quot;:{&quot;date-parts&quot;:[[&quot;2019&quot;,12,4]]},&quot;issued&quot;:{&quot;date-parts&quot;:[[&quot;2017&quot;,6]]}}}],&quot;schema&quot;:&quot;https://github.com/citation-style-language/schema/raw/master/csl-citation.json&quot;} RND8dhZq9JuB9"/></text:p>
      <text:p text:style-name="Standard"/>
      <text:p text:style-name="Standard"><text:reference-mark-start text:name="ZOTERO_ITEM CSL_CITATION {&quot;citationID&quot;:&quot;vPRWyorw&quot;,&quot;properties&quot;:{&quot;formattedCitation&quot;:&quot;(Tan et al. 2018)&quot;,&quot;plainCitation&quot;:&quot;(Tan et al. 2018)&quot;,&quot;noteIndex&quot;:0},&quot;citationItems&quot;:[{&quot;id&quot;:469,&quot;uris&quot;:[&quot;http://zotero.org/users/5871544/items/58PHVXIE&quot;],&quot;uri&quot;:[&quot;http://zotero.org/users/5871544/items/58PHVXIE&quot;],&quot;itemData&quot;:{&quot;id&quot;:469,&quot;type&quot;:&quot;article-journal&quot;,&quot;abstract&quot;:&quot;Philippine reefs are mega-diverse but, to date, few ecosystem models have been developed to understand their dynamics and functioning. This study assessed the status of reefs in 12 municipalities of Leyte Gulf, Philippines. It is an important fishing ground experiencing degradation and impacts of super-typhoons—the strongest one was Haiyan (local name: Yolanda). Empirical and literature data were used to develop Ecopath (trophic) models and Ecosim simulations to evaluate the impacts of reduction and increase in productivity on the Leyte Gulf Reef (LGR) ecosystem. Results showed that the LGR’s ecosystem is in a degraded state—dominated by small-medium herbivores and carnivores, with most productivity immediately returned to detritus. In addition, a comparative study of two Ecopath models showed that reduction in the coral cover (e.g., by Super-Typhoon Haiyan) will result in a decline in biomass of many functional groups. Changes in LGR’s productivity (e.g., eutrophication) will also strongly impact most functional groups (e.g., shift to overdominance of herbivores that take advantage of algal growth and extirpation of coral reef-dependent species). Moreover, additional climate-related or human-induced disturbances on the degraded LGR will further decrease the reef’s productivity. Therefore, effective recovery and management of degraded reef ecosystems is needed to sustain the LGR’s productivity (e.g., reef fisheries production). Keywords: conservation ∙ climate change ∙ ecological modeling ∙ fisheries ∙ Philippine reefs&quot;,&quot;container-title&quot;:&quot;Climate, Disaster and Development Journal&quot;,&quot;DOI&quot;:&quot;10.18783/cddj.v003.i01.a01&quot;,&quot;ISSN&quot;:&quot;2467-6926&quot;,&quot;issue&quot;:&quot;1&quot;,&quot;language&quot;:&quot;en&quot;,&quot;page&quot;:&quot;1-12&quot;,&quot;source&quot;:&quot;archimer.ifremer.fr&quot;,&quot;title&quot;:&quot;Modeling of degraded reefs in Leyte Gulf, Philippines in the face of climate change and human-induced disturbances&quot;,&quot;URL&quot;:&quot;https://archimer.ifremer.fr/doc/00390/50180/&quot;,&quot;volume&quot;:&quot;3&quot;,&quot;author&quot;:[{&quot;family&quot;:&quot;Tan&quot;,&quot;given&quot;:&quot;Barron Cedric&quot;},{&quot;family&quot;:&quot;Anticamara&quot;,&quot;given&quot;:&quot;Jonathan&quot;},{&quot;family&quot;:&quot;Villanueva&quot;,&quot;given&quot;:&quot;Ching-Maria&quot;}],&quot;accessed&quot;:{&quot;date-parts&quot;:[[&quot;2019&quot;,12,4]]},&quot;issued&quot;:{&quot;date-parts&quot;:[[&quot;2018&quot;,1,1]]}}}],&quot;schema&quot;:&quot;https://github.com/citation-style-language/schema/raw/master/csl-citation.json&quot;} RNDSnUUEEJCkl"/>(Tan et al. 2018)<text:reference-mark-end text:name="ZOTERO_ITEM CSL_CITATION {&quot;citationID&quot;:&quot;vPRWyorw&quot;,&quot;properties&quot;:{&quot;formattedCitation&quot;:&quot;(Tan et al. 2018)&quot;,&quot;plainCitation&quot;:&quot;(Tan et al. 2018)&quot;,&quot;noteIndex&quot;:0},&quot;citationItems&quot;:[{&quot;id&quot;:469,&quot;uris&quot;:[&quot;http://zotero.org/users/5871544/items/58PHVXIE&quot;],&quot;uri&quot;:[&quot;http://zotero.org/users/5871544/items/58PHVXIE&quot;],&quot;itemData&quot;:{&quot;id&quot;:469,&quot;type&quot;:&quot;article-journal&quot;,&quot;abstract&quot;:&quot;Philippine reefs are mega-diverse but, to date, few ecosystem models have been developed to understand their dynamics and functioning. This study assessed the status of reefs in 12 municipalities of Leyte Gulf, Philippines. It is an important fishing ground experiencing degradation and impacts of super-typhoons—the strongest one was Haiyan (local name: Yolanda). Empirical and literature data were used to develop Ecopath (trophic) models and Ecosim simulations to evaluate the impacts of reduction and increase in productivity on the Leyte Gulf Reef (LGR) ecosystem. Results showed that the LGR’s ecosystem is in a degraded state—dominated by small-medium herbivores and carnivores, with most productivity immediately returned to detritus. In addition, a comparative study of two Ecopath models showed that reduction in the coral cover (e.g., by Super-Typhoon Haiyan) will result in a decline in biomass of many functional groups. Changes in LGR’s productivity (e.g., eutrophication) will also strongly impact most functional groups (e.g., shift to overdominance of herbivores that take advantage of algal growth and extirpation of coral reef-dependent species). Moreover, additional climate-related or human-induced disturbances on the degraded LGR will further decrease the reef’s productivity. Therefore, effective recovery and management of degraded reef ecosystems is needed to sustain the LGR’s productivity (e.g., reef fisheries production). Keywords: conservation ∙ climate change ∙ ecological modeling ∙ fisheries ∙ Philippine reefs&quot;,&quot;container-title&quot;:&quot;Climate, Disaster and Development Journal&quot;,&quot;DOI&quot;:&quot;10.18783/cddj.v003.i01.a01&quot;,&quot;ISSN&quot;:&quot;2467-6926&quot;,&quot;issue&quot;:&quot;1&quot;,&quot;language&quot;:&quot;en&quot;,&quot;page&quot;:&quot;1-12&quot;,&quot;source&quot;:&quot;archimer.ifremer.fr&quot;,&quot;title&quot;:&quot;Modeling of degraded reefs in Leyte Gulf, Philippines in the face of climate change and human-induced disturbances&quot;,&quot;URL&quot;:&quot;https://archimer.ifremer.fr/doc/00390/50180/&quot;,&quot;volume&quot;:&quot;3&quot;,&quot;author&quot;:[{&quot;family&quot;:&quot;Tan&quot;,&quot;given&quot;:&quot;Barron Cedric&quot;},{&quot;family&quot;:&quot;Anticamara&quot;,&quot;given&quot;:&quot;Jonathan&quot;},{&quot;family&quot;:&quot;Villanueva&quot;,&quot;given&quot;:&quot;Ching-Maria&quot;}],&quot;accessed&quot;:{&quot;date-parts&quot;:[[&quot;2019&quot;,12,4]]},&quot;issued&quot;:{&quot;date-parts&quot;:[[&quot;2018&quot;,1,1]]}}}],&quot;schema&quot;:&quot;https://github.com/citation-style-language/schema/raw/master/csl-citation.json&quot;} RNDSnUUEEJCkl"/></text:p>
      <text:p text:style-name="Standard"/>
      <text:p text:style-name="Standard"><text:reference-mark-start text:name="ZOTERO_ITEM CSL_CITATION {&quot;citationID&quot;:&quot;zP5DGczN&quot;,&quot;properties&quot;:{&quot;formattedCitation&quot;:&quot;(Leletkin 2000; Ferrier-Pag\\uc0\\u232{}s et al. 2011)&quot;,&quot;plainCitation&quot;:&quot;(Leletkin 2000; Ferrier-Pagès et al. 2011)&quot;,&quot;noteIndex&quot;:0},&quot;citationItems&quot;:[{&quot;id&quot;:472,&quot;uris&quot;:[&quot;http://zotero.org/users/5871544/items/ZN5DEXBY&quot;],&quot;uri&quot;:[&quot;http://zotero.org/users/5871544/items/ZN5DEXBY&quot;],&quot;itemData&quot;:{&quot;id&quot;:472,&quot;type&quot;:&quot;article-journal&quot;,&quot;abstract&quot;:&quot;We analyzed the recent data on the distribution of the photosynthetic energy of zooxanthellae in corals and the models of interactions between the plant and animal cells in the course of matter and energy exchange developed based on this information. The models of energy exchange of animals symbiotic with zooxanthellae are characterized by the following features: (1) A flow chart of carbon or energy fluxes is the main form of representation of the energetics in native symbiotic organisms. (2) The relations between the symbionts are relatively adequately revealed and correspond to the modern notions; however, the intensities of the energy fluxes ascribed to these relations are dependent on the experimental and design methods used by the authors. (3) The inputs into the energy budget consist of the autotrophic production of zooxanthellae and the heterotrophy of the polyp. The energy expenditures comprise excretion, respiration, development, and growth of the animal and algae. (4) The differences between the species, genera, and phyla of animals that develop symbiotic relations with zooxanthellae are confined to the absolute values of energy fluxes in the organism.&quot;,&quot;container-title&quot;:&quot;Russian Journal of Marine Biology&quot;,&quot;DOI&quot;:&quot;10.1023/A:1009497303413&quot;,&quot;ISSN&quot;:&quot;1608-3377&quot;,&quot;issue&quot;:&quot;6&quot;,&quot;journalAbbreviation&quot;:&quot;Russian Journal of Marine Biology&quot;,&quot;language&quot;:&quot;en&quot;,&quot;page&quot;:&quot;389-398&quot;,&quot;source&quot;:&quot;Springer Link&quot;,&quot;title&quot;:&quot;The Energy Budget of Coral Polyps&quot;,&quot;URL&quot;:&quot;https://doi.org/10.1023/A:1009497303413&quot;,&quot;volume&quot;:&quot;26&quot;,&quot;author&quot;:[{&quot;family&quot;:&quot;Leletkin&quot;,&quot;given&quot;:&quot;V. A.&quot;}],&quot;accessed&quot;:{&quot;date-parts&quot;:[[&quot;2019&quot;,12,4]]},&quot;issued&quot;:{&quot;date-parts&quot;:[[&quot;2000&quot;,11,1]]}}},{&quot;id&quot;:474,&quot;uris&quot;:[&quot;http://zotero.org/users/5871544/items/IBCYNNIB&quot;],&quot;uri&quot;:[&quot;http://zotero.org/users/5871544/items/IBCYNNIB&quot;],&quot;itemData&quot;:{&quot;id&quot;:474,&quot;type&quot;:&quot;chapter&quot;,&quot;abstract&quot;:&quot;Historically, reef-building corals have been considered to be photoautotrophs due to their symbiosis with dinoflagellates that transfer photosynthetically fixed carbon to the animal tissue. Nevertheless, corals also obtain carbon heterotrophically through capture of plankton, ingestion of suspended particulate matter, and uptake of dissolved organic compounds. This review assesses the effects of heterotrophy on coral physiology, and how strongly feeding on all of these food sources contributes to coral energy budgets. Evidence in the literature demonstrates that feeding has a positive effect on coral tissue, enhancing the growth of both partners of the symbiosis. Nevertheless, the effects of feeding are light dependent: in general, tissue quality (lipid and protein composition) is enhanced in the presence of an adequate food source only under low-light conditions or in bleached corals. On the other hand, growth rates are typically highest under conditions of high light and food availability. However, under low-light conditions, feeding can provide a mechanism to maintain skeletal growth rates even though photosynthesis is reduced. Overall, a strong interaction between autotrophy and heterotrophy is apparent for scleractinian corals. Feeding can play a central role in maintaining physiological function when autotrophy is reduced. Moreover, taking all food sources into account, heterotrophy contributes more strongly to coral energy budgets than was previously thought. Nevertheless, not all symbiotic corals can sufficiently upregulate heterotrophic feeding to compensate for reduced photosynthesis, and identifying which coral species are facultative heterotrophs should be a focus of future research.&quot;,&quot;container-title&quot;:&quot;Coral Reefs: An Ecosystem in Transition&quot;,&quot;event-place&quot;:&quot;Dordrecht&quot;,&quot;ISBN&quot;:&quot;978-94-007-0114-4&quot;,&quot;language&quot;:&quot;en&quot;,&quot;note&quot;:&quot;DOI: 10.1007/978-94-007-0114-4_15&quot;,&quot;page&quot;:&quot;215-229&quot;,&quot;publisher&quot;:&quot;Springer Netherlands&quot;,&quot;publisher-place&quot;:&quot;Dordrecht&quot;,&quot;source&quot;:&quot;Springer Link&quot;,&quot;title&quot;:&quot;The Role of Plankton in Coral Trophodynamics&quot;,&quot;URL&quot;:&quot;https://doi.org/10.1007/978-94-007-0114-4_15&quot;,&quot;author&quot;:[{&quot;family&quot;:&quot;Ferrier-Pagès&quot;,&quot;given&quot;:&quot;Christine&quot;},{&quot;family&quot;:&quot;Hoogenboom&quot;,&quot;given&quot;:&quot;Mia&quot;},{&quot;family&quot;:&quot;Houlbrèque&quot;,&quot;given&quot;:&quot;Fanny&quot;}],&quot;editor&quot;:[{&quot;family&quot;:&quot;Dubinsky&quot;,&quot;given&quot;:&quot;Zvy&quot;},{&quot;family&quot;:&quot;Stambler&quot;,&quot;given&quot;:&quot;Noga&quot;}],&quot;accessed&quot;:{&quot;date-parts&quot;:[[&quot;2019&quot;,12,4]]},&quot;issued&quot;:{&quot;date-parts&quot;:[[&quot;2011&quot;]]}}}],&quot;schema&quot;:&quot;https://github.com/citation-style-language/schema/raw/master/csl-citation.json&quot;} RNDiDjHUBlKPn"/><text:span text:style-name="T1">(Leletkin 2000; Ferrier-Pagès et al. 2011)</text:span><text:reference-mark-end text:name="ZOTERO_ITEM CSL_CITATION {&quot;citationID&quot;:&quot;zP5DGczN&quot;,&quot;properties&quot;:{&quot;formattedCitation&quot;:&quot;(Leletkin 2000; Ferrier-Pag\\uc0\\u232{}s et al. 2011)&quot;,&quot;plainCitation&quot;:&quot;(Leletkin 2000; Ferrier-Pagès et al. 2011)&quot;,&quot;noteIndex&quot;:0},&quot;citationItems&quot;:[{&quot;id&quot;:472,&quot;uris&quot;:[&quot;http://zotero.org/users/5871544/items/ZN5DEXBY&quot;],&quot;uri&quot;:[&quot;http://zotero.org/users/5871544/items/ZN5DEXBY&quot;],&quot;itemData&quot;:{&quot;id&quot;:472,&quot;type&quot;:&quot;article-journal&quot;,&quot;abstract&quot;:&quot;We analyzed the recent data on the distribution of the photosynthetic energy of zooxanthellae in corals and the models of interactions between the plant and animal cells in the course of matter and energy exchange developed based on this information. The models of energy exchange of animals symbiotic with zooxanthellae are characterized by the following features: (1) A flow chart of carbon or energy fluxes is the main form of representation of the energetics in native symbiotic organisms. (2) The relations between the symbionts are relatively adequately revealed and correspond to the modern notions; however, the intensities of the energy fluxes ascribed to these relations are dependent on the experimental and design methods used by the authors. (3) The inputs into the energy budget consist of the autotrophic production of zooxanthellae and the heterotrophy of the polyp. The energy expenditures comprise excretion, respiration, development, and growth of the animal and algae. (4) The differences between the species, genera, and phyla of animals that develop symbiotic relations with zooxanthellae are confined to the absolute values of energy fluxes in the organism.&quot;,&quot;container-title&quot;:&quot;Russian Journal of Marine Biology&quot;,&quot;DOI&quot;:&quot;10.1023/A:1009497303413&quot;,&quot;ISSN&quot;:&quot;1608-3377&quot;,&quot;issue&quot;:&quot;6&quot;,&quot;journalAbbreviation&quot;:&quot;Russian Journal of Marine Biology&quot;,&quot;language&quot;:&quot;en&quot;,&quot;page&quot;:&quot;389-398&quot;,&quot;source&quot;:&quot;Springer Link&quot;,&quot;title&quot;:&quot;The Energy Budget of Coral Polyps&quot;,&quot;URL&quot;:&quot;https://doi.org/10.1023/A:1009497303413&quot;,&quot;volume&quot;:&quot;26&quot;,&quot;author&quot;:[{&quot;family&quot;:&quot;Leletkin&quot;,&quot;given&quot;:&quot;V. A.&quot;}],&quot;accessed&quot;:{&quot;date-parts&quot;:[[&quot;2019&quot;,12,4]]},&quot;issued&quot;:{&quot;date-parts&quot;:[[&quot;2000&quot;,11,1]]}}},{&quot;id&quot;:474,&quot;uris&quot;:[&quot;http://zotero.org/users/5871544/items/IBCYNNIB&quot;],&quot;uri&quot;:[&quot;http://zotero.org/users/5871544/items/IBCYNNIB&quot;],&quot;itemData&quot;:{&quot;id&quot;:474,&quot;type&quot;:&quot;chapter&quot;,&quot;abstract&quot;:&quot;Historically, reef-building corals have been considered to be photoautotrophs due to their symbiosis with dinoflagellates that transfer photosynthetically fixed carbon to the animal tissue. Nevertheless, corals also obtain carbon heterotrophically through capture of plankton, ingestion of suspended particulate matter, and uptake of dissolved organic compounds. This review assesses the effects of heterotrophy on coral physiology, and how strongly feeding on all of these food sources contributes to coral energy budgets. Evidence in the literature demonstrates that feeding has a positive effect on coral tissue, enhancing the growth of both partners of the symbiosis. Nevertheless, the effects of feeding are light dependent: in general, tissue quality (lipid and protein composition) is enhanced in the presence of an adequate food source only under low-light conditions or in bleached corals. On the other hand, growth rates are typically highest under conditions of high light and food availability. However, under low-light conditions, feeding can provide a mechanism to maintain skeletal growth rates even though photosynthesis is reduced. Overall, a strong interaction between autotrophy and heterotrophy is apparent for scleractinian corals. Feeding can play a central role in maintaining physiological function when autotrophy is reduced. Moreover, taking all food sources into account, heterotrophy contributes more strongly to coral energy budgets than was previously thought. Nevertheless, not all symbiotic corals can sufficiently upregulate heterotrophic feeding to compensate for reduced photosynthesis, and identifying which coral species are facultative heterotrophs should be a focus of future research.&quot;,&quot;container-title&quot;:&quot;Coral Reefs: An Ecosystem in Transition&quot;,&quot;event-place&quot;:&quot;Dordrecht&quot;,&quot;ISBN&quot;:&quot;978-94-007-0114-4&quot;,&quot;language&quot;:&quot;en&quot;,&quot;note&quot;:&quot;DOI: 10.1007/978-94-007-0114-4_15&quot;,&quot;page&quot;:&quot;215-229&quot;,&quot;publisher&quot;:&quot;Springer Netherlands&quot;,&quot;publisher-place&quot;:&quot;Dordrecht&quot;,&quot;source&quot;:&quot;Springer Link&quot;,&quot;title&quot;:&quot;The Role of Plankton in Coral Trophodynamics&quot;,&quot;URL&quot;:&quot;https://doi.org/10.1007/978-94-007-0114-4_15&quot;,&quot;author&quot;:[{&quot;family&quot;:&quot;Ferrier-Pagès&quot;,&quot;given&quot;:&quot;Christine&quot;},{&quot;family&quot;:&quot;Hoogenboom&quot;,&quot;given&quot;:&quot;Mia&quot;},{&quot;family&quot;:&quot;Houlbrèque&quot;,&quot;given&quot;:&quot;Fanny&quot;}],&quot;editor&quot;:[{&quot;family&quot;:&quot;Dubinsky&quot;,&quot;given&quot;:&quot;Zvy&quot;},{&quot;family&quot;:&quot;Stambler&quot;,&quot;given&quot;:&quot;Noga&quot;}],&quot;accessed&quot;:{&quot;date-parts&quot;:[[&quot;2019&quot;,12,4]]},&quot;issued&quot;:{&quot;date-parts&quot;:[[&quot;2011&quot;]]}}}],&quot;schema&quot;:&quot;https://github.com/citation-style-language/schema/raw/master/csl-citation.json&quot;} RNDiDjHUBlKPn"/></text:p>
      <text:p text:style-name="Standard"/>
      <text:p text:style-name="Standard"><text:reference-mark-start text:name="ZOTERO_ITEM CSL_CITATION {&quot;citationID&quot;:&quot;3kNSTPFA&quot;,&quot;properties&quot;:{&quot;formattedCitation&quot;:&quot;(Neumann-Leit\\uc0\\u227{}o et al. 2008; Lira et al. 2014)&quot;,&quot;plainCitation&quot;:&quot;(Neumann-Leitão et al. 2008; Lira et al. 2014)&quot;,&quot;noteIndex&quot;:0},&quot;citationItems&quot;:[{&quot;id&quot;:475,&quot;uris&quot;:[&quot;http://zotero.org/users/5871544/items/SPMRJJ2S&quot;],&quot;uri&quot;:[&quot;http://zotero.org/users/5871544/items/SPMRJJ2S&quot;],&quot;itemData&quot;:{&quot;id&quot;:475,&quot;type&quot;:&quot;article-journal&quot;,&quot;abstract&quot;:&quot;Abstract.  Mesozooplankton species distribution and abundance were studied in the tropical Southwestern Atlantic, in neritic and oceanic regions off the state o&quot;,&quot;container-title&quot;:&quot;Journal of Plankton Research&quot;,&quot;DOI&quot;:&quot;10.1093/plankt/fbn040&quot;,&quot;ISSN&quot;:&quot;0142-7873&quot;,&quot;issue&quot;:&quot;7&quot;,&quot;journalAbbreviation&quot;:&quot;J Plankton Res&quot;,&quot;language&quot;:&quot;en&quot;,&quot;page&quot;:&quot;795-805&quot;,&quot;source&quot;:&quot;academic.oup.com&quot;,&quot;title&quot;:&quot;Diversity and distribution of the mesozooplankton in the tropical Southwestern Atlantic&quot;,&quot;URL&quot;:&quot;https://academic.oup.com/plankt/article/30/7/795/1458710&quot;,&quot;volume&quot;:&quot;30&quot;,&quot;author&quot;:[{&quot;family&quot;:&quot;Neumann-Leitão&quot;,&quot;given&quot;:&quot;Sigrid&quot;},{&quot;family&quot;:&quot;Sant'anna&quot;,&quot;given&quot;:&quot;Eneida Maria Eskinazi&quot;},{&quot;family&quot;:&quot;Gusmão&quot;,&quot;given&quot;:&quot;Lúcia Maria De Oliveira&quot;},{&quot;family&quot;:&quot;Do Nascimento-Vieira&quot;,&quot;given&quot;:&quot;Dilma Aguiar&quot;},{&quot;family&quot;:&quot;Paranaguá&quot;,&quot;given&quot;:&quot;Maryse Nogueira&quot;},{&quot;family&quot;:&quot;Schwamborn&quot;,&quot;given&quot;:&quot;Ralf&quot;}],&quot;accessed&quot;:{&quot;date-parts&quot;:[[&quot;2019&quot;,12,4]]},&quot;issued&quot;:{&quot;date-parts&quot;:[[&quot;2008&quot;,7,1]]}}},{&quot;id&quot;:478,&quot;uris&quot;:[&quot;http://zotero.org/users/5871544/items/IXPJGWBI&quot;],&quot;uri&quot;:[&quot;http://zotero.org/users/5871544/items/IXPJGWBI&quot;],&quot;itemData&quot;:{&quot;id&quot;:478,&quot;type&quot;:&quot;article-journal&quot;,&quot;container-title&quot;:&quot;Brazilian Journal of Oceanography&quot;,&quot;DOI&quot;:&quot;10.1590/s1679-87592014058206201&quot;,&quot;ISSN&quot;:&quot;1679-8759&quot;,&quot;issue&quot;:&quot;1&quot;,&quot;language&quot;:&quot;en&quot;,&quot;page&quot;:&quot;35-45&quot;,&quot;source&quot;:&quot;SciELO&quot;,&quot;title&quot;:&quot;Spatial and nycthemeral distribution of the zooneuston off Fernando de Noronha, Brazil&quot;,&quot;URL&quot;:&quot;http://www.scielo.br/scielo.php?script=sci_abstract&amp;pid=S1679-87592014000100004&amp;lng=en&amp;nrm=iso&amp;tlng=en&quot;,&quot;volume&quot;:&quot;62&quot;,&quot;author&quot;:[{&quot;family&quot;:&quot;Lira&quot;,&quot;given&quot;:&quot;Simone Maria de Albuquerque&quot;},{&quot;family&quot;:&quot;Teixeira&quot;,&quot;given&quot;:&quot;Igor de Ávila&quot;},{&quot;family&quot;:&quot;Lima&quot;,&quot;given&quot;:&quot;Cynthia Dayanne Mello&quot;,&quot;dropping-particle&quot;:&quot;de&quot;},{&quot;family&quot;:&quot;Santos&quot;,&quot;given&quot;:&quot;Gleice de Souza&quot;},{&quot;family&quot;:&quot;Leitão&quot;,&quot;given&quot;:&quot;Sigrid Neumann&quot;},{&quot;family&quot;:&quot;Schwamborn&quot;,&quot;given&quot;:&quot;Ralf&quot;}],&quot;accessed&quot;:{&quot;date-parts&quot;:[[&quot;2019&quot;,12,4]]},&quot;issued&quot;:{&quot;date-parts&quot;:[[&quot;2014&quot;,3]]}}}],&quot;schema&quot;:&quot;https://github.com/citation-style-language/schema/raw/master/csl-citation.json&quot;} RNDjSfmEzxa4s"/><text:span text:style-name="T1">(Neumann-Leitão et al. 2008; Lira et al. 2014)</text:span><text:reference-mark-end text:name="ZOTERO_ITEM CSL_CITATION {&quot;citationID&quot;:&quot;3kNSTPFA&quot;,&quot;properties&quot;:{&quot;formattedCitation&quot;:&quot;(Neumann-Leit\\uc0\\u227{}o et al. 2008; Lira et al. 2014)&quot;,&quot;plainCitation&quot;:&quot;(Neumann-Leitão et al. 2008; Lira et al. 2014)&quot;,&quot;noteIndex&quot;:0},&quot;citationItems&quot;:[{&quot;id&quot;:475,&quot;uris&quot;:[&quot;http://zotero.org/users/5871544/items/SPMRJJ2S&quot;],&quot;uri&quot;:[&quot;http://zotero.org/users/5871544/items/SPMRJJ2S&quot;],&quot;itemData&quot;:{&quot;id&quot;:475,&quot;type&quot;:&quot;article-journal&quot;,&quot;abstract&quot;:&quot;Abstract.  Mesozooplankton species distribution and abundance were studied in the tropical Southwestern Atlantic, in neritic and oceanic regions off the state o&quot;,&quot;container-title&quot;:&quot;Journal of Plankton Research&quot;,&quot;DOI&quot;:&quot;10.1093/plankt/fbn040&quot;,&quot;ISSN&quot;:&quot;0142-7873&quot;,&quot;issue&quot;:&quot;7&quot;,&quot;journalAbbreviation&quot;:&quot;J Plankton Res&quot;,&quot;language&quot;:&quot;en&quot;,&quot;page&quot;:&quot;795-805&quot;,&quot;source&quot;:&quot;academic.oup.com&quot;,&quot;title&quot;:&quot;Diversity and distribution of the mesozooplankton in the tropical Southwestern Atlantic&quot;,&quot;URL&quot;:&quot;https://academic.oup.com/plankt/article/30/7/795/1458710&quot;,&quot;volume&quot;:&quot;30&quot;,&quot;author&quot;:[{&quot;family&quot;:&quot;Neumann-Leitão&quot;,&quot;given&quot;:&quot;Sigrid&quot;},{&quot;family&quot;:&quot;Sant'anna&quot;,&quot;given&quot;:&quot;Eneida Maria Eskinazi&quot;},{&quot;family&quot;:&quot;Gusmão&quot;,&quot;given&quot;:&quot;Lúcia Maria De Oliveira&quot;},{&quot;family&quot;:&quot;Do Nascimento-Vieira&quot;,&quot;given&quot;:&quot;Dilma Aguiar&quot;},{&quot;family&quot;:&quot;Paranaguá&quot;,&quot;given&quot;:&quot;Maryse Nogueira&quot;},{&quot;family&quot;:&quot;Schwamborn&quot;,&quot;given&quot;:&quot;Ralf&quot;}],&quot;accessed&quot;:{&quot;date-parts&quot;:[[&quot;2019&quot;,12,4]]},&quot;issued&quot;:{&quot;date-parts&quot;:[[&quot;2008&quot;,7,1]]}}},{&quot;id&quot;:478,&quot;uris&quot;:[&quot;http://zotero.org/users/5871544/items/IXPJGWBI&quot;],&quot;uri&quot;:[&quot;http://zotero.org/users/5871544/items/IXPJGWBI&quot;],&quot;itemData&quot;:{&quot;id&quot;:478,&quot;type&quot;:&quot;article-journal&quot;,&quot;container-title&quot;:&quot;Brazilian Journal of Oceanography&quot;,&quot;DOI&quot;:&quot;10.1590/s1679-87592014058206201&quot;,&quot;ISSN&quot;:&quot;1679-8759&quot;,&quot;issue&quot;:&quot;1&quot;,&quot;language&quot;:&quot;en&quot;,&quot;page&quot;:&quot;35-45&quot;,&quot;source&quot;:&quot;SciELO&quot;,&quot;title&quot;:&quot;Spatial and nycthemeral distribution of the zooneuston off Fernando de Noronha, Brazil&quot;,&quot;URL&quot;:&quot;http://www.scielo.br/scielo.php?script=sci_abstract&amp;pid=S1679-87592014000100004&amp;lng=en&amp;nrm=iso&amp;tlng=en&quot;,&quot;volume&quot;:&quot;62&quot;,&quot;author&quot;:[{&quot;family&quot;:&quot;Lira&quot;,&quot;given&quot;:&quot;Simone Maria de Albuquerque&quot;},{&quot;family&quot;:&quot;Teixeira&quot;,&quot;given&quot;:&quot;Igor de Ávila&quot;},{&quot;family&quot;:&quot;Lima&quot;,&quot;given&quot;:&quot;Cynthia Dayanne Mello&quot;,&quot;dropping-particle&quot;:&quot;de&quot;},{&quot;family&quot;:&quot;Santos&quot;,&quot;given&quot;:&quot;Gleice de Souza&quot;},{&quot;family&quot;:&quot;Leitão&quot;,&quot;given&quot;:&quot;Sigrid Neumann&quot;},{&quot;family&quot;:&quot;Schwamborn&quot;,&quot;given&quot;:&quot;Ralf&quot;}],&quot;accessed&quot;:{&quot;date-parts&quot;:[[&quot;2019&quot;,12,4]]},&quot;issued&quot;:{&quot;date-parts&quot;:[[&quot;2014&quot;,3]]}}}],&quot;schema&quot;:&quot;https://github.com/citation-style-language/schema/raw/master/csl-citation.json&quot;} RNDjSfmEzxa4s"/></text:p>
      <text:p text:style-name="Standard"/>
      <text:p text:style-name="Standard"><text:reference-mark-start text:name="ZOTERO_ITEM CSL_CITATION {&quot;citationID&quot;:&quot;Udp1BmXv&quot;,&quot;properties&quot;:{&quot;formattedCitation&quot;:&quot;(Bode and Hern\\uc0\\u225{}ndez-Le\\uc0\\u243{}n 2018)&quot;,&quot;plainCitation&quot;:&quot;(Bode and Hernández-León 2018)&quot;,&quot;noteIndex&quot;:0},&quot;citationItems&quot;:[{&quot;id&quot;:481,&quot;uris&quot;:[&quot;http://zotero.org/users/5871544/items/DS3GP5KG&quot;],&quot;uri&quot;:[&quot;http://zotero.org/users/5871544/items/DS3GP5KG&quot;],&quot;itemData&quot;:{&quot;id&quot;:481,&quot;type&quot;:&quot;article-journal&quot;,&quot;abstract&quot;:&quot;Plankton living in the deep ocean either migrate to the surface to feed or feed in situ on other organisms and detritus. Planktonic communities in the upper 800 m of the tropical and equatorial Atlantic were studied using the natural abundance of stable carbon and nitrogen isotopes to identify their food sources and trophic diversity. Seston and zooplankton (&amp;gt;200 &amp;micro;m) samples were collected with Niskin bottles and MOCNESS nets, respectively, in the epipelagic (0&amp;ndash;200 m), upper mesopelagic (200&amp;ndash;500 m), and lower mesopelagic layers (500&amp;ndash;800 m) at 11 stations. Food sources for plankton in the productive zone influenced by the NW African upwelling and the Canary Current were different from those in the oligotrophic tropical and equatorial zones. In the latter, zooplankton collected during the night in the mesopelagic layers was enriched in heavy nitrogen isotopes relative to day samples, supporting the active migration of organisms from deep layers. Isotopic niches showed also zonal differences in size (largest in the north), mean trophic diversity (largest in the tropical zone), food sources, and the number of trophic levels (largest in the equatorial zone). The observed changes in niche size and overlap (up to 71% between the mesopelagic layers but &amp;lt;50% between the epipelagic and upper mesopelagic layers) support the prevalence of in situ feeding at deep layers in tropical and equatorial zooplankton.&quot;,&quot;container-title&quot;:&quot;Diversity&quot;,&quot;DOI&quot;:&quot;10.3390/d10020048&quot;,&quot;issue&quot;:&quot;2&quot;,&quot;language&quot;:&quot;en&quot;,&quot;page&quot;:&quot;48&quot;,&quot;source&quot;:&quot;www.mdpi.com&quot;,&quot;title&quot;:&quot;Trophic Diversity of Plankton in the Epipelagic and Mesopelagic Layers of the Tropical and Equatorial Atlantic Determined with Stable Isotopes&quot;,&quot;URL&quot;:&quot;https://www.mdpi.com/1424-2818/10/2/48&quot;,&quot;volume&quot;:&quot;10&quot;,&quot;author&quot;:[{&quot;family&quot;:&quot;Bode&quot;,&quot;given&quot;:&quot;Antonio&quot;},{&quot;family&quot;:&quot;Hernández-León&quot;,&quot;given&quot;:&quot;Santiago&quot;}],&quot;accessed&quot;:{&quot;date-parts&quot;:[[&quot;2019&quot;,12,4]]},&quot;issued&quot;:{&quot;date-parts&quot;:[[&quot;2018&quot;,6]]}}}],&quot;schema&quot;:&quot;https://github.com/citation-style-language/schema/raw/master/csl-citation.json&quot;} RNDExIvXseJDl"/><text:span text:style-name="T1">(Bode and Hernández-León 2018)</text:span><text:reference-mark-end text:name="ZOTERO_ITEM CSL_CITATION {&quot;citationID&quot;:&quot;Udp1BmXv&quot;,&quot;properties&quot;:{&quot;formattedCitation&quot;:&quot;(Bode and Hern\\uc0\\u225{}ndez-Le\\uc0\\u243{}n 2018)&quot;,&quot;plainCitation&quot;:&quot;(Bode and Hernández-León 2018)&quot;,&quot;noteIndex&quot;:0},&quot;citationItems&quot;:[{&quot;id&quot;:481,&quot;uris&quot;:[&quot;http://zotero.org/users/5871544/items/DS3GP5KG&quot;],&quot;uri&quot;:[&quot;http://zotero.org/users/5871544/items/DS3GP5KG&quot;],&quot;itemData&quot;:{&quot;id&quot;:481,&quot;type&quot;:&quot;article-journal&quot;,&quot;abstract&quot;:&quot;Plankton living in the deep ocean either migrate to the surface to feed or feed in situ on other organisms and detritus. Planktonic communities in the upper 800 m of the tropical and equatorial Atlantic were studied using the natural abundance of stable carbon and nitrogen isotopes to identify their food sources and trophic diversity. Seston and zooplankton (&amp;gt;200 &amp;micro;m) samples were collected with Niskin bottles and MOCNESS nets, respectively, in the epipelagic (0&amp;ndash;200 m), upper mesopelagic (200&amp;ndash;500 m), and lower mesopelagic layers (500&amp;ndash;800 m) at 11 stations. Food sources for plankton in the productive zone influenced by the NW African upwelling and the Canary Current were different from those in the oligotrophic tropical and equatorial zones. In the latter, zooplankton collected during the night in the mesopelagic layers was enriched in heavy nitrogen isotopes relative to day samples, supporting the active migration of organisms from deep layers. Isotopic niches showed also zonal differences in size (largest in the north), mean trophic diversity (largest in the tropical zone), food sources, and the number of trophic levels (largest in the equatorial zone). The observed changes in niche size and overlap (up to 71% between the mesopelagic layers but &amp;lt;50% between the epipelagic and upper mesopelagic layers) support the prevalence of in situ feeding at deep layers in tropical and equatorial zooplankton.&quot;,&quot;container-title&quot;:&quot;Diversity&quot;,&quot;DOI&quot;:&quot;10.3390/d10020048&quot;,&quot;issue&quot;:&quot;2&quot;,&quot;language&quot;:&quot;en&quot;,&quot;page&quot;:&quot;48&quot;,&quot;source&quot;:&quot;www.mdpi.com&quot;,&quot;title&quot;:&quot;Trophic Diversity of Plankton in the Epipelagic and Mesopelagic Layers of the Tropical and Equatorial Atlantic Determined with Stable Isotopes&quot;,&quot;URL&quot;:&quot;https://www.mdpi.com/1424-2818/10/2/48&quot;,&quot;volume&quot;:&quot;10&quot;,&quot;author&quot;:[{&quot;family&quot;:&quot;Bode&quot;,&quot;given&quot;:&quot;Antonio&quot;},{&quot;family&quot;:&quot;Hernández-León&quot;,&quot;given&quot;:&quot;Santiago&quot;}],&quot;accessed&quot;:{&quot;date-parts&quot;:[[&quot;2019&quot;,12,4]]},&quot;issued&quot;:{&quot;date-parts&quot;:[[&quot;2018&quot;,6]]}}}],&quot;schema&quot;:&quot;https://github.com/citation-style-language/schema/raw/master/csl-citation.json&quot;} RNDExIvXseJDl"/></text:p>
      <text:p text:style-name="Standard"/>
      <text:p text:style-name="Standard"><text:reference-mark-start text:name="ZOTERO_ITEM CSL_CITATION {&quot;citationID&quot;:&quot;ZbNyQdou&quot;,&quot;properties&quot;:{&quot;formattedCitation&quot;:&quot;(Jales 2015)&quot;,&quot;plainCitation&quot;:&quot;(Jales 2015)&quot;,&quot;noteIndex&quot;:0},&quot;citationItems&quot;:[{&quot;id&quot;:486,&quot;uris&quot;:[&quot;http://zotero.org/users/5871544/items/UCILCA8A&quot;],&quot;uri&quot;:[&quot;http://zotero.org/users/5871544/items/UCILCA8A&quot;],&quot;itemData&quot;:{&quot;id&quot;:486,&quot;type&quot;:&quot;thesis&quot;,&quot;abstract&quot;:&quot;O conhecimento da composição e distribuição dos produtores primários é fundamental para uma melhor compreensão da dinâmica trófica de regiões oceânicas. A composição do fitoplâncton no Oceano Atlântico Sul ainda está sendo explorada e em algumas regiões esta diversidade nunca foi descrita, como é o caso da Reserva Biológica do Atol das Rocas. O atol situa-se ao sul do equador (3°51’S e 33°49’W), distante 143 milhas náuticas da Cidade de Natal, Estado do Rio Grande do Norte (Brasil). Este estudo teve como principal objetivo caracterizar a estrutura da comunidade fitoplanctônica do entorno e nas piscinas naturais do Atol das Rocas correlacionando com as variáveis ambientais. As amostras foram coletadas no entorno do atol em julho de 2010, utilizando o navio Oceanográfico da Marinha do Brasil, Cruzeiro do Sul. Dois transectos foram estabelecidos de acordo com a corrente superficial, um transecto em direção sudeste (SE) e o outro, em direção noroeste (NO) do atol. Nestes transectos foram determinados três pontos de coleta para cada um. As amostras foram coletadas em diferentes profundidades (superfície e PMC – Profundidade Máxima de Clorofila) e diferentes períodos do dia (dia e noite). Nas piscinas naturais analisadas (Barretinha, Cemitério, Tartarugas, Rocas e Barretão), as coletas ocorreram em períodos climáticos distintos nos anos de 2012 e 2013. Os parâmetros oceanográficos os quais foram empregados para analisar a influência sobre a estrutura do fitoplâncton foram salinidade, temperatura da água, oxigênio dissolvido, teores de nutrientes inorgânicos dissolvidos e clorofila a. Foram realizadas coletas para a análise do microfitoplâncton utilizando rede com malha de 20 μm e densidade fitoplanctônica utilizando garrafa de Niskin. No entorno do atol, a maioria das variáveis ambientais apresentou aumento significativo em função da turbulência no transecto NO. Pode-se observar que houve aumento dos teores de clorofila a e nutrientes, e redução da temperatura e oxigênio na camada de mistura em função da influência da ACAS (Água Central do Atlântico Sul). No transecto NO a comunidade fitoplanctônica correlacionou-se fortemente com os parâmetros salinidade e temperatura, devido a uma instabilidade termohalina decorrente da interação das massas d’água Água Tropical e a Água Central do Atlântico Sul. As amostras apresentaram variação espacial horizontal, com maior participação do filo Ochrophyta próximo ao atol e Dinophyta nos pontos mais distantes, enquanto que na distribuição vertical não houve diferença. Espécies mais abundantes foram Prorocentrum balticum (Lohmann) Loeblich 1970, P. compressum (Bailey) Abéex Dodge 1975 e P. gracile Böhm 1933 e Coccolithus sp.. Já nas piscias naturais, apesar do filo Ochrophyta ter sido o mais evidenciado, as espécies mais representativas encontradas de acordo com a densidade foram Prorocentrum balticum (Lohmann) Loeblich 1970, P. lima (Ehrenberg) F. Stein 1878, Pyrophacus sp. e Ostreopsis ovata Fukuyo 1981. De um modo geral, quatro diferentes filos foram identificados com um total de 195 taxa. No entorno do Atol das Rocas, o aumento de biomassa fitoplanctônica no transecto NO, foi provocado pelo “efeito ilha” e não pela ressurgência. Além disso, as condições oceanográficas influenciaram na distribuição da comunidade fitoplanctônica. Nas piscinas naturais, apesar da composição apresentar diferença espacial, nenhum parâmetro hidrológico foi determinante. No entanto, pode-se observar um padrão sazonal, havendo um aumento quali-quantitativo do fitoplâncton no período chuvoso, no qual, o hidrodinamismo local, proporcionou condições mais favoráveis para o enriquecimento da diversidade, com ênfase nas espécies que compõem a microflora bentônica.&quot;,&quot;event-place&quot;:&quot;Recife, Brazil&quot;,&quot;genre&quot;:&quot;Doctoral Thesis&quot;,&quot;language&quot;:&quot;Portuguese&quot;,&quot;publisher&quot;:&quot;Federal University of Pernambuco&quot;,&quot;publisher-place&quot;:&quot;Recife, Brazil&quot;,&quot;title&quot;:&quot;Influência das condições oceanográficas sobre a estrutura da comunidade fitoplanctônica no Atol das Rocas, Atlântico Sul Equatorial, Brasil&quot;,&quot;URL&quot;:&quot;https://repositorio.ufpe.br/handle/123456789/16533&quot;,&quot;author&quot;:[{&quot;family&quot;:&quot;Jales&quot;,&quot;given&quot;:&quot;Marina Cavalcanti&quot;}],&quot;issued&quot;:{&quot;date-parts&quot;:[[&quot;2015&quot;,8,24]]}}}],&quot;schema&quot;:&quot;https://github.com/citation-style-language/schema/raw/master/csl-citation.json&quot;} RNDp8y5iys7tz"/>(Jales 2015)<text:reference-mark-end text:name="ZOTERO_ITEM CSL_CITATION {&quot;citationID&quot;:&quot;ZbNyQdou&quot;,&quot;properties&quot;:{&quot;formattedCitation&quot;:&quot;(Jales 2015)&quot;,&quot;plainCitation&quot;:&quot;(Jales 2015)&quot;,&quot;noteIndex&quot;:0},&quot;citationItems&quot;:[{&quot;id&quot;:486,&quot;uris&quot;:[&quot;http://zotero.org/users/5871544/items/UCILCA8A&quot;],&quot;uri&quot;:[&quot;http://zotero.org/users/5871544/items/UCILCA8A&quot;],&quot;itemData&quot;:{&quot;id&quot;:486,&quot;type&quot;:&quot;thesis&quot;,&quot;abstract&quot;:&quot;O conhecimento da composição e distribuição dos produtores primários é fundamental para uma melhor compreensão da dinâmica trófica de regiões oceânicas. A composição do fitoplâncton no Oceano Atlântico Sul ainda está sendo explorada e em algumas regiões esta diversidade nunca foi descrita, como é o caso da Reserva Biológica do Atol das Rocas. O atol situa-se ao sul do equador (3°51’S e 33°49’W), distante 143 milhas náuticas da Cidade de Natal, Estado do Rio Grande do Norte (Brasil). Este estudo teve como principal objetivo caracterizar a estrutura da comunidade fitoplanctônica do entorno e nas piscinas naturais do Atol das Rocas correlacionando com as variáveis ambientais. As amostras foram coletadas no entorno do atol em julho de 2010, utilizando o navio Oceanográfico da Marinha do Brasil, Cruzeiro do Sul. Dois transectos foram estabelecidos de acordo com a corrente superficial, um transecto em direção sudeste (SE) e o outro, em direção noroeste (NO) do atol. Nestes transectos foram determinados três pontos de coleta para cada um. As amostras foram coletadas em diferentes profundidades (superfície e PMC – Profundidade Máxima de Clorofila) e diferentes períodos do dia (dia e noite). Nas piscinas naturais analisadas (Barretinha, Cemitério, Tartarugas, Rocas e Barretão), as coletas ocorreram em períodos climáticos distintos nos anos de 2012 e 2013. Os parâmetros oceanográficos os quais foram empregados para analisar a influência sobre a estrutura do fitoplâncton foram salinidade, temperatura da água, oxigênio dissolvido, teores de nutrientes inorgânicos dissolvidos e clorofila a. Foram realizadas coletas para a análise do microfitoplâncton utilizando rede com malha de 20 μm e densidade fitoplanctônica utilizando garrafa de Niskin. No entorno do atol, a maioria das variáveis ambientais apresentou aumento significativo em função da turbulência no transecto NO. Pode-se observar que houve aumento dos teores de clorofila a e nutrientes, e redução da temperatura e oxigênio na camada de mistura em função da influência da ACAS (Água Central do Atlântico Sul). No transecto NO a comunidade fitoplanctônica correlacionou-se fortemente com os parâmetros salinidade e temperatura, devido a uma instabilidade termohalina decorrente da interação das massas d’água Água Tropical e a Água Central do Atlântico Sul. As amostras apresentaram variação espacial horizontal, com maior participação do filo Ochrophyta próximo ao atol e Dinophyta nos pontos mais distantes, enquanto que na distribuição vertical não houve diferença. Espécies mais abundantes foram Prorocentrum balticum (Lohmann) Loeblich 1970, P. compressum (Bailey) Abéex Dodge 1975 e P. gracile Böhm 1933 e Coccolithus sp.. Já nas piscias naturais, apesar do filo Ochrophyta ter sido o mais evidenciado, as espécies mais representativas encontradas de acordo com a densidade foram Prorocentrum balticum (Lohmann) Loeblich 1970, P. lima (Ehrenberg) F. Stein 1878, Pyrophacus sp. e Ostreopsis ovata Fukuyo 1981. De um modo geral, quatro diferentes filos foram identificados com um total de 195 taxa. No entorno do Atol das Rocas, o aumento de biomassa fitoplanctônica no transecto NO, foi provocado pelo “efeito ilha” e não pela ressurgência. Além disso, as condições oceanográficas influenciaram na distribuição da comunidade fitoplanctônica. Nas piscinas naturais, apesar da composição apresentar diferença espacial, nenhum parâmetro hidrológico foi determinante. No entanto, pode-se observar um padrão sazonal, havendo um aumento quali-quantitativo do fitoplâncton no período chuvoso, no qual, o hidrodinamismo local, proporcionou condições mais favoráveis para o enriquecimento da diversidade, com ênfase nas espécies que compõem a microflora bentônica.&quot;,&quot;event-place&quot;:&quot;Recife, Brazil&quot;,&quot;genre&quot;:&quot;Doctoral Thesis&quot;,&quot;language&quot;:&quot;Portuguese&quot;,&quot;publisher&quot;:&quot;Federal University of Pernambuco&quot;,&quot;publisher-place&quot;:&quot;Recife, Brazil&quot;,&quot;title&quot;:&quot;Influência das condições oceanográficas sobre a estrutura da comunidade fitoplanctônica no Atol das Rocas, Atlântico Sul Equatorial, Brasil&quot;,&quot;URL&quot;:&quot;https://repositorio.ufpe.br/handle/123456789/16533&quot;,&quot;author&quot;:[{&quot;family&quot;:&quot;Jales&quot;,&quot;given&quot;:&quot;Marina Cavalcanti&quot;}],&quot;issued&quot;:{&quot;date-parts&quot;:[[&quot;2015&quot;,8,24]]}}}],&quot;schema&quot;:&quot;https://github.com/citation-style-language/schema/raw/master/csl-citation.json&quot;} RNDp8y5iys7tz"/></text:p>
      <text:p text:style-name="Standard"><text:reference-mark-start text:name="ZOTERO_ITEM CSL_CITATION {&quot;citationID&quot;:&quot;5bzT09hY&quot;,&quot;properties&quot;:{&quot;formattedCitation&quot;:&quot;(Buitenhuis et al. 2013)&quot;,&quot;plainCitation&quot;:&quot;(Buitenhuis et al. 2013)&quot;,&quot;noteIndex&quot;:0},&quot;citationItems&quot;:[{&quot;id&quot;:489,&quot;uris&quot;:[&quot;http://zotero.org/users/5871544/items/AWHLTLXT&quot;],&quot;uri&quot;:[&quot;http://zotero.org/users/5871544/items/AWHLTLXT&quot;],&quot;itemData&quot;:{&quot;id&quot;:489,&quot;type&quot;:&quot;article-journal&quot;,&quot;abstract&quot;:&quot;AbstractPrimary production is at the base of the marine food web and plays a central role for global biogeochemical cycles. Yet global ocean primary production is known to only a factor of 2, with previous estimates ranging from 38 to 65 Pg C yr−1 and no formal uncertainty analysis. Here, we present an improved global ocean biogeochemistry model that includes a mechanistic representation of photosynthesis and a new observational database of net primary production (NPP) in the ocean. We combine the model and observations to constrain particulate NPP in the ocean with statistical metrics. The PlankTOM5.3 model includes a new photosynthesis formulation with a dynamic representation of iron-light colimitation, which leads to a considerable improvement of the interannual variability of surface chlorophyll. The database includes a consistent set of 50,050 measurements of 14C primary production. The model best reproduces observations when global NPP is 58 ± 7 Pg C yr−1, with a most probable value of 56 Pg C yr−1. The most probable value is robust to the model used. The uncertainty represents 95% confidence intervals. It considers all random errors in the model and observations, but not potential biases in the observations. We show that tropical regions (23°S–23°N) contribute half of the global NPP, while NPPs in the Northern and Southern Hemispheres are approximately equal in spite of the larger ocean area in the South.&quot;,&quot;container-title&quot;:&quot;Global Biogeochemical Cycles&quot;,&quot;DOI&quot;:&quot;10.1002/gbc.20074&quot;,&quot;ISSN&quot;:&quot;1944-9224&quot;,&quot;issue&quot;:&quot;3&quot;,&quot;language&quot;:&quot;en&quot;,&quot;page&quot;:&quot;847-858&quot;,&quot;source&quot;:&quot;Wiley Online Library&quot;,&quot;title&quot;:&quot;Combined constraints on global ocean primary production using observations and models&quot;,&quot;URL&quot;:&quot;https://agupubs.onlinelibrary.wiley.com/doi/abs/10.1002/gbc.20074&quot;,&quot;volume&quot;:&quot;27&quot;,&quot;author&quot;:[{&quot;family&quot;:&quot;Buitenhuis&quot;,&quot;given&quot;:&quot;Erik T.&quot;},{&quot;family&quot;:&quot;Hashioka&quot;,&quot;given&quot;:&quot;Taketo&quot;},{&quot;family&quot;:&quot;Quéré&quot;,&quot;given&quot;:&quot;Corinne Le&quot;}],&quot;accessed&quot;:{&quot;date-parts&quot;:[[&quot;2019&quot;,12,4]]},&quot;issued&quot;:{&quot;date-parts&quot;:[[&quot;2013&quot;]]}}}],&quot;schema&quot;:&quot;https://github.com/citation-style-language/schema/raw/master/csl-citation.json&quot;} RNDoFqtxgArhk"/>(Buitenhuis et al. 2013)<text:reference-mark-end text:name="ZOTERO_ITEM CSL_CITATION {&quot;citationID&quot;:&quot;5bzT09hY&quot;,&quot;properties&quot;:{&quot;formattedCitation&quot;:&quot;(Buitenhuis et al. 2013)&quot;,&quot;plainCitation&quot;:&quot;(Buitenhuis et al. 2013)&quot;,&quot;noteIndex&quot;:0},&quot;citationItems&quot;:[{&quot;id&quot;:489,&quot;uris&quot;:[&quot;http://zotero.org/users/5871544/items/AWHLTLXT&quot;],&quot;uri&quot;:[&quot;http://zotero.org/users/5871544/items/AWHLTLXT&quot;],&quot;itemData&quot;:{&quot;id&quot;:489,&quot;type&quot;:&quot;article-journal&quot;,&quot;abstract&quot;:&quot;AbstractPrimary production is at the base of the marine food web and plays a central role for global biogeochemical cycles. Yet global ocean primary production is known to only a factor of 2, with previous estimates ranging from 38 to 65 Pg C yr−1 and no formal uncertainty analysis. Here, we present an improved global ocean biogeochemistry model that includes a mechanistic representation of photosynthesis and a new observational database of net primary production (NPP) in the ocean. We combine the model and observations to constrain particulate NPP in the ocean with statistical metrics. The PlankTOM5.3 model includes a new photosynthesis formulation with a dynamic representation of iron-light colimitation, which leads to a considerable improvement of the interannual variability of surface chlorophyll. The database includes a consistent set of 50,050 measurements of 14C primary production. The model best reproduces observations when global NPP is 58 ± 7 Pg C yr−1, with a most probable value of 56 Pg C yr−1. The most probable value is robust to the model used. The uncertainty represents 95% confidence intervals. It considers all random errors in the model and observations, but not potential biases in the observations. We show that tropical regions (23°S–23°N) contribute half of the global NPP, while NPPs in the Northern and Southern Hemispheres are approximately equal in spite of the larger ocean area in the South.&quot;,&quot;container-title&quot;:&quot;Global Biogeochemical Cycles&quot;,&quot;DOI&quot;:&quot;10.1002/gbc.20074&quot;,&quot;ISSN&quot;:&quot;1944-9224&quot;,&quot;issue&quot;:&quot;3&quot;,&quot;language&quot;:&quot;en&quot;,&quot;page&quot;:&quot;847-858&quot;,&quot;source&quot;:&quot;Wiley Online Library&quot;,&quot;title&quot;:&quot;Combined constraints on global ocean primary production using observations and models&quot;,&quot;URL&quot;:&quot;https://agupubs.onlinelibrary.wiley.com/doi/abs/10.1002/gbc.20074&quot;,&quot;volume&quot;:&quot;27&quot;,&quot;author&quot;:[{&quot;family&quot;:&quot;Buitenhuis&quot;,&quot;given&quot;:&quot;Erik T.&quot;},{&quot;family&quot;:&quot;Hashioka&quot;,&quot;given&quot;:&quot;Taketo&quot;},{&quot;family&quot;:&quot;Quéré&quot;,&quot;given&quot;:&quot;Corinne Le&quot;}],&quot;accessed&quot;:{&quot;date-parts&quot;:[[&quot;2019&quot;,12,4]]},&quot;issued&quot;:{&quot;date-parts&quot;:[[&quot;2013&quot;]]}}}],&quot;schema&quot;:&quot;https://github.com/citation-style-language/schema/raw/master/csl-citation.json&quot;} RNDoFqtxgArhk"/></text:p>
      <text:p text:style-name="Standard"/>
      <text:p text:style-name="Standard"><text:reference-mark-start text:name="ZOTERO_ITEM CSL_CITATION {&quot;citationID&quot;:&quot;5LMp1e8v&quot;,&quot;properties&quot;:{&quot;formattedCitation&quot;:&quot;(Longo et al. 2015)&quot;,&quot;plainCitation&quot;:&quot;(Longo et al. 2015)&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schema&quot;:&quot;https://github.com/citation-style-language/schema/raw/master/csl-citation.json&quot;} RNDDbBGi8XAVg"/>(Longo et al. 2015)<text:reference-mark-end text:name="ZOTERO_ITEM CSL_CITATION {&quot;citationID&quot;:&quot;5LMp1e8v&quot;,&quot;properties&quot;:{&quot;formattedCitation&quot;:&quot;(Longo et al. 2015)&quot;,&quot;plainCitation&quot;:&quot;(Longo et al. 2015)&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schema&quot;:&quot;https://github.com/citation-style-language/schema/raw/master/csl-citation.json&quot;} RNDDbBGi8XAVg"/></text:p>
      <text:p text:style-name="Standard"/>
      <text:p text:style-name="Standard"><text:reference-mark-start text:name="ZOTERO_ITEM CSL_CITATION {&quot;citationID&quot;:&quot;kLy8j08j&quot;,&quot;properties&quot;:{&quot;formattedCitation&quot;:&quot;(Fonseca 2010; Fonseca et al. 2018)&quot;,&quot;plainCitation&quot;:&quot;(Fonseca 2010; Fonseca et al. 2018)&quot;,&quot;noteIndex&quot;:0},&quot;citationItems&quot;:[{&quot;id&quot;:495,&quot;uris&quot;:[&quot;http://zotero.org/users/5871544/items/9GCY57FG&quot;],&quot;uri&quot;:[&quot;http://zotero.org/users/5871544/items/9GCY57FG&quot;],&quot;itemData&quot;:{&quot;id&quot;:495,&quot;type&quot;:&quot;thesis&quot;,&quot;abstract&quot;:&quot;macroalgas no recife do Atol das Rocas, RN, avaliando a influência da disponibilidade de\r\nnutrientes sobre a estrutura das comunidades de macroalgas do platô recifal. O Atol das\r\nconstitui o único atol do Atlântico Sul e apresenta características bastante peculiares, já que\r\ndiferente dos atóis encontrados no Indo-Pacífico e Caribe, cujos principais construtores são os\r\ncorais hermatípicos, sua formação é composta majoritariamente por algas coralinas\r\nincrustantes, que correspondem a mais de 60% da construção recifal. O estudo foi realizado\r\nentre os anos de 1999 a 2003, ao longo de sete campanhas de campo com duração de\r\naproximadamente três semanas cada, sendo quatro em meses de inverno (Julho/1999,\r\nJunho/2000, Junho/2001 e Junho/2002) e três em meses de verão (Dezembro/2000,\r\nMarço/2002 e Dezembro/2003). Os resultados obtidos são apresentados em três capítulos,\r\nonde no primeiro é analisada a composição e distribuição espacial das comunidades de\r\nmacroalgas no ambiente recifal, como um todo; no segundo é analisada a estrutura da\r\ncomunidade bêntica do platô recifal e; no terceiro é analisada a dinâmica de nutrientes no\r\nsistema recifal e a produtividade primária das principais espécies de macroalgas no platô\r\nrecifal. A flora marinha do Atol das Rocas totaliza atualmente, 143 táxons de macroalgas,\r\nsendo o Phylum Rhodophyta o grupo dominante. A distribuição e riqueza das espécies de\r\nmacroalgas nos diferentes habitats recifais ocorre de forma diferenciada, sendo os habitats\r\ninternos (platô recifal, crista interna e piscinas internas) menos ricos e dominados\r\nprincipalmente por espécies com crescimento crostoso ou em tufos, e os habitats externos\r\n(frente recifal, reentrâncias da crista recifal e piscinas externas) mais ricos e dominados\r\nprincipalmente por espécies frondosas. No platô recifal as espécies de algas vermelhas\r\nformadoras de tufos Digenea simplex e Gelidiella acerosa, juntamente com a alga verde\r\ncrostosa Dictyosphaeria ocellata e a coralinácea incrustante Hydrolithon pachydermum são as\r\nespécies dominantes. As pequenas variações observadas para o índice de Diversidade de\r\nShannon (2,75 – 3,18), Riqueza taxonômica (13 – 16) e Equitatividade (0,70 - 0,84), ao longo\r\ndas campanhas de campo, refletem uma alta estabilidade temporal na estrutura da comunidade\r\ndo platô recifal. Estimativas da produtividade líquida diária das três principais espécies de\r\nmacroalgas não calcárias, por área do platô recifal, apontaram valores de 15,55g C m-2 d-1\r\npara D. simplex, 11,11g C m-2 d-1 para G. acerosa e 1,92g C m-2 d-1 para D. ocellata. Os dados\r\nrelativos à dinâmica de nutrientes no sistema recifal indicam que a alta taxa de produtividade\r\nprimária observada para a comunidade de macroalgas do platô recifal é sustentada pela\r\nnutrificação da coluna d’água, devido ao guano das aves marinhas; pelo acúmulo de\r\nnutrientes remineralizados dentro dos tapetes algáceos e provavelmente também por elevadas\r\ntaxas de advecção de nutrientes na coluna d’água, durante condições de maré vazante e\r\nenchente. De maneira geral, a estruturação das comunidades de macroalgas no sistema recifal\r\ndo Atol das Rocas parece ser determinada por fatores ambientais, principalmente dessecação e\r\nintensa irradiação solar, associada a uma baixa pressão de herbivoria, que atuam de forma\r\ndiferenciada nos diferentes habitats recifais&quot;,&quot;event-place&quot;:&quot;Niterói, RJ&quot;,&quot;genre&quot;:&quot;Doctoral Thesis&quot;,&quot;language&quot;:&quot;Portuguese&quot;,&quot;number-of-pages&quot;:&quot;134&quot;,&quot;publisher&quot;:&quot;Universidade Federal Fluminense&quot;,&quot;publisher-place&quot;:&quot;Niterói, RJ&quot;,&quot;source&quot;:&quot;app.uff.br&quot;,&quot;title&quot;:&quot;Estrutura e produtividade primária das comunidades de macroalgas e dinâmica de nutrientes no sistema recifal do Atol das Rocas, RN – Brasil.&quot;,&quot;URL&quot;:&quot;https://app.uff.br/riuff/handle/1/6138&quot;,&quot;author&quot;:[{&quot;family&quot;:&quot;Fonseca&quot;,&quot;given&quot;:&quot;Adriana Carvalhal&quot;}],&quot;accessed&quot;:{&quot;date-parts&quot;:[[&quot;2019&quot;,2,4]]},&quot;issued&quot;:{&quot;date-parts&quot;:[[&quot;2010&quot;]]}}},{&quot;id&quot;:492,&quot;uris&quot;:[&quot;http://zotero.org/users/5871544/items/THH96Q35&quot;],&quot;uri&quot;:[&quot;http://zotero.org/users/5871544/items/THH96Q35&quot;],&quot;itemData&quot;:{&quot;id&quot;:492,&quot;type&quot;:&quot;article&quot;,&quot;abstract&quot;:&quot;The present study addresses the availability of nutrients for the sustenance of primary production of the main macroalgal species and attempts to infer upon some of the processes which control primary production of the Atol das Rocas reef system, Brazil, SW-Atlantic. The study was nutrient regime of Atol das Rocas can be considered as typical of tropical surface waters with low concentrations of dissolved inorganic nitrogen and phosphate. Nevertheless, the low water DIN:DIP molar ratios of Atol das Rocas waters (~7:1) are strong indications of phosphorous enrichment from bird guano in this reef system. Nutrient levels within the algal mats were 4 to 8 fold higher than in the water column, suggesting a high capacity of nutrient accumulations in this microhabitat. An estimative of the total daily areal net primary production of the macroalgae species, addressed for the reef flat habitat, amounts to 15.55 g C m-2 d-1 for D. simplex, 11,11g C m-2 d-1 for G. acerosa and 1,92g C m-2 d-1 for D. ocellata. This high areal primary production is probably sustained by a relative nutrient enrichment of the water column, an efficient retention of remineralized benthic nutrients within the algal mats and a high nutrient advection rate from the water column during flooding and ebbing conditions. The widespread coverage and biomass of algae on Atol das Rocas is also due to a low herbivory pressure over the reef flat.&quot;,&quot;language&quot;:&quot;English&quot;,&quot;note&quot;:&quot;DOI: 10.13140/RG.2.2.10403.09766&quot;,&quot;source&quot;:&quot;ResearchGate&quot;,&quot;title&quot;:&quot;Nutrients and Macroalgal Primary Production of the sole Atoll in the SW-Atlantic (Atol das Rocas, Brazil)&quot;,&quot;URL&quot;:&quot;https://www.researchgate.net/publication/327472106&quot;,&quot;author&quot;:[{&quot;family&quot;:&quot;Fonseca&quot;,&quot;given&quot;:&quot;Adriana&quot;},{&quot;family&quot;:&quot;Villaça&quot;,&quot;given&quot;:&quot;Roberto&quot;},{&quot;family&quot;:&quot;Knoppers&quot;,&quot;given&quot;:&quot;Bastiaan&quot;}],&quot;issued&quot;:{&quot;date-parts&quot;:[[&quot;2018&quot;,9,6]]}}}],&quot;schema&quot;:&quot;https://github.com/citation-style-language/schema/raw/master/csl-citation.json&quot;} RNDG339gE7vqr"/>(Fonseca 2010; Fonseca et al. 2018)<text:reference-mark-end text:name="ZOTERO_ITEM CSL_CITATION {&quot;citationID&quot;:&quot;kLy8j08j&quot;,&quot;properties&quot;:{&quot;formattedCitation&quot;:&quot;(Fonseca 2010; Fonseca et al. 2018)&quot;,&quot;plainCitation&quot;:&quot;(Fonseca 2010; Fonseca et al. 2018)&quot;,&quot;noteIndex&quot;:0},&quot;citationItems&quot;:[{&quot;id&quot;:495,&quot;uris&quot;:[&quot;http://zotero.org/users/5871544/items/9GCY57FG&quot;],&quot;uri&quot;:[&quot;http://zotero.org/users/5871544/items/9GCY57FG&quot;],&quot;itemData&quot;:{&quot;id&quot;:495,&quot;type&quot;:&quot;thesis&quot;,&quot;abstract&quot;:&quot;macroalgas no recife do Atol das Rocas, RN, avaliando a influência da disponibilidade de\r\nnutrientes sobre a estrutura das comunidades de macroalgas do platô recifal. O Atol das\r\nconstitui o único atol do Atlântico Sul e apresenta características bastante peculiares, já que\r\ndiferente dos atóis encontrados no Indo-Pacífico e Caribe, cujos principais construtores são os\r\ncorais hermatípicos, sua formação é composta majoritariamente por algas coralinas\r\nincrustantes, que correspondem a mais de 60% da construção recifal. O estudo foi realizado\r\nentre os anos de 1999 a 2003, ao longo de sete campanhas de campo com duração de\r\naproximadamente três semanas cada, sendo quatro em meses de inverno (Julho/1999,\r\nJunho/2000, Junho/2001 e Junho/2002) e três em meses de verão (Dezembro/2000,\r\nMarço/2002 e Dezembro/2003). Os resultados obtidos são apresentados em três capítulos,\r\nonde no primeiro é analisada a composição e distribuição espacial das comunidades de\r\nmacroalgas no ambiente recifal, como um todo; no segundo é analisada a estrutura da\r\ncomunidade bêntica do platô recifal e; no terceiro é analisada a dinâmica de nutrientes no\r\nsistema recifal e a produtividade primária das principais espécies de macroalgas no platô\r\nrecifal. A flora marinha do Atol das Rocas totaliza atualmente, 143 táxons de macroalgas,\r\nsendo o Phylum Rhodophyta o grupo dominante. A distribuição e riqueza das espécies de\r\nmacroalgas nos diferentes habitats recifais ocorre de forma diferenciada, sendo os habitats\r\ninternos (platô recifal, crista interna e piscinas internas) menos ricos e dominados\r\nprincipalmente por espécies com crescimento crostoso ou em tufos, e os habitats externos\r\n(frente recifal, reentrâncias da crista recifal e piscinas externas) mais ricos e dominados\r\nprincipalmente por espécies frondosas. No platô recifal as espécies de algas vermelhas\r\nformadoras de tufos Digenea simplex e Gelidiella acerosa, juntamente com a alga verde\r\ncrostosa Dictyosphaeria ocellata e a coralinácea incrustante Hydrolithon pachydermum são as\r\nespécies dominantes. As pequenas variações observadas para o índice de Diversidade de\r\nShannon (2,75 – 3,18), Riqueza taxonômica (13 – 16) e Equitatividade (0,70 - 0,84), ao longo\r\ndas campanhas de campo, refletem uma alta estabilidade temporal na estrutura da comunidade\r\ndo platô recifal. Estimativas da produtividade líquida diária das três principais espécies de\r\nmacroalgas não calcárias, por área do platô recifal, apontaram valores de 15,55g C m-2 d-1\r\npara D. simplex, 11,11g C m-2 d-1 para G. acerosa e 1,92g C m-2 d-1 para D. ocellata. Os dados\r\nrelativos à dinâmica de nutrientes no sistema recifal indicam que a alta taxa de produtividade\r\nprimária observada para a comunidade de macroalgas do platô recifal é sustentada pela\r\nnutrificação da coluna d’água, devido ao guano das aves marinhas; pelo acúmulo de\r\nnutrientes remineralizados dentro dos tapetes algáceos e provavelmente também por elevadas\r\ntaxas de advecção de nutrientes na coluna d’água, durante condições de maré vazante e\r\nenchente. De maneira geral, a estruturação das comunidades de macroalgas no sistema recifal\r\ndo Atol das Rocas parece ser determinada por fatores ambientais, principalmente dessecação e\r\nintensa irradiação solar, associada a uma baixa pressão de herbivoria, que atuam de forma\r\ndiferenciada nos diferentes habitats recifais&quot;,&quot;event-place&quot;:&quot;Niterói, RJ&quot;,&quot;genre&quot;:&quot;Doctoral Thesis&quot;,&quot;language&quot;:&quot;Portuguese&quot;,&quot;number-of-pages&quot;:&quot;134&quot;,&quot;publisher&quot;:&quot;Universidade Federal Fluminense&quot;,&quot;publisher-place&quot;:&quot;Niterói, RJ&quot;,&quot;source&quot;:&quot;app.uff.br&quot;,&quot;title&quot;:&quot;Estrutura e produtividade primária das comunidades de macroalgas e dinâmica de nutrientes no sistema recifal do Atol das Rocas, RN – Brasil.&quot;,&quot;URL&quot;:&quot;https://app.uff.br/riuff/handle/1/6138&quot;,&quot;author&quot;:[{&quot;family&quot;:&quot;Fonseca&quot;,&quot;given&quot;:&quot;Adriana Carvalhal&quot;}],&quot;accessed&quot;:{&quot;date-parts&quot;:[[&quot;2019&quot;,2,4]]},&quot;issued&quot;:{&quot;date-parts&quot;:[[&quot;2010&quot;]]}}},{&quot;id&quot;:492,&quot;uris&quot;:[&quot;http://zotero.org/users/5871544/items/THH96Q35&quot;],&quot;uri&quot;:[&quot;http://zotero.org/users/5871544/items/THH96Q35&quot;],&quot;itemData&quot;:{&quot;id&quot;:492,&quot;type&quot;:&quot;article&quot;,&quot;abstract&quot;:&quot;The present study addresses the availability of nutrients for the sustenance of primary production of the main macroalgal species and attempts to infer upon some of the processes which control primary production of the Atol das Rocas reef system, Brazil, SW-Atlantic. The study was nutrient regime of Atol das Rocas can be considered as typical of tropical surface waters with low concentrations of dissolved inorganic nitrogen and phosphate. Nevertheless, the low water DIN:DIP molar ratios of Atol das Rocas waters (~7:1) are strong indications of phosphorous enrichment from bird guano in this reef system. Nutrient levels within the algal mats were 4 to 8 fold higher than in the water column, suggesting a high capacity of nutrient accumulations in this microhabitat. An estimative of the total daily areal net primary production of the macroalgae species, addressed for the reef flat habitat, amounts to 15.55 g C m-2 d-1 for D. simplex, 11,11g C m-2 d-1 for G. acerosa and 1,92g C m-2 d-1 for D. ocellata. This high areal primary production is probably sustained by a relative nutrient enrichment of the water column, an efficient retention of remineralized benthic nutrients within the algal mats and a high nutrient advection rate from the water column during flooding and ebbing conditions. The widespread coverage and biomass of algae on Atol das Rocas is also due to a low herbivory pressure over the reef flat.&quot;,&quot;language&quot;:&quot;English&quot;,&quot;note&quot;:&quot;DOI: 10.13140/RG.2.2.10403.09766&quot;,&quot;source&quot;:&quot;ResearchGate&quot;,&quot;title&quot;:&quot;Nutrients and Macroalgal Primary Production of the sole Atoll in the SW-Atlantic (Atol das Rocas, Brazil)&quot;,&quot;URL&quot;:&quot;https://www.researchgate.net/publication/327472106&quot;,&quot;author&quot;:[{&quot;family&quot;:&quot;Fonseca&quot;,&quot;given&quot;:&quot;Adriana&quot;},{&quot;family&quot;:&quot;Villaça&quot;,&quot;given&quot;:&quot;Roberto&quot;},{&quot;family&quot;:&quot;Knoppers&quot;,&quot;given&quot;:&quot;Bastiaan&quot;}],&quot;issued&quot;:{&quot;date-parts&quot;:[[&quot;2018&quot;,9,6]]}}}],&quot;schema&quot;:&quot;https://github.com/citation-style-language/schema/raw/master/csl-citation.json&quot;} RNDG339gE7vqr"/></text:p>
      <text:p text:style-name="Standard"/>
      <text:p text:style-name="Standard"><text:reference-mark-start text:name="ZOTERO_ITEM CSL_CITATION {&quot;citationID&quot;:&quot;67vI6K6P&quot;,&quot;properties&quot;:{&quot;formattedCitation&quot;:&quot;(Bowie et al. 1985)&quot;,&quot;plainCitation&quot;:&quot;(Bowie et al. 1985)&quot;,&quot;noteIndex&quot;:0},&quot;citationItems&quot;:[{&quot;id&quot;:504,&quot;uris&quot;:[&quot;http://zotero.org/users/5871544/items/FMMAVF88&quot;],&quot;uri&quot;:[&quot;http://zotero.org/users/5871544/items/FMMAVF88&quot;],&quot;itemData&quot;:{&quot;id&quot;:504,&quot;type&quot;:&quot;report&quot;,&quot;abstract&quot;:&quot;Recent studies are reviewed to provide a comprehensive volume on state-of-the-art formulations used in surface water quality modeling along with accepted values for rate constants and coefficients. Topics covered include dispersion, heat budgets, dissolved oxygen saturation, reaeration, CBOD decay, NBOD decay, sediment oxygen demand, photosynthesis, pH and alkalinity, nutrients, algae, zooplankton, and coliform bacteria. Factors affecting the specific phenomena and methods of measurement are discussed in addition to data on rate constants.&quot;,&quot;language&quot;:&quot;English&quot;,&quot;page&quot;:&quot;455&quot;,&quot;title&quot;:&quot;Rates Constants and Kinetics Formulations in Surface Water Quality Modeling  EDITION&quot;,&quot;URL&quot;:&quot;https://cfpub.epa.gov/si/si_public_record_Report.cfm?Lab=ORD&amp;dirEntryID=34685&quot;,&quot;author&quot;:[{&quot;family&quot;:&quot;Bowie&quot;,&quot;given&quot;:&quot;G.&quot;},{&quot;family&quot;:&quot;Mills&quot;,&quot;given&quot;:&quot;W.&quot;},{&quot;family&quot;:&quot;Porcella&quot;,&quot;given&quot;:&quot;D.&quot;},{&quot;family&quot;:&quot;Campell&quot;,&quot;given&quot;:&quot;C&quot;},{&quot;family&quot;:&quot;Chamberlin&quot;,&quot;given&quot;:&quot;C.&quot;}],&quot;accessed&quot;:{&quot;date-parts&quot;:[[&quot;2019&quot;,12,4]]},&quot;issued&quot;:{&quot;date-parts&quot;:[[&quot;1985&quot;]]}}}],&quot;schema&quot;:&quot;https://github.com/citation-style-language/schema/raw/master/csl-citation.json&quot;} RNDbko3NSeYZa"/>(Bowie et al. 1985)<text:reference-mark-end text:name="ZOTERO_ITEM CSL_CITATION {&quot;citationID&quot;:&quot;67vI6K6P&quot;,&quot;properties&quot;:{&quot;formattedCitation&quot;:&quot;(Bowie et al. 1985)&quot;,&quot;plainCitation&quot;:&quot;(Bowie et al. 1985)&quot;,&quot;noteIndex&quot;:0},&quot;citationItems&quot;:[{&quot;id&quot;:504,&quot;uris&quot;:[&quot;http://zotero.org/users/5871544/items/FMMAVF88&quot;],&quot;uri&quot;:[&quot;http://zotero.org/users/5871544/items/FMMAVF88&quot;],&quot;itemData&quot;:{&quot;id&quot;:504,&quot;type&quot;:&quot;report&quot;,&quot;abstract&quot;:&quot;Recent studies are reviewed to provide a comprehensive volume on state-of-the-art formulations used in surface water quality modeling along with accepted values for rate constants and coefficients. Topics covered include dispersion, heat budgets, dissolved oxygen saturation, reaeration, CBOD decay, NBOD decay, sediment oxygen demand, photosynthesis, pH and alkalinity, nutrients, algae, zooplankton, and coliform bacteria. Factors affecting the specific phenomena and methods of measurement are discussed in addition to data on rate constants.&quot;,&quot;language&quot;:&quot;English&quot;,&quot;page&quot;:&quot;455&quot;,&quot;title&quot;:&quot;Rates Constants and Kinetics Formulations in Surface Water Quality Modeling  EDITION&quot;,&quot;URL&quot;:&quot;https://cfpub.epa.gov/si/si_public_record_Report.cfm?Lab=ORD&amp;dirEntryID=34685&quot;,&quot;author&quot;:[{&quot;family&quot;:&quot;Bowie&quot;,&quot;given&quot;:&quot;G.&quot;},{&quot;family&quot;:&quot;Mills&quot;,&quot;given&quot;:&quot;W.&quot;},{&quot;family&quot;:&quot;Porcella&quot;,&quot;given&quot;:&quot;D.&quot;},{&quot;family&quot;:&quot;Campell&quot;,&quot;given&quot;:&quot;C&quot;},{&quot;family&quot;:&quot;Chamberlin&quot;,&quot;given&quot;:&quot;C.&quot;}],&quot;accessed&quot;:{&quot;date-parts&quot;:[[&quot;2019&quot;,12,4]]},&quot;issued&quot;:{&quot;date-parts&quot;:[[&quot;1985&quot;]]}}}],&quot;schema&quot;:&quot;https://github.com/citation-style-language/schema/raw/master/csl-citation.json&quot;} RNDbko3NSeYZa"/></text:p>
      <text:p text:style-name="Standard"/>
      <text:p text:style-name="P3">Fish: </text:p>
      <text:p text:style-name="P3"/>
      <text:p text:style-name="Standard"><text:reference-mark-start text:name="ZOTERO_ITEM CSL_CITATION {&quot;citationID&quot;:&quot;EnVqJWrc&quot;,&quot;properties&quot;:{&quot;formattedCitation&quot;:&quot;(Cort\\uc0\\u233{}s and Gruber 1990)&quot;,&quot;plainCitation&quot;:&quot;(Cortés and Gruber 1990)&quot;,&quot;noteIndex&quot;:0},&quot;citationItems&quot;:[{&quot;id&quot;:506,&quot;uris&quot;:[&quot;http://zotero.org/users/5871544/items/A4P5ENUQ&quot;],&quot;uri&quot;:[&quot;http://zotero.org/users/5871544/items/A4P5ENUQ&quot;],&quot;itemData&quot;:{&quot;id&quot;:506,&quot;type&quot;:&quot;article-journal&quot;,&quot;abstract&quot;:&quot;The diet of a tropical elasmobranch, the lemon shark, Negaprion brevirostris, was investigated through analyses of stomach contents collected during two sampling periods. Data set 1 consisted of the stomach contents of 78 young and sub-adult specimens caught in the Florida Keys and at Bimini, Bahamas, from 1981-85. Data set 2 (n = 86) consisted of newborn and young specimens only, captured in the Florida Keys during the summer of 1986. In the two data sets teleosts were the dominant prey, followed by crustaceans and mollusks. Stomach contents from data set 2 were used to study food consumption parameters and estimate daily ration. About a quarter of the stomachs in each data set were empty. No pattern in diel feeding activity or differences in the amount of food consumed by males or females were found. Feeding in the population was asynchronous and intermittent, with a maximum duration in 11 h. Five methods were applied to determine daily ration. Three of these methods were based upon collection of data on stomach contents of sharks caught in the wild. The other two were laboratory-based approaches. Estimates of daily ration ranged from 1.5-2.1% of the shark's body weight.&quot;,&quot;archive&quot;:&quot;JSTOR&quot;,&quot;container-title&quot;:&quot;Copeia&quot;,&quot;DOI&quot;:&quot;10.2307/1445836&quot;,&quot;ISSN&quot;:&quot;0045-8511&quot;,&quot;issue&quot;:&quot;1&quot;,&quot;page&quot;:&quot;204-218&quot;,&quot;source&quot;:&quot;JSTOR&quot;,&quot;title&quot;:&quot;Diet, Feeding Habits and Estimates of Daily Ration of Young Lemon Sharks, Negaprion brevirostris (Poey)&quot;,&quot;URL&quot;:&quot;www.jstor.org/stable/1445836&quot;,&quot;volume&quot;:&quot;1990&quot;,&quot;author&quot;:[{&quot;family&quot;:&quot;Cortés&quot;,&quot;given&quot;:&quot;Enric&quot;},{&quot;family&quot;:&quot;Gruber&quot;,&quot;given&quot;:&quot;Samuel H.&quot;}],&quot;accessed&quot;:{&quot;date-parts&quot;:[[&quot;2019&quot;,12,4]]},&quot;issued&quot;:{&quot;date-parts&quot;:[[&quot;1990&quot;]]}}}],&quot;schema&quot;:&quot;https://github.com/citation-style-language/schema/raw/master/csl-citation.json&quot;} RNDOtPOpifksk"/><text:span text:style-name="T1">(Cortés and Gruber 1990)</text:span><text:reference-mark-end text:name="ZOTERO_ITEM CSL_CITATION {&quot;citationID&quot;:&quot;EnVqJWrc&quot;,&quot;properties&quot;:{&quot;formattedCitation&quot;:&quot;(Cort\\uc0\\u233{}s and Gruber 1990)&quot;,&quot;plainCitation&quot;:&quot;(Cortés and Gruber 1990)&quot;,&quot;noteIndex&quot;:0},&quot;citationItems&quot;:[{&quot;id&quot;:506,&quot;uris&quot;:[&quot;http://zotero.org/users/5871544/items/A4P5ENUQ&quot;],&quot;uri&quot;:[&quot;http://zotero.org/users/5871544/items/A4P5ENUQ&quot;],&quot;itemData&quot;:{&quot;id&quot;:506,&quot;type&quot;:&quot;article-journal&quot;,&quot;abstract&quot;:&quot;The diet of a tropical elasmobranch, the lemon shark, Negaprion brevirostris, was investigated through analyses of stomach contents collected during two sampling periods. Data set 1 consisted of the stomach contents of 78 young and sub-adult specimens caught in the Florida Keys and at Bimini, Bahamas, from 1981-85. Data set 2 (n = 86) consisted of newborn and young specimens only, captured in the Florida Keys during the summer of 1986. In the two data sets teleosts were the dominant prey, followed by crustaceans and mollusks. Stomach contents from data set 2 were used to study food consumption parameters and estimate daily ration. About a quarter of the stomachs in each data set were empty. No pattern in diel feeding activity or differences in the amount of food consumed by males or females were found. Feeding in the population was asynchronous and intermittent, with a maximum duration in 11 h. Five methods were applied to determine daily ration. Three of these methods were based upon collection of data on stomach contents of sharks caught in the wild. The other two were laboratory-based approaches. Estimates of daily ration ranged from 1.5-2.1% of the shark's body weight.&quot;,&quot;archive&quot;:&quot;JSTOR&quot;,&quot;container-title&quot;:&quot;Copeia&quot;,&quot;DOI&quot;:&quot;10.2307/1445836&quot;,&quot;ISSN&quot;:&quot;0045-8511&quot;,&quot;issue&quot;:&quot;1&quot;,&quot;page&quot;:&quot;204-218&quot;,&quot;source&quot;:&quot;JSTOR&quot;,&quot;title&quot;:&quot;Diet, Feeding Habits and Estimates of Daily Ration of Young Lemon Sharks, Negaprion brevirostris (Poey)&quot;,&quot;URL&quot;:&quot;www.jstor.org/stable/1445836&quot;,&quot;volume&quot;:&quot;1990&quot;,&quot;author&quot;:[{&quot;family&quot;:&quot;Cortés&quot;,&quot;given&quot;:&quot;Enric&quot;},{&quot;family&quot;:&quot;Gruber&quot;,&quot;given&quot;:&quot;Samuel H.&quot;}],&quot;accessed&quot;:{&quot;date-parts&quot;:[[&quot;2019&quot;,12,4]]},&quot;issued&quot;:{&quot;date-parts&quot;:[[&quot;1990&quot;]]}}}],&quot;schema&quot;:&quot;https://github.com/citation-style-language/schema/raw/master/csl-citation.json&quot;} RNDOtPOpifksk"/></text:p>
      <text:p text:style-name="Standard"/>
      <text:p text:style-name="Standard"><text:reference-mark-start text:name="ZOTERO_ITEM CSL_CITATION {&quot;citationID&quot;:&quot;FjehQmGw&quot;,&quot;properties&quot;:{&quot;formattedCitation&quot;:&quot;(Matott et al. 2005)&quot;,&quot;plainCitation&quot;:&quot;(Matott et al. 2005)&quot;,&quot;noteIndex&quot;:0},&quot;citationItems&quot;:[{&quot;id&quot;:507,&quot;uris&quot;:[&quot;http://zotero.org/users/5871544/items/QY8H6QK3&quot;],&quot;uri&quot;:[&quot;http://zotero.org/users/5871544/items/QY8H6QK3&quot;],&quot;itemData&quot;:{&quot;id&quot;:507,&quot;type&quot;:&quot;article-journal&quot;,&quot;abstract&quot;:&quot;SynopsisStudies of feeding in bony fishes have almost universally demonstrated the ability of individuals to modulate their method of capture in response to differing stimuli. Preliminary evidence indicates that morphologically specialized inertial suction feeding sharks are the most likely fishes to lack inherent modulatory ability. We examined the ability of the nurse shark, Ginglymostoma cirratum, to modulate its feeding behavior based on different food types and sizes. G. cirratum is an inertial suction feeding fish that is apparently stereotyped in its food capture behavior. Electromyography showed no statistical difference between feeding motor patterns based on food type (squid or fish) or size (gape width or twice gape width), although there were slight inter-individual differences in the onset of muscle firing for some muscles. Kinematic analysis showed a statistical difference in variables associated with durations for different food types, with the durations for all variables being faster for squid bites than fish bites, but no difference based on the size of the food item. This apparent lack of modulation may be associated with specialization of the morphology and behavior of G. cirratum for obligate suction prey capture. This functional specialization constrains the method in which G. cirratum captures prey but does not appear to result in dietary specialization. An unusual post capture spit-suck manipulation allows this shark to handle and ingest large prey.&quot;,&quot;container-title&quot;:&quot;Environmental Biology of Fishes&quot;,&quot;DOI&quot;:&quot;10.1007/s10641-005-7435-3&quot;,&quot;ISSN&quot;:&quot;1573-5133&quot;,&quot;issue&quot;:&quot;2&quot;,&quot;journalAbbreviation&quot;:&quot;Environ Biol Fish&quot;,&quot;language&quot;:&quot;en&quot;,&quot;page&quot;:&quot;163-174&quot;,&quot;source&quot;:&quot;Springer Link&quot;,&quot;title&quot;:&quot;Modulation in Feeding Kinematics and Motor Pattern of the Nurse Shark Ginglymostoma cirratum&quot;,&quot;URL&quot;:&quot;https://doi.org/10.1007/s10641-005-7435-3&quot;,&quot;volume&quot;:&quot;74&quot;,&quot;author&quot;:[{&quot;family&quot;:&quot;Matott&quot;,&quot;given&quot;:&quot;Michael P.&quot;},{&quot;family&quot;:&quot;Motta&quot;,&quot;given&quot;:&quot;Philip J.&quot;},{&quot;family&quot;:&quot;Hueter&quot;,&quot;given&quot;:&quot;Robert E.&quot;}],&quot;accessed&quot;:{&quot;date-parts&quot;:[[&quot;2019&quot;,12,4]]},&quot;issued&quot;:{&quot;date-parts&quot;:[[&quot;2005&quot;,10,1]]}}}],&quot;schema&quot;:&quot;https://github.com/citation-style-language/schema/raw/master/csl-citation.json&quot;} RNDi5jNdZklKo"/>(Matott et al. 2005)<text:reference-mark-end text:name="ZOTERO_ITEM CSL_CITATION {&quot;citationID&quot;:&quot;FjehQmGw&quot;,&quot;properties&quot;:{&quot;formattedCitation&quot;:&quot;(Matott et al. 2005)&quot;,&quot;plainCitation&quot;:&quot;(Matott et al. 2005)&quot;,&quot;noteIndex&quot;:0},&quot;citationItems&quot;:[{&quot;id&quot;:507,&quot;uris&quot;:[&quot;http://zotero.org/users/5871544/items/QY8H6QK3&quot;],&quot;uri&quot;:[&quot;http://zotero.org/users/5871544/items/QY8H6QK3&quot;],&quot;itemData&quot;:{&quot;id&quot;:507,&quot;type&quot;:&quot;article-journal&quot;,&quot;abstract&quot;:&quot;SynopsisStudies of feeding in bony fishes have almost universally demonstrated the ability of individuals to modulate their method of capture in response to differing stimuli. Preliminary evidence indicates that morphologically specialized inertial suction feeding sharks are the most likely fishes to lack inherent modulatory ability. We examined the ability of the nurse shark, Ginglymostoma cirratum, to modulate its feeding behavior based on different food types and sizes. G. cirratum is an inertial suction feeding fish that is apparently stereotyped in its food capture behavior. Electromyography showed no statistical difference between feeding motor patterns based on food type (squid or fish) or size (gape width or twice gape width), although there were slight inter-individual differences in the onset of muscle firing for some muscles. Kinematic analysis showed a statistical difference in variables associated with durations for different food types, with the durations for all variables being faster for squid bites than fish bites, but no difference based on the size of the food item. This apparent lack of modulation may be associated with specialization of the morphology and behavior of G. cirratum for obligate suction prey capture. This functional specialization constrains the method in which G. cirratum captures prey but does not appear to result in dietary specialization. An unusual post capture spit-suck manipulation allows this shark to handle and ingest large prey.&quot;,&quot;container-title&quot;:&quot;Environmental Biology of Fishes&quot;,&quot;DOI&quot;:&quot;10.1007/s10641-005-7435-3&quot;,&quot;ISSN&quot;:&quot;1573-5133&quot;,&quot;issue&quot;:&quot;2&quot;,&quot;journalAbbreviation&quot;:&quot;Environ Biol Fish&quot;,&quot;language&quot;:&quot;en&quot;,&quot;page&quot;:&quot;163-174&quot;,&quot;source&quot;:&quot;Springer Link&quot;,&quot;title&quot;:&quot;Modulation in Feeding Kinematics and Motor Pattern of the Nurse Shark Ginglymostoma cirratum&quot;,&quot;URL&quot;:&quot;https://doi.org/10.1007/s10641-005-7435-3&quot;,&quot;volume&quot;:&quot;74&quot;,&quot;author&quot;:[{&quot;family&quot;:&quot;Matott&quot;,&quot;given&quot;:&quot;Michael P.&quot;},{&quot;family&quot;:&quot;Motta&quot;,&quot;given&quot;:&quot;Philip J.&quot;},{&quot;family&quot;:&quot;Hueter&quot;,&quot;given&quot;:&quot;Robert E.&quot;}],&quot;accessed&quot;:{&quot;date-parts&quot;:[[&quot;2019&quot;,12,4]]},&quot;issued&quot;:{&quot;date-parts&quot;:[[&quot;2005&quot;,10,1]]}}}],&quot;schema&quot;:&quot;https://github.com/citation-style-language/schema/raw/master/csl-citation.json&quot;} RNDi5jNdZklKo"/></text:p>
      <text:p text:style-name="Standard"/>
      <text:p text:style-name="Standard"><text:reference-mark-start text:name="ZOTERO_ITEM CSL_CITATION {&quot;citationID&quot;:&quot;O3uVfymF&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k5VxKw8TNY"/><text:span text:style-name="T7">(Andrades 2018; Froese and Pauly 2019)</text:span><text:reference-mark-end text:name="ZOTERO_ITEM CSL_CITATION {&quot;citationID&quot;:&quot;O3uVfymF&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k5VxKw8TNY"/><text:span text:style-name="T7"> <text:s/>lutjanus</text:span></text:p>
      <text:p text:style-name="Standard"/>
      <text:p text:style-name="Standard"><text:span text:style-name="T7">cephalopholis </text:span><text:reference-mark-start text:name="ZOTERO_ITEM CSL_CITATION {&quot;citationID&quot;:&quot;cjtTSbQD&quot;,&quot;properties&quot;:{&quot;formattedCitation&quot;:&quot;(Coelho et al. 2012; Froese and Pauly 2019)&quot;,&quot;plainCitation&quot;:&quot;(Coelho et al. 2012; Froese and Pauly 2019)&quot;,&quot;noteIndex&quot;:0},&quot;citationItems&quot;:[{&quot;id&quot;:512,&quot;uris&quot;:[&quot;http://zotero.org/users/5871544/items/UTU2YTMA&quot;],&quot;uri&quot;:[&quot;http://zotero.org/users/5871544/items/UTU2YTMA&quot;],&quot;itemData&quot;:{&quot;id&quot;:512,&quot;type&quot;:&quot;article-journal&quot;,&quot;container-title&quot;:&quot;Neotropical Ichthyology&quot;,&quot;DOI&quot;:&quot;10.1590/S1679-62252012005000010&quot;,&quot;ISSN&quot;:&quot;1679-6225&quot;,&quot;issue&quot;:&quot;2&quot;,&quot;language&quot;:&quot;en&quot;,&quot;page&quot;:&quot;383-388&quot;,&quot;source&quot;:&quot;SciELO&quot;,&quot;title&quot;:&quot;Spatial distribution and diet of Cephalopholis fulva (Ephinephelidae) at Trindade Island, Brazil&quot;,&quot;URL&quot;:&quot;http://www.scielo.br/scielo.php?script=sci_abstract&amp;pid=S1679-62252012000200013&amp;lng=en&amp;nrm=iso&amp;tlng=en&quot;,&quot;volume&quot;:&quot;10&quot;,&quot;author&quot;:[{&quot;family&quot;:&quot;Coelho&quot;,&quot;given&quot;:&quot;Flavio do Nascimento&quot;},{&quot;family&quot;:&quot;Pinheiro&quot;,&quot;given&quot;:&quot;Hudson Tercio&quot;},{&quot;family&quot;:&quot;Santos&quot;,&quot;given&quot;:&quot;Robson Guimarães&quot;,&quot;dropping-particle&quot;:&quot;dos&quot;},{&quot;family&quot;:&quot;Albuquerque&quot;,&quot;given&quot;:&quot;Cristiano Queiroz&quot;,&quot;dropping-particle&quot;:&quot;de&quot;},{&quot;family&quot;:&quot;Martins&quot;,&quot;given&quot;:&quot;Agnaldo Silva&quot;}],&quot;accessed&quot;:{&quot;date-parts&quot;:[[&quot;2019&quot;,12,4]]},&quot;issued&quot;:{&quot;date-parts&quot;:[[&quot;2012&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7qyxaJxnlD"/>(Coelho et al. 2012; Froese and Pauly 2019)<text:reference-mark-end text:name="ZOTERO_ITEM CSL_CITATION {&quot;citationID&quot;:&quot;cjtTSbQD&quot;,&quot;properties&quot;:{&quot;formattedCitation&quot;:&quot;(Coelho et al. 2012; Froese and Pauly 2019)&quot;,&quot;plainCitation&quot;:&quot;(Coelho et al. 2012; Froese and Pauly 2019)&quot;,&quot;noteIndex&quot;:0},&quot;citationItems&quot;:[{&quot;id&quot;:512,&quot;uris&quot;:[&quot;http://zotero.org/users/5871544/items/UTU2YTMA&quot;],&quot;uri&quot;:[&quot;http://zotero.org/users/5871544/items/UTU2YTMA&quot;],&quot;itemData&quot;:{&quot;id&quot;:512,&quot;type&quot;:&quot;article-journal&quot;,&quot;container-title&quot;:&quot;Neotropical Ichthyology&quot;,&quot;DOI&quot;:&quot;10.1590/S1679-62252012005000010&quot;,&quot;ISSN&quot;:&quot;1679-6225&quot;,&quot;issue&quot;:&quot;2&quot;,&quot;language&quot;:&quot;en&quot;,&quot;page&quot;:&quot;383-388&quot;,&quot;source&quot;:&quot;SciELO&quot;,&quot;title&quot;:&quot;Spatial distribution and diet of Cephalopholis fulva (Ephinephelidae) at Trindade Island, Brazil&quot;,&quot;URL&quot;:&quot;http://www.scielo.br/scielo.php?script=sci_abstract&amp;pid=S1679-62252012000200013&amp;lng=en&amp;nrm=iso&amp;tlng=en&quot;,&quot;volume&quot;:&quot;10&quot;,&quot;author&quot;:[{&quot;family&quot;:&quot;Coelho&quot;,&quot;given&quot;:&quot;Flavio do Nascimento&quot;},{&quot;family&quot;:&quot;Pinheiro&quot;,&quot;given&quot;:&quot;Hudson Tercio&quot;},{&quot;family&quot;:&quot;Santos&quot;,&quot;given&quot;:&quot;Robson Guimarães&quot;,&quot;dropping-particle&quot;:&quot;dos&quot;},{&quot;family&quot;:&quot;Albuquerque&quot;,&quot;given&quot;:&quot;Cristiano Queiroz&quot;,&quot;dropping-particle&quot;:&quot;de&quot;},{&quot;family&quot;:&quot;Martins&quot;,&quot;given&quot;:&quot;Agnaldo Silva&quot;}],&quot;accessed&quot;:{&quot;date-parts&quot;:[[&quot;2019&quot;,12,4]]},&quot;issued&quot;:{&quot;date-parts&quot;:[[&quot;2012&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7qyxaJxnlD"/></text:p>
      <text:p text:style-name="Standard"><text:span text:style-name="T8">caranx </text:span><text:reference-mark-start text:name="ZOTERO_ITEM CSL_CITATION {&quot;citationID&quot;:&quot;qKsencGA&quot;,&quot;properties&quot;:{&quot;formattedCitation&quot;:&quot;(Silvano 2001; Sley et al. 2009; Froese and Pauly 2019)&quot;,&quot;plainCitation&quot;:&quot;(Silvano 2001; Sley et al. 2009; Froese and Pauly 2019)&quot;,&quot;noteIndex&quot;:0},&quot;citationItems&quot;:[{&quot;id&quot;:522,&quot;uris&quot;:[&quot;http://zotero.org/users/5871544/items/ULUVC5T9&quot;],&quot;uri&quot;:[&quot;http://zotero.org/users/5871544/items/ULUVC5T9&quot;],&quot;itemData&quot;:{&quot;id&quot;:522,&quot;type&quot;:&quot;article-journal&quot;,&quot;abstract&quot;:&quot;I studied the feeding behavior and diet of the carangid jack Caranx latus in a subtropical reef at Búzios Island on the southeastern Brazilian coast. Caranx latus foraged alone or in small groups of up to three individuals during daytime employing two main feeding styles: searching for prey while swimming in mid-water and following individuals of other fish species which disturbed the substrate while foraging among the rocks. The labrid wrasse Bodianus rufus was the main fish species followed by the jack. The jack feeds on crustaceans and fishes some of which are benthic rocky bottom dwellers and are caught during following. The behavioral flexibility of C. latus enables this fish to consume both crustaceans from the water column and benthic rocky dweller fishes. There is little dietary overlap between C. latus and the followed B. rufus. The interspecific feeding associations could be regarded as advantageous for C. latus allowing access to a broader range of prey categories and increasing the food intake through the consumption of large benthic fish prey&quot;,&quot;container-title&quot;:&quot;Environmental Biology of Fishes&quot;,&quot;DOI&quot;:&quot;10.1023/A:1011064923544&quot;,&quot;ISSN&quot;:&quot;1573-5133&quot;,&quot;issue&quot;:&quot;4&quot;,&quot;journalAbbreviation&quot;:&quot;Environmental Biology of Fishes&quot;,&quot;language&quot;:&quot;en&quot;,&quot;page&quot;:&quot;465-470&quot;,&quot;source&quot;:&quot;Springer Link&quot;,&quot;title&quot;:&quot;Feeding Habits and Interspecific Feeding Associations of Caranx Latus (Carangidae) in a Subtropical Reef&quot;,&quot;URL&quot;:&quot;https://doi.org/10.1023/A:1011064923544&quot;,&quot;volume&quot;:&quot;60&quot;,&quot;author&quot;:[{&quot;family&quot;:&quot;Silvano&quot;,&quot;given&quot;:&quot;Renato A.M.&quot;}],&quot;accessed&quot;:{&quot;date-parts&quot;:[[&quot;2019&quot;,12,4]]},&quot;issued&quot;:{&quot;date-parts&quot;:[[&quot;2001&quot;,4,1]]}}},{&quot;id&quot;:519,&quot;uris&quot;:[&quot;http://zotero.org/users/5871544/items/H963B7H2&quot;],&quot;uri&quot;:[&quot;http://zotero.org/users/5871544/items/H963B7H2&quot;],&quot;itemData&quot;:{&quot;id&quot;:519,&quot;type&quot;:&quot;article-journal&quot;,&quot;abstract&quot;:&quot;The diet of blue runner Caranx crysos (Carangidae) in the Gulf of Gabès (Tunisia, Mediterranean) is described from analysis of stomach contents (N = 1668 fish). The majority of samples were obtained from commercial purse seine and gill-net catches. The index of vacuity (%VI) was relatively high (58.7%) and differed significantly across months. Blue runner is an opportunistic predator that consumes mostly pelagic organisms, with benthic prey representing only a small proportion of the diet. The diet was quantified using the frequency of occurrence (%F), numerical abundance (%N), weight (%W) and the index of relative importance (IRI and %IRI) for each prey taxa.The most important prey categories were teleosts (%IRI = 83.4) and crustaceans (%IRI = 16.6), with molluscs only observed occasionally (%IRI &lt; 0.1). Fish were also the dominant food items in both terms of weight (89.60%) and frequency of occurrence (82.44%). In terms of numerical abundance, crustaceans were the most abundant prey (78.07%). Ontogenetic and seasonal differences in the diet were observed, although there was no difference between the diets of males and females.&quot;,&quot;container-title&quot;:&quot;Journal of the Marine Biological Association of the United Kingdom&quot;,&quot;DOI&quot;:&quot;10.1017/S0025315409000265&quot;,&quot;ISSN&quot;:&quot;1469-7769, 0025-3154&quot;,&quot;issue&quot;:&quot;7&quot;,&quot;language&quot;:&quot;en&quot;,&quot;page&quot;:&quot;1375-1380&quot;,&quot;source&quot;:&quot;Cambridge Core&quot;,&quot;title&quot;:&quot;Food and feeding habits of Caranx crysos from the Gulf of Gabès (Tunisia)&quot;,&quot;URL&quot;:&quot;https://www.cambridge.org/core/journals/journal-of-the-marine-biological-association-of-the-united-kingdom/article/food-and-feeding-habits-of-caranx-crysos-from-the-gulf-of-gabes-tunisia/37BD993C184E4F50C43DBC2B3D0E477A&quot;,&quot;volume&quot;:&quot;89&quot;,&quot;author&quot;:[{&quot;family&quot;:&quot;Sley&quot;,&quot;given&quot;:&quot;Ayda&quot;},{&quot;family&quot;:&quot;Jarboui&quot;,&quot;given&quot;:&quot;Othman&quot;},{&quot;family&quot;:&quot;Ghorbel&quot;,&quot;given&quot;:&quot;Mohamed&quot;},{&quot;family&quot;:&quot;Bouain&quot;,&quot;given&quot;:&quot;Abderrahmen&quot;}],&quot;accessed&quot;:{&quot;date-parts&quot;:[[&quot;2019&quot;,12,4]]},&quot;issued&quot;:{&quot;date-parts&quot;:[[&quot;2009&quot;,11]]}}},{&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op6rQyhEex"/><text:span text:style-name="T8">(Silvano 2001; Sley et al. 2009; Froese and Pauly 2019)</text:span><text:reference-mark-end text:name="ZOTERO_ITEM CSL_CITATION {&quot;citationID&quot;:&quot;qKsencGA&quot;,&quot;properties&quot;:{&quot;formattedCitation&quot;:&quot;(Silvano 2001; Sley et al. 2009; Froese and Pauly 2019)&quot;,&quot;plainCitation&quot;:&quot;(Silvano 2001; Sley et al. 2009; Froese and Pauly 2019)&quot;,&quot;noteIndex&quot;:0},&quot;citationItems&quot;:[{&quot;id&quot;:522,&quot;uris&quot;:[&quot;http://zotero.org/users/5871544/items/ULUVC5T9&quot;],&quot;uri&quot;:[&quot;http://zotero.org/users/5871544/items/ULUVC5T9&quot;],&quot;itemData&quot;:{&quot;id&quot;:522,&quot;type&quot;:&quot;article-journal&quot;,&quot;abstract&quot;:&quot;I studied the feeding behavior and diet of the carangid jack Caranx latus in a subtropical reef at Búzios Island on the southeastern Brazilian coast. Caranx latus foraged alone or in small groups of up to three individuals during daytime employing two main feeding styles: searching for prey while swimming in mid-water and following individuals of other fish species which disturbed the substrate while foraging among the rocks. The labrid wrasse Bodianus rufus was the main fish species followed by the jack. The jack feeds on crustaceans and fishes some of which are benthic rocky bottom dwellers and are caught during following. The behavioral flexibility of C. latus enables this fish to consume both crustaceans from the water column and benthic rocky dweller fishes. There is little dietary overlap between C. latus and the followed B. rufus. The interspecific feeding associations could be regarded as advantageous for C. latus allowing access to a broader range of prey categories and increasing the food intake through the consumption of large benthic fish prey&quot;,&quot;container-title&quot;:&quot;Environmental Biology of Fishes&quot;,&quot;DOI&quot;:&quot;10.1023/A:1011064923544&quot;,&quot;ISSN&quot;:&quot;1573-5133&quot;,&quot;issue&quot;:&quot;4&quot;,&quot;journalAbbreviation&quot;:&quot;Environmental Biology of Fishes&quot;,&quot;language&quot;:&quot;en&quot;,&quot;page&quot;:&quot;465-470&quot;,&quot;source&quot;:&quot;Springer Link&quot;,&quot;title&quot;:&quot;Feeding Habits and Interspecific Feeding Associations of Caranx Latus (Carangidae) in a Subtropical Reef&quot;,&quot;URL&quot;:&quot;https://doi.org/10.1023/A:1011064923544&quot;,&quot;volume&quot;:&quot;60&quot;,&quot;author&quot;:[{&quot;family&quot;:&quot;Silvano&quot;,&quot;given&quot;:&quot;Renato A.M.&quot;}],&quot;accessed&quot;:{&quot;date-parts&quot;:[[&quot;2019&quot;,12,4]]},&quot;issued&quot;:{&quot;date-parts&quot;:[[&quot;2001&quot;,4,1]]}}},{&quot;id&quot;:519,&quot;uris&quot;:[&quot;http://zotero.org/users/5871544/items/H963B7H2&quot;],&quot;uri&quot;:[&quot;http://zotero.org/users/5871544/items/H963B7H2&quot;],&quot;itemData&quot;:{&quot;id&quot;:519,&quot;type&quot;:&quot;article-journal&quot;,&quot;abstract&quot;:&quot;The diet of blue runner Caranx crysos (Carangidae) in the Gulf of Gabès (Tunisia, Mediterranean) is described from analysis of stomach contents (N = 1668 fish). The majority of samples were obtained from commercial purse seine and gill-net catches. The index of vacuity (%VI) was relatively high (58.7%) and differed significantly across months. Blue runner is an opportunistic predator that consumes mostly pelagic organisms, with benthic prey representing only a small proportion of the diet. The diet was quantified using the frequency of occurrence (%F), numerical abundance (%N), weight (%W) and the index of relative importance (IRI and %IRI) for each prey taxa.The most important prey categories were teleosts (%IRI = 83.4) and crustaceans (%IRI = 16.6), with molluscs only observed occasionally (%IRI &lt; 0.1). Fish were also the dominant food items in both terms of weight (89.60%) and frequency of occurrence (82.44%). In terms of numerical abundance, crustaceans were the most abundant prey (78.07%). Ontogenetic and seasonal differences in the diet were observed, although there was no difference between the diets of males and females.&quot;,&quot;container-title&quot;:&quot;Journal of the Marine Biological Association of the United Kingdom&quot;,&quot;DOI&quot;:&quot;10.1017/S0025315409000265&quot;,&quot;ISSN&quot;:&quot;1469-7769, 0025-3154&quot;,&quot;issue&quot;:&quot;7&quot;,&quot;language&quot;:&quot;en&quot;,&quot;page&quot;:&quot;1375-1380&quot;,&quot;source&quot;:&quot;Cambridge Core&quot;,&quot;title&quot;:&quot;Food and feeding habits of Caranx crysos from the Gulf of Gabès (Tunisia)&quot;,&quot;URL&quot;:&quot;https://www.cambridge.org/core/journals/journal-of-the-marine-biological-association-of-the-united-kingdom/article/food-and-feeding-habits-of-caranx-crysos-from-the-gulf-of-gabes-tunisia/37BD993C184E4F50C43DBC2B3D0E477A&quot;,&quot;volume&quot;:&quot;89&quot;,&quot;author&quot;:[{&quot;family&quot;:&quot;Sley&quot;,&quot;given&quot;:&quot;Ayda&quot;},{&quot;family&quot;:&quot;Jarboui&quot;,&quot;given&quot;:&quot;Othman&quot;},{&quot;family&quot;:&quot;Ghorbel&quot;,&quot;given&quot;:&quot;Mohamed&quot;},{&quot;family&quot;:&quot;Bouain&quot;,&quot;given&quot;:&quot;Abderrahmen&quot;}],&quot;accessed&quot;:{&quot;date-parts&quot;:[[&quot;2019&quot;,12,4]]},&quot;issued&quot;:{&quot;date-parts&quot;:[[&quot;2009&quot;,11]]}}},{&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op6rQyhEex"/></text:p>
      <text:p text:style-name="Standard"/>
      <text:p text:style-name="Standard"><text:span text:style-name="T9">acanthurus </text:span><text:reference-mark-start text:name="ZOTERO_ITEM CSL_CITATION {&quot;citationID&quot;:&quot;qICJz8eO&quot;,&quot;properties&quot;:{&quot;formattedCitation&quot;:&quot;(Longo et al. 2015; Andrades 2018; Froese and Pauly 2019)&quot;,&quot;plainCitation&quot;:&quot;(Longo et al. 2015; Andrades 2018; Froese and Pauly 2019)&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lu58uTRfdZ"/><text:span text:style-name="T9">(Longo et al. 2015; Andrades 2018; Froese and Pauly 2019)</text:span><text:reference-mark-end text:name="ZOTERO_ITEM CSL_CITATION {&quot;citationID&quot;:&quot;qICJz8eO&quot;,&quot;properties&quot;:{&quot;formattedCitation&quot;:&quot;(Longo et al. 2015; Andrades 2018; Froese and Pauly 2019)&quot;,&quot;plainCitation&quot;:&quot;(Longo et al. 2015; Andrades 2018; Froese and Pauly 2019)&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lu58uTRfdZ"/></text:p>
      <text:p text:style-name="Standard"><text:soft-page-break/><text:span text:style-name="T10">stegates </text:span><text:reference-mark-start text:name="ZOTERO_ITEM CSL_CITATION {&quot;citationID&quot;:&quot;A6IOCAc4&quot;,&quot;properties&quot;:{&quot;formattedCitation&quot;:&quot;(Souza et al. 2011; Andrades 2018)&quot;,&quot;plainCitation&quot;:&quot;(Souza et al. 2011; Andrades 2018)&quot;,&quot;noteIndex&quot;:0},&quot;citationItems&quot;:[{&quot;id&quot;:524,&quot;uris&quot;:[&quot;http://zotero.org/users/5871544/items/E952KGWD&quot;],&quot;uri&quot;:[&quot;http://zotero.org/users/5871544/items/E952KGWD&quot;],&quot;itemData&quot;:{&quot;id&quot;:524,&quot;type&quot;:&quot;article-journal&quot;,&quot;abstract&quot;:&quot;This paper presents the results of the first field study of the Brazilian endemic damselfish Stegastes rocasensis. Underwater data were collected at the Fernando de Noronha Archipelago (NE Brazil), where four sites were visually assayed for local territorial and feeding behaviors, as well as habitat use. S. rocasensis preferentially fed on turf and macroalgae, and during the afternoon period. Its territory size ranged from 0.26 to 13.86 m2 (1.61 ± 0.23 m2). Our findings suggest that adults preferably inhabit shallow, turf-rich areas, while sub-adults and juveniles occupy deeper areas with higher percent cover of invertebrates and hard corals, respectively. With regards to agonistic behaviors, pursuit of intruders was the most frequent reaction recorded (p &lt; 0.001); the highest level of aggression was elicited by territorial herbivores (p &lt; 0.001). Nevertheless, analysis of attacks elicited by different fish species within S. rocasensis’ territory showed that more attacks were launched on conspecifics than on other fish species.&quot;,&quot;container-title&quot;:&quot;Environmental Biology of Fishes&quot;,&quot;DOI&quot;:&quot;10.1007/s10641-010-9765-z&quot;,&quot;ISSN&quot;:&quot;1573-5133&quot;,&quot;issue&quot;:&quot;2&quot;,&quot;journalAbbreviation&quot;:&quot;Environ Biol Fish&quot;,&quot;language&quot;:&quot;en&quot;,&quot;page&quot;:&quot;133-144&quot;,&quot;source&quot;:&quot;Springer Link&quot;,&quot;title&quot;:&quot;Habitat use, feeding and territorial behavior of a Brazilian endemic damselfish Stegastes rocasensis (Actinopterygii: Pomacentridae)&quot;,&quot;title-short&quot;:&quot;Habitat use, feeding and territorial behavior of a Brazilian endemic damselfish Stegastes rocasensis (Actinopterygii&quot;,&quot;URL&quot;:&quot;https://doi.org/10.1007/s10641-010-9765-z&quot;,&quot;volume&quot;:&quot;91&quot;,&quot;author&quot;:[{&quot;family&quot;:&quot;Souza&quot;,&quot;given&quot;:&quot;Allan T.&quot;},{&quot;family&quot;:&quot;Ilarri&quot;,&quot;given&quot;:&quot;Martina I.&quot;},{&quot;family&quot;:&quot;Rosa&quot;,&quot;given&quot;:&quot;Ierecê L.&quot;}],&quot;accessed&quot;:{&quot;date-parts&quot;:[[&quot;2019&quot;,12,4]]},&quot;issued&quot;:{&quot;date-parts&quot;:[[&quot;2011&quot;,6,1]]}}},{&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schema&quot;:&quot;https://github.com/citation-style-language/schema/raw/master/csl-citation.json&quot;} RND1vSEKBKZnX"/><text:span text:style-name="T10">(Souza et al. 2011; Andrades 2018)</text:span><text:reference-mark-end text:name="ZOTERO_ITEM CSL_CITATION {&quot;citationID&quot;:&quot;A6IOCAc4&quot;,&quot;properties&quot;:{&quot;formattedCitation&quot;:&quot;(Souza et al. 2011; Andrades 2018)&quot;,&quot;plainCitation&quot;:&quot;(Souza et al. 2011; Andrades 2018)&quot;,&quot;noteIndex&quot;:0},&quot;citationItems&quot;:[{&quot;id&quot;:524,&quot;uris&quot;:[&quot;http://zotero.org/users/5871544/items/E952KGWD&quot;],&quot;uri&quot;:[&quot;http://zotero.org/users/5871544/items/E952KGWD&quot;],&quot;itemData&quot;:{&quot;id&quot;:524,&quot;type&quot;:&quot;article-journal&quot;,&quot;abstract&quot;:&quot;This paper presents the results of the first field study of the Brazilian endemic damselfish Stegastes rocasensis. Underwater data were collected at the Fernando de Noronha Archipelago (NE Brazil), where four sites were visually assayed for local territorial and feeding behaviors, as well as habitat use. S. rocasensis preferentially fed on turf and macroalgae, and during the afternoon period. Its territory size ranged from 0.26 to 13.86 m2 (1.61 ± 0.23 m2). Our findings suggest that adults preferably inhabit shallow, turf-rich areas, while sub-adults and juveniles occupy deeper areas with higher percent cover of invertebrates and hard corals, respectively. With regards to agonistic behaviors, pursuit of intruders was the most frequent reaction recorded (p &lt; 0.001); the highest level of aggression was elicited by territorial herbivores (p &lt; 0.001). Nevertheless, analysis of attacks elicited by different fish species within S. rocasensis’ territory showed that more attacks were launched on conspecifics than on other fish species.&quot;,&quot;container-title&quot;:&quot;Environmental Biology of Fishes&quot;,&quot;DOI&quot;:&quot;10.1007/s10641-010-9765-z&quot;,&quot;ISSN&quot;:&quot;1573-5133&quot;,&quot;issue&quot;:&quot;2&quot;,&quot;journalAbbreviation&quot;:&quot;Environ Biol Fish&quot;,&quot;language&quot;:&quot;en&quot;,&quot;page&quot;:&quot;133-144&quot;,&quot;source&quot;:&quot;Springer Link&quot;,&quot;title&quot;:&quot;Habitat use, feeding and territorial behavior of a Brazilian endemic damselfish Stegastes rocasensis (Actinopterygii: Pomacentridae)&quot;,&quot;title-short&quot;:&quot;Habitat use, feeding and territorial behavior of a Brazilian endemic damselfish Stegastes rocasensis (Actinopterygii&quot;,&quot;URL&quot;:&quot;https://doi.org/10.1007/s10641-010-9765-z&quot;,&quot;volume&quot;:&quot;91&quot;,&quot;author&quot;:[{&quot;family&quot;:&quot;Souza&quot;,&quot;given&quot;:&quot;Allan T.&quot;},{&quot;family&quot;:&quot;Ilarri&quot;,&quot;given&quot;:&quot;Martina I.&quot;},{&quot;family&quot;:&quot;Rosa&quot;,&quot;given&quot;:&quot;Ierecê L.&quot;}],&quot;accessed&quot;:{&quot;date-parts&quot;:[[&quot;2019&quot;,12,4]]},&quot;issued&quot;:{&quot;date-parts&quot;:[[&quot;2011&quot;,6,1]]}}},{&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schema&quot;:&quot;https://github.com/citation-style-language/schema/raw/master/csl-citation.json&quot;} RND1vSEKBKZnX"/></text:p>
      <text:p text:style-name="Standard"/>
      <text:p text:style-name="Standard"><text:span text:style-name="T11">thalassoma </text:span><text:reference-mark-start text:name="ZOTERO_ITEM CSL_CITATION {&quot;citationID&quot;:&quot;LQN8mFq3&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yfg2laQSRT"/><text:span text:style-name="T11">(Andrades 2018; Froese and Pauly 2019)</text:span><text:reference-mark-end text:name="ZOTERO_ITEM CSL_CITATION {&quot;citationID&quot;:&quot;LQN8mFq3&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yfg2laQSRT"/></text:p>
      <text:p text:style-name="Standard"/>
      <text:p text:style-name="Standard"><text:span text:style-name="T12">sparisoma </text:span><text:reference-mark-start text:name="ZOTERO_ITEM CSL_CITATION {&quot;citationID&quot;:&quot;M1P87i3g&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EuGErDRHLM"/><text:span text:style-name="T12">(Andrades 2018; Froese and Pauly 2019)</text:span><text:reference-mark-end text:name="ZOTERO_ITEM CSL_CITATION {&quot;citationID&quot;:&quot;M1P87i3g&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EuGErDRHLM"/></text:p>
      <text:p text:style-name="Standard"/>
      <text:p text:style-name="Standard"><text:span text:style-name="T13">melichthys <text:s/></text:span><text:reference-mark-start text:name="ZOTERO_ITEM CSL_CITATION {&quot;citationID&quot;:&quot;CEg16BQY&quot;,&quot;properties&quot;:{&quot;formattedCitation&quot;:&quot;(Turingan et al. 1995; Mendes et al. 2019; Froese and Pauly 2019)&quot;,&quot;plainCitation&quot;:&quot;(Turingan et al. 1995; Mendes et al. 2019; Froese and Pauly 2019)&quot;,&quot;noteIndex&quot;:0},&quot;citationItems&quot;:[{&quot;id&quot;:529,&quot;uris&quot;:[&quot;http://zotero.org/users/5871544/items/KVTLRN4M&quot;],&quot;uri&quot;:[&quot;http://zotero.org/users/5871544/items/KVTLRN4M&quot;],&quot;itemData&quot;:{&quot;id&quot;:529,&quot;type&quot;:&quot;article-journal&quot;,&quot;abstract&quot;:&quot;The relationships between prey utilization and jaw biomechanics were explored in two Caribbean populations (La Parguera and Mona Island) of four trigger-fishes. The volumetric contribution of major prey types and six biomechanical features of the jaws that characterize biting strength were contrasted between populations. At Mona, Xanthichthys ringens ate 45% benthic organisms, whereas conspecifics at La Parguera fed exclusively on plankton. Balistes vetula at Mona consumed 63% soft and nonelusive invertebrates, in contrast to their La Parguera conspecifics, which consumed 62% hard prey. Differences in diet between populations were associated with differences in jaw biomechanics. Xanthichthys at Mona had jaw muscles, bones, and closing-lever ratios larger than those of fish at La Parguera, indicating a stronger bite. Balistes at Mona had 50% smaller jaw bones, muscles, and closing-lever ratios than their La Parguera conspecifics, indicating a weaker but swifter bite. Melichthys niger and Cantherhines macrocerus ate similar prey at the two locations and showed little difference in trophic anatomy. We hypothesize that the interpopulation differences in morphology are induced by the activities of feeding on different prey and enhance the feeding ability of fishes for locally dominant prey. Plasticity of the feeding mechanism may be a widespread attribute of fish feeding systems that promotes the ability of species to occupy multiple habitat types successfully.&quot;,&quot;container-title&quot;:&quot;Oecologia&quot;,&quot;DOI&quot;:&quot;10.1007/BF00329796&quot;,&quot;ISSN&quot;:&quot;1432-1939&quot;,&quot;issue&quot;:&quot;3&quot;,&quot;journalAbbreviation&quot;:&quot;Oecologia&quot;,&quot;language&quot;:&quot;en&quot;,&quot;page&quot;:&quot;296-304&quot;,&quot;source&quot;:&quot;Springer Link&quot;,&quot;title&quot;:&quot;Interpopulation variation in prey use and feeding biomechanics in Caribbean triggerfishes&quot;,&quot;URL&quot;:&quot;https://doi.org/10.1007/BF00329796&quot;,&quot;volume&quot;:&quot;102&quot;,&quot;author&quot;:[{&quot;family&quot;:&quot;Turingan&quot;,&quot;given&quot;:&quot;Ralph G.&quot;},{&quot;family&quot;:&quot;Wainwright&quot;,&quot;given&quot;:&quot;Peter C.&quot;},{&quot;family&quot;:&quot;Hensley&quot;,&quot;given&quot;:&quot;Dannie A.&quot;}],&quot;accessed&quot;:{&quot;date-parts&quot;:[[&quot;2019&quot;,12,4]]},&quot;issued&quot;:{&quot;date-parts&quot;:[[&quot;1995&quot;,6,1]]}}},{&quot;id&quot;:526,&quot;uris&quot;:[&quot;http://zotero.org/users/5871544/items/D9GTPW8W&quot;],&quot;uri&quot;:[&quot;http://zotero.org/users/5871544/items/D9GTPW8W&quot;],&quot;itemData&quot;:{&quot;id&quot;:526,&quot;type&quot;:&quot;article-journal&quot;,&quot;abstract&quot;:&quot;This study evaluated the functional role of the highly generalist omnivore Melichthys niger in the remote St. Peter and St Paul's Archipelago (SPSPA), Brazil, where grazing herbivorous fishes are very scarce. We analysed patterns of distribution from zero to 30 m deep during three time intervals during the day and sampled different aspects of their feeding behaviour, including diel feeding rate, feeding substrate and diet. The density of M. niger increased with depth (26–30 m) and decreased by the end of the day. Although M. niger did not present a typical herbivore diel feeding pattern, they targeted the epilithic algal matrix as their primary feeding substrate, ingesting predominantly algae and detritus. The characteristic Caulerpa racemosa var. peltata from SPSPA was ingested only as detached fronds. We suggest that in the isolated SPSPA, the single species M. niger may perform a unique role as a link between benthic primary production and higher levels. Further studies on the trophic ecology of omnivorous species are necessary to better understand their roles in a reef system, especially in impoverished areas where they are likely to play a crucial role.&quot;,&quot;container-title&quot;:&quot;Journal of Fish Biology&quot;,&quot;DOI&quot;:&quot;10.1111/jfb.14075&quot;,&quot;ISSN&quot;:&quot;1095-8649&quot;,&quot;issue&quot;:&quot;3&quot;,&quot;language&quot;:&quot;en&quot;,&quot;page&quot;:&quot;812-819&quot;,&quot;source&quot;:&quot;Wiley Online Library&quot;,&quot;title&quot;:&quot;The omnivorous triggerfish Melichthys niger is a functional herbivore on an isolated Atlantic oceanic island&quot;,&quot;URL&quot;:&quot;https://onlinelibrary.wiley.com/doi/abs/10.1111/jfb.14075&quot;,&quot;volume&quot;:&quot;95&quot;,&quot;author&quot;:[{&quot;family&quot;:&quot;Mendes&quot;,&quot;given&quot;:&quot;Thiago C.&quot;},{&quot;family&quot;:&quot;Quimbayo&quot;,&quot;given&quot;:&quot;Juan P.&quot;},{&quot;family&quot;:&quot;Bouth&quot;,&quot;given&quot;:&quot;Helena F.&quot;},{&quot;family&quot;:&quot;Silva&quot;,&quot;given&quot;:&quot;Luana P. S.&quot;},{&quot;family&quot;:&quot;Ferreira&quot;,&quot;given&quot;:&quot;Carlos E. L.&quot;}],&quot;accessed&quot;:{&quot;date-parts&quot;:[[&quot;2019&quot;,12,4]]},&quot;issued&quot;:{&quot;date-parts&quot;:[[&quot;2019&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2xcSDC3uRf"/>(Turingan et al. 1995; Mendes et al. 2019; Froese and Pauly 2019)<text:reference-mark-end text:name="ZOTERO_ITEM CSL_CITATION {&quot;citationID&quot;:&quot;CEg16BQY&quot;,&quot;properties&quot;:{&quot;formattedCitation&quot;:&quot;(Turingan et al. 1995; Mendes et al. 2019; Froese and Pauly 2019)&quot;,&quot;plainCitation&quot;:&quot;(Turingan et al. 1995; Mendes et al. 2019; Froese and Pauly 2019)&quot;,&quot;noteIndex&quot;:0},&quot;citationItems&quot;:[{&quot;id&quot;:529,&quot;uris&quot;:[&quot;http://zotero.org/users/5871544/items/KVTLRN4M&quot;],&quot;uri&quot;:[&quot;http://zotero.org/users/5871544/items/KVTLRN4M&quot;],&quot;itemData&quot;:{&quot;id&quot;:529,&quot;type&quot;:&quot;article-journal&quot;,&quot;abstract&quot;:&quot;The relationships between prey utilization and jaw biomechanics were explored in two Caribbean populations (La Parguera and Mona Island) of four trigger-fishes. The volumetric contribution of major prey types and six biomechanical features of the jaws that characterize biting strength were contrasted between populations. At Mona, Xanthichthys ringens ate 45% benthic organisms, whereas conspecifics at La Parguera fed exclusively on plankton. Balistes vetula at Mona consumed 63% soft and nonelusive invertebrates, in contrast to their La Parguera conspecifics, which consumed 62% hard prey. Differences in diet between populations were associated with differences in jaw biomechanics. Xanthichthys at Mona had jaw muscles, bones, and closing-lever ratios larger than those of fish at La Parguera, indicating a stronger bite. Balistes at Mona had 50% smaller jaw bones, muscles, and closing-lever ratios than their La Parguera conspecifics, indicating a weaker but swifter bite. Melichthys niger and Cantherhines macrocerus ate similar prey at the two locations and showed little difference in trophic anatomy. We hypothesize that the interpopulation differences in morphology are induced by the activities of feeding on different prey and enhance the feeding ability of fishes for locally dominant prey. Plasticity of the feeding mechanism may be a widespread attribute of fish feeding systems that promotes the ability of species to occupy multiple habitat types successfully.&quot;,&quot;container-title&quot;:&quot;Oecologia&quot;,&quot;DOI&quot;:&quot;10.1007/BF00329796&quot;,&quot;ISSN&quot;:&quot;1432-1939&quot;,&quot;issue&quot;:&quot;3&quot;,&quot;journalAbbreviation&quot;:&quot;Oecologia&quot;,&quot;language&quot;:&quot;en&quot;,&quot;page&quot;:&quot;296-304&quot;,&quot;source&quot;:&quot;Springer Link&quot;,&quot;title&quot;:&quot;Interpopulation variation in prey use and feeding biomechanics in Caribbean triggerfishes&quot;,&quot;URL&quot;:&quot;https://doi.org/10.1007/BF00329796&quot;,&quot;volume&quot;:&quot;102&quot;,&quot;author&quot;:[{&quot;family&quot;:&quot;Turingan&quot;,&quot;given&quot;:&quot;Ralph G.&quot;},{&quot;family&quot;:&quot;Wainwright&quot;,&quot;given&quot;:&quot;Peter C.&quot;},{&quot;family&quot;:&quot;Hensley&quot;,&quot;given&quot;:&quot;Dannie A.&quot;}],&quot;accessed&quot;:{&quot;date-parts&quot;:[[&quot;2019&quot;,12,4]]},&quot;issued&quot;:{&quot;date-parts&quot;:[[&quot;1995&quot;,6,1]]}}},{&quot;id&quot;:526,&quot;uris&quot;:[&quot;http://zotero.org/users/5871544/items/D9GTPW8W&quot;],&quot;uri&quot;:[&quot;http://zotero.org/users/5871544/items/D9GTPW8W&quot;],&quot;itemData&quot;:{&quot;id&quot;:526,&quot;type&quot;:&quot;article-journal&quot;,&quot;abstract&quot;:&quot;This study evaluated the functional role of the highly generalist omnivore Melichthys niger in the remote St. Peter and St Paul's Archipelago (SPSPA), Brazil, where grazing herbivorous fishes are very scarce. We analysed patterns of distribution from zero to 30 m deep during three time intervals during the day and sampled different aspects of their feeding behaviour, including diel feeding rate, feeding substrate and diet. The density of M. niger increased with depth (26–30 m) and decreased by the end of the day. Although M. niger did not present a typical herbivore diel feeding pattern, they targeted the epilithic algal matrix as their primary feeding substrate, ingesting predominantly algae and detritus. The characteristic Caulerpa racemosa var. peltata from SPSPA was ingested only as detached fronds. We suggest that in the isolated SPSPA, the single species M. niger may perform a unique role as a link between benthic primary production and higher levels. Further studies on the trophic ecology of omnivorous species are necessary to better understand their roles in a reef system, especially in impoverished areas where they are likely to play a crucial role.&quot;,&quot;container-title&quot;:&quot;Journal of Fish Biology&quot;,&quot;DOI&quot;:&quot;10.1111/jfb.14075&quot;,&quot;ISSN&quot;:&quot;1095-8649&quot;,&quot;issue&quot;:&quot;3&quot;,&quot;language&quot;:&quot;en&quot;,&quot;page&quot;:&quot;812-819&quot;,&quot;source&quot;:&quot;Wiley Online Library&quot;,&quot;title&quot;:&quot;The omnivorous triggerfish Melichthys niger is a functional herbivore on an isolated Atlantic oceanic island&quot;,&quot;URL&quot;:&quot;https://onlinelibrary.wiley.com/doi/abs/10.1111/jfb.14075&quot;,&quot;volume&quot;:&quot;95&quot;,&quot;author&quot;:[{&quot;family&quot;:&quot;Mendes&quot;,&quot;given&quot;:&quot;Thiago C.&quot;},{&quot;family&quot;:&quot;Quimbayo&quot;,&quot;given&quot;:&quot;Juan P.&quot;},{&quot;family&quot;:&quot;Bouth&quot;,&quot;given&quot;:&quot;Helena F.&quot;},{&quot;family&quot;:&quot;Silva&quot;,&quot;given&quot;:&quot;Luana P. S.&quot;},{&quot;family&quot;:&quot;Ferreira&quot;,&quot;given&quot;:&quot;Carlos E. L.&quot;}],&quot;accessed&quot;:{&quot;date-parts&quot;:[[&quot;2019&quot;,12,4]]},&quot;issued&quot;:{&quot;date-parts&quot;:[[&quot;2019&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2xcSDC3uRf"/></text:p>
      <text:p text:style-name="P4"/>
      <text:p text:style-name="Standard"><text:span text:style-name="T14">kyphosus <text:s text:c="2"/></text:span><text:reference-mark-start text:name="ZOTERO_ITEM CSL_CITATION {&quot;citationID&quot;:&quot;Rifk0Ip1&quot;,&quot;properties&quot;:{&quot;formattedCitation&quot;:&quot;(Silvano and G\\uc0\\u252{}th 2006; Froese and Pauly 2019)&quot;,&quot;plainCitation&quot;:&quot;(Silvano and Güth 2006; Froese and Pauly 2019)&quot;,&quot;noteIndex&quot;:0},&quot;citationItems&quot;:[{&quot;id&quot;:531,&quot;uris&quot;:[&quot;http://zotero.org/users/5871544/items/HCPDIQ7C&quot;],&quot;uri&quot;:[&quot;http://zotero.org/users/5871544/items/HCPDIQ7C&quot;],&quot;itemData&quot;:{&quot;id&quot;:531,&quot;type&quot;:&quot;article-journal&quot;,&quot;container-title&quot;:&quot;Brazilian Archives of Biology and Technology&quot;,&quot;DOI&quot;:&quot;10.1590/S1516-89132006000500012&quot;,&quot;ISSN&quot;:&quot;1516-8913&quot;,&quot;issue&quot;:&quot;4&quot;,&quot;language&quot;:&quot;en&quot;,&quot;page&quot;:&quot;623-629&quot;,&quot;source&quot;:&quot;SciELO&quot;,&quot;title&quot;:&quot;Diet and feeding behavior of Kyphosus spp. (Kyphosidae) in a Brazilian subtropical reef&quot;,&quot;URL&quot;:&quot;http://www.scielo.br/scielo.php?script=sci_abstract&amp;pid=S1516-89132006000500012&amp;lng=en&amp;nrm=iso&amp;tlng=en&quot;,&quot;volume&quot;:&quot;49&quot;,&quot;author&quot;:[{&quot;family&quot;:&quot;Silvano&quot;,&quot;given&quot;:&quot;Renato Azevedo Matias&quot;},{&quot;family&quot;:&quot;Güth&quot;,&quot;given&quot;:&quot;Arthur Ziggiatti&quot;}],&quot;accessed&quot;:{&quot;date-parts&quot;:[[&quot;2019&quot;,12,4]]},&quot;issued&quot;:{&quot;date-parts&quot;:[[&quot;2006&quot;,7]]}}},{&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IcExlJN9ei"/><text:span text:style-name="T1">(Silvano and Güth 2006; Froese and Pauly 2019)</text:span><text:reference-mark-end text:name="ZOTERO_ITEM CSL_CITATION {&quot;citationID&quot;:&quot;Rifk0Ip1&quot;,&quot;properties&quot;:{&quot;formattedCitation&quot;:&quot;(Silvano and G\\uc0\\u252{}th 2006; Froese and Pauly 2019)&quot;,&quot;plainCitation&quot;:&quot;(Silvano and Güth 2006; Froese and Pauly 2019)&quot;,&quot;noteIndex&quot;:0},&quot;citationItems&quot;:[{&quot;id&quot;:531,&quot;uris&quot;:[&quot;http://zotero.org/users/5871544/items/HCPDIQ7C&quot;],&quot;uri&quot;:[&quot;http://zotero.org/users/5871544/items/HCPDIQ7C&quot;],&quot;itemData&quot;:{&quot;id&quot;:531,&quot;type&quot;:&quot;article-journal&quot;,&quot;container-title&quot;:&quot;Brazilian Archives of Biology and Technology&quot;,&quot;DOI&quot;:&quot;10.1590/S1516-89132006000500012&quot;,&quot;ISSN&quot;:&quot;1516-8913&quot;,&quot;issue&quot;:&quot;4&quot;,&quot;language&quot;:&quot;en&quot;,&quot;page&quot;:&quot;623-629&quot;,&quot;source&quot;:&quot;SciELO&quot;,&quot;title&quot;:&quot;Diet and feeding behavior of Kyphosus spp. (Kyphosidae) in a Brazilian subtropical reef&quot;,&quot;URL&quot;:&quot;http://www.scielo.br/scielo.php?script=sci_abstract&amp;pid=S1516-89132006000500012&amp;lng=en&amp;nrm=iso&amp;tlng=en&quot;,&quot;volume&quot;:&quot;49&quot;,&quot;author&quot;:[{&quot;family&quot;:&quot;Silvano&quot;,&quot;given&quot;:&quot;Renato Azevedo Matias&quot;},{&quot;family&quot;:&quot;Güth&quot;,&quot;given&quot;:&quot;Arthur Ziggiatti&quot;}],&quot;accessed&quot;:{&quot;date-parts&quot;:[[&quot;2019&quot;,12,4]]},&quot;issued&quot;:{&quot;date-parts&quot;:[[&quot;2006&quot;,7]]}}},{&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IcExlJN9ei"/></text:p>
      <text:p text:style-name="Standard"/>
      <text:p text:style-name="Standard"><text:span text:style-name="T15">mulloidichthys </text:span><text:reference-mark-start text:name="ZOTERO_ITEM CSL_CITATION {&quot;citationID&quot;:&quot;PHSQr7c8&quot;,&quot;properties&quot;:{&quot;formattedCitation&quot;:&quot;(Krajewski et al. 2006; Froese and Pauly 2019)&quot;,&quot;plainCitation&quot;:&quot;(Krajewski et al. 2006; Froese and Pauly 2019)&quot;,&quot;noteIndex&quot;:0},&quot;citationItems&quot;:[{&quot;id&quot;:534,&quot;uris&quot;:[&quot;http://zotero.org/users/5871544/items/3ALAEAS2&quot;],&quot;uri&quot;:[&quot;http://zotero.org/users/5871544/items/3ALAEAS2&quot;],&quot;itemData&quot;:{&quot;id&quot;:534,&quot;type&quot;:&quot;article-journal&quot;,&quot;abstract&quot;:&quot;The goatfishes (Mullidae) include about 50 bottom-foraging fish species. The foraging activity of the yellow goatfish, Mulloidichthys martinicus, and the spotted goatfish, Pseudupeneus maculatus, was studied comparatively at Fernando de Noronha Archipelago, off coast of Northeast Brazil tropical West Atlantic. Pseudupeneus maculatus fed over a larger variety of substrate types, had lower feeding rate, roamed more per given time, spent less time in a feeding event, and displayed a more diverse repertoire of feeding modes than M. martinicus. The differences in the foraging activity and behaviour between the two species possibly minimize a potential resource overlap, as already recorded for other sympatric mullids. Pseudupeneus maculatus had lower feeding rate most likely because it feeds on larger items, and roamed over greater distance per time. Possibly this is because it foraged over a greater variety of substrate distributed over a larger area than that used by M. martinicus. Notwithstanding the overall morphological and behavioural similarity of goatfishes in general, they do differ in their substrate preferences and foraging activity, which indicates that these fishes should not be simply considered generalized bottom foragers.&quot;,&quot;container-title&quot;:&quot;Environmental Biology of Fishes&quot;,&quot;DOI&quot;:&quot;10.1007/s10641-006-9046-z&quot;,&quot;ISSN&quot;:&quot;1573-5133&quot;,&quot;issue&quot;:&quot;1&quot;,&quot;journalAbbreviation&quot;:&quot;Environ Biol Fish&quot;,&quot;language&quot;:&quot;en&quot;,&quot;page&quot;:&quot;1-8&quot;,&quot;source&quot;:&quot;Springer Link&quot;,&quot;title&quot;:&quot;Foraging activity and behaviour of two goatfish species (Perciformes: Mullidae) at Fernando de Noronha Archipelago, tropical West Atlantic&quot;,&quot;title-short&quot;:&quot;Foraging activity and behaviour of two goatfish species (Perciformes&quot;,&quot;URL&quot;:&quot;https://doi.org/10.1007/s10641-006-9046-z&quot;,&quot;volume&quot;:&quot;77&quot;,&quot;author&quot;:[{&quot;family&quot;:&quot;Krajewski&quot;,&quot;given&quot;:&quot;João Paulo&quot;},{&quot;family&quot;:&quot;Bonaldo&quot;,&quot;given&quot;:&quot;Roberta M.&quot;},{&quot;family&quot;:&quot;Sazima&quot;,&quot;given&quot;:&quot;Cristina&quot;},{&quot;family&quot;:&quot;Sazima&quot;,&quot;given&quot;:&quot;Ivan&quot;}],&quot;accessed&quot;:{&quot;date-parts&quot;:[[&quot;2019&quot;,12,4]]},&quot;issued&quot;:{&quot;date-parts&quot;:[[&quot;2006&quot;,9,1]]}}},{&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ZFqIOp1T8k"/><text:span text:style-name="T15">(Krajewski et al. 2006; Froese and Pauly 2019)</text:span><text:reference-mark-end text:name="ZOTERO_ITEM CSL_CITATION {&quot;citationID&quot;:&quot;PHSQr7c8&quot;,&quot;properties&quot;:{&quot;formattedCitation&quot;:&quot;(Krajewski et al. 2006; Froese and Pauly 2019)&quot;,&quot;plainCitation&quot;:&quot;(Krajewski et al. 2006; Froese and Pauly 2019)&quot;,&quot;noteIndex&quot;:0},&quot;citationItems&quot;:[{&quot;id&quot;:534,&quot;uris&quot;:[&quot;http://zotero.org/users/5871544/items/3ALAEAS2&quot;],&quot;uri&quot;:[&quot;http://zotero.org/users/5871544/items/3ALAEAS2&quot;],&quot;itemData&quot;:{&quot;id&quot;:534,&quot;type&quot;:&quot;article-journal&quot;,&quot;abstract&quot;:&quot;The goatfishes (Mullidae) include about 50 bottom-foraging fish species. The foraging activity of the yellow goatfish, Mulloidichthys martinicus, and the spotted goatfish, Pseudupeneus maculatus, was studied comparatively at Fernando de Noronha Archipelago, off coast of Northeast Brazil tropical West Atlantic. Pseudupeneus maculatus fed over a larger variety of substrate types, had lower feeding rate, roamed more per given time, spent less time in a feeding event, and displayed a more diverse repertoire of feeding modes than M. martinicus. The differences in the foraging activity and behaviour between the two species possibly minimize a potential resource overlap, as already recorded for other sympatric mullids. Pseudupeneus maculatus had lower feeding rate most likely because it feeds on larger items, and roamed over greater distance per time. Possibly this is because it foraged over a greater variety of substrate distributed over a larger area than that used by M. martinicus. Notwithstanding the overall morphological and behavioural similarity of goatfishes in general, they do differ in their substrate preferences and foraging activity, which indicates that these fishes should not be simply considered generalized bottom foragers.&quot;,&quot;container-title&quot;:&quot;Environmental Biology of Fishes&quot;,&quot;DOI&quot;:&quot;10.1007/s10641-006-9046-z&quot;,&quot;ISSN&quot;:&quot;1573-5133&quot;,&quot;issue&quot;:&quot;1&quot;,&quot;journalAbbreviation&quot;:&quot;Environ Biol Fish&quot;,&quot;language&quot;:&quot;en&quot;,&quot;page&quot;:&quot;1-8&quot;,&quot;source&quot;:&quot;Springer Link&quot;,&quot;title&quot;:&quot;Foraging activity and behaviour of two goatfish species (Perciformes: Mullidae) at Fernando de Noronha Archipelago, tropical West Atlantic&quot;,&quot;title-short&quot;:&quot;Foraging activity and behaviour of two goatfish species (Perciformes&quot;,&quot;URL&quot;:&quot;https://doi.org/10.1007/s10641-006-9046-z&quot;,&quot;volume&quot;:&quot;77&quot;,&quot;author&quot;:[{&quot;family&quot;:&quot;Krajewski&quot;,&quot;given&quot;:&quot;João Paulo&quot;},{&quot;family&quot;:&quot;Bonaldo&quot;,&quot;given&quot;:&quot;Roberta M.&quot;},{&quot;family&quot;:&quot;Sazima&quot;,&quot;given&quot;:&quot;Cristina&quot;},{&quot;family&quot;:&quot;Sazima&quot;,&quot;given&quot;:&quot;Ivan&quot;}],&quot;accessed&quot;:{&quot;date-parts&quot;:[[&quot;2019&quot;,12,4]]},&quot;issued&quot;:{&quot;date-parts&quot;:[[&quot;2006&quot;,9,1]]}}},{&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ZFqIOp1T8k"/></text:p>
      <text:p text:style-name="Standard"/>
      <text:p text:style-name="Standard"><text:span text:style-name="T16">holocentrus </text:span><text:reference-mark-start text:name="ZOTERO_ITEM CSL_CITATION {&quot;citationID&quot;:&quot;z4Uc9iRk&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pUW1XLnync"/><text:span text:style-name="T16">(Andrades 2018; Froese and Pauly 2019)</text:span><text:reference-mark-end text:name="ZOTERO_ITEM CSL_CITATION {&quot;citationID&quot;:&quot;z4Uc9iRk&quot;,&quot;properties&quot;:{&quot;formattedCitation&quot;:&quot;(Andrades 2018; Froese and Pauly 2019)&quot;,&quot;plainCitation&quot;:&quot;(Andrades 2018; Froese and Pauly 2019)&quot;,&quot;noteIndex&quot;:0},&quot;citationItems&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pUW1XLnync"/></text:p>
      <text:p text:style-name="Standard"/>
      <text:p text:style-name="Standard"><text:span text:style-name="T17">Haemulidade </text:span><text:reference-mark-start text:name="ZOTERO_ITEM CSL_CITATION {&quot;citationID&quot;:&quot;dw7h8SIQ&quot;,&quot;properties&quot;:{&quot;formattedCitation&quot;:&quot;(Pereira et al. 2015; Froese and Pauly 2019)&quot;,&quot;plainCitation&quot;:&quot;(Pereira et al. 2015; Froese and Pauly 2019)&quot;,&quot;noteIndex&quot;:0},&quot;citationItems&quot;:[{&quot;id&quot;:537,&quot;uris&quot;:[&quot;http://zotero.org/users/5871544/items/54NES8GR&quot;],&quot;uri&quot;:[&quot;http://zotero.org/users/5871544/items/54NES8GR&quot;],&quot;itemData&quot;:{&quot;id&quot;:537,&quot;type&quot;:&quot;article-journal&quot;,&quot;container-title&quot;:&quot;Reviews in Fish Biology and Fisheries&quot;,&quot;DOI&quot;:&quot;10.1007/s11160-014-9378-2&quot;,&quot;ISSN&quot;:&quot;0960-3166, 1573-5184&quot;,&quot;issue&quot;:&quot;1&quot;,&quot;journalAbbreviation&quot;:&quot;Rev Fish Biol Fisheries&quot;,&quot;language&quot;:&quot;en&quot;,&quot;page&quot;:&quot;245-260&quot;,&quot;source&quot;:&quot;DOI.org (Crossref)&quot;,&quot;title&quot;:&quot;Ontogenetic diet changes and food partitioning of Haemulon spp. coral reef fishes, with a review of the genus diet&quot;,&quot;URL&quot;:&quot;http://link.springer.com/10.1007/s11160-014-9378-2&quot;,&quot;volume&quot;:&quot;25&quot;,&quot;author&quot;:[{&quot;family&quot;:&quot;Pereira&quot;,&quot;given&quot;:&quot;Pedro Henrique Cipresso&quot;},{&quot;family&quot;:&quot;Barros&quot;,&quot;given&quot;:&quot;Breno&quot;},{&quot;family&quot;:&quot;Zemoi&quot;,&quot;given&quot;:&quot;Rahel&quot;},{&quot;family&quot;:&quot;Ferreira&quot;,&quot;given&quot;:&quot;Beatrice Padovani&quot;}],&quot;accessed&quot;:{&quot;date-parts&quot;:[[&quot;2019&quot;,12,4]]},&quot;issued&quot;:{&quot;date-parts&quot;:[[&quot;2015&quot;,3]]}}},{&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oCqtFTbid4"/><text:span text:style-name="T17">(Pereira et al. 2015; Froese and Pauly 2019)</text:span><text:reference-mark-end text:name="ZOTERO_ITEM CSL_CITATION {&quot;citationID&quot;:&quot;dw7h8SIQ&quot;,&quot;properties&quot;:{&quot;formattedCitation&quot;:&quot;(Pereira et al. 2015; Froese and Pauly 2019)&quot;,&quot;plainCitation&quot;:&quot;(Pereira et al. 2015; Froese and Pauly 2019)&quot;,&quot;noteIndex&quot;:0},&quot;citationItems&quot;:[{&quot;id&quot;:537,&quot;uris&quot;:[&quot;http://zotero.org/users/5871544/items/54NES8GR&quot;],&quot;uri&quot;:[&quot;http://zotero.org/users/5871544/items/54NES8GR&quot;],&quot;itemData&quot;:{&quot;id&quot;:537,&quot;type&quot;:&quot;article-journal&quot;,&quot;container-title&quot;:&quot;Reviews in Fish Biology and Fisheries&quot;,&quot;DOI&quot;:&quot;10.1007/s11160-014-9378-2&quot;,&quot;ISSN&quot;:&quot;0960-3166, 1573-5184&quot;,&quot;issue&quot;:&quot;1&quot;,&quot;journalAbbreviation&quot;:&quot;Rev Fish Biol Fisheries&quot;,&quot;language&quot;:&quot;en&quot;,&quot;page&quot;:&quot;245-260&quot;,&quot;source&quot;:&quot;DOI.org (Crossref)&quot;,&quot;title&quot;:&quot;Ontogenetic diet changes and food partitioning of Haemulon spp. coral reef fishes, with a review of the genus diet&quot;,&quot;URL&quot;:&quot;http://link.springer.com/10.1007/s11160-014-9378-2&quot;,&quot;volume&quot;:&quot;25&quot;,&quot;author&quot;:[{&quot;family&quot;:&quot;Pereira&quot;,&quot;given&quot;:&quot;Pedro Henrique Cipresso&quot;},{&quot;family&quot;:&quot;Barros&quot;,&quot;given&quot;:&quot;Breno&quot;},{&quot;family&quot;:&quot;Zemoi&quot;,&quot;given&quot;:&quot;Rahel&quot;},{&quot;family&quot;:&quot;Ferreira&quot;,&quot;given&quot;:&quot;Beatrice Padovani&quot;}],&quot;accessed&quot;:{&quot;date-parts&quot;:[[&quot;2019&quot;,12,4]]},&quot;issued&quot;:{&quot;date-parts&quot;:[[&quot;2015&quot;,3]]}}},{&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oCqtFTbid4"/></text:p>
      <text:p text:style-name="Standard"/>
      <text:section text:style-name="Sect1" text:name="ZOTERO_BIBL {&quot;uncited&quot;:[],&quot;omitted&quot;:[],&quot;custom&quot;:[]} CSL_BIBLIOGRAPHY RNDXissVCC3iG">
        <text:p text:style-name="Bibliography_20_1">Almeida CE de, Marchon-Silva V, Ribeiro R, et al (2000) Entomological fauna from Reserva Biológica do Atol das Rocas, RN, Brazil: I. Morphospecies composition. Rev Bras Biol 60:291–298. https://doi.org/10.1590/S0034-71082000000200013</text:p>
        <text:p text:style-name="Bibliography_20_1">Andrades RC (2018) Nicho e endemismo em ambientes entremarés recifais: uma abordagem utilizando isótopos estáveis. Doctoral Thesis, Federal University of Espirito Santo</text:p>
        <text:p text:style-name="Bibliography_20_1">Araújo JN, Martins AS, Bonecker ACT, et al (2017) Modelos Ecopath da plataforma continental e do talude da Bacia de Campos: análise das propriedades ecossistêmicas e do efeito da sazonalidade. In: Modelagem Ecossistêmica para integração e manejo na Bacia de Campos (Atlântico sudoeste). Elsevier Brazil, Rio de janeiro, pp 131–187</text:p>
        <text:p text:style-name="Bibliography_20_1">Bode A, Hernández-León S (2018) Trophic Diversity of Plankton in the Epipelagic and Mesopelagic Layers of the Tropical and Equatorial Atlantic Determined with Stable Isotopes. Diversity 10:48. https://doi.org/10.3390/d10020048</text:p>
        <text:p text:style-name="Bibliography_20_1">Bouth HF, Leite TS, Lima FD de, Oliveira JEL (2011) Atol das Rocas: an oasis for Octopus insularis juveniles (Cephalopoda: Octopodidae). Zool Curitiba 28:45–52. https://doi.org/10.1590/S1984-46702011000100007</text:p>
        <text:p text:style-name="Bibliography_20_1">Bowie G, Mills W, Porcella D, et al (1985) Rates Constants and Kinetics Formulations in Surface Water Quality Modeling <text:s/>EDITION</text:p>
        <text:p text:style-name="Bibliography_20_1">Brandl SJ, Goatley CHR, Bellwood DR, Tornabene L (2018) The hidden half: ecology and evolution of cryptobenthic fishes on coral reefs. Biol Rev 93:1846–1873. https://doi.org/10.1111/brv.12423</text:p>
        <text:p text:style-name="Bibliography_20_1">Buitenhuis ET, Hashioka T, Quéré CL (2013) Combined constraints on global ocean primary production using observations and models. Glob Biogeochem Cycles 27:847–858. https://doi.org/10.1002/gbc.20074</text:p>
        <text:p text:style-name="Bibliography_20_1">Christensen V, Coll M, Buszowski J, et al (2015) The global ocean is an ecosystem: simulating marine life and fisheries. Glob Ecol Biogeogr 24:507–517. https://doi.org/10.1111/geb.12281</text:p>
        <text:p text:style-name="Bibliography_20_1"><text:soft-page-break/>Coelho F do N, Pinheiro HT, Santos RG dos, et al (2012) Spatial distribution and diet of Cephalopholis fulva (Ephinephelidae) at Trindade Island, Brazil. Neotropical Ichthyol 10:383–388. https://doi.org/10.1590/S1679-62252012005000010</text:p>
        <text:p text:style-name="Bibliography_20_1">Cortés E, Gruber SH (1990) Diet, Feeding Habits and Estimates of Daily Ration of Young Lemon Sharks, Negaprion brevirostris (Poey). Copeia 1990:204–218. https://doi.org/10.2307/1445836</text:p>
        <text:p text:style-name="Bibliography_20_1">Dantas R, Silva Leite T, Queiroz de Albuquerque C (2019) The trophic role of Octopus insularis at a pristine tropical atoll in southwest Atlantic: a potential keystone predator? https://www.ingentaconnect.com/content/umrsmas/bullmar/pre-prints/content-bms_9543. Accessed 3 Dec 2019</text:p>
        <text:p text:style-name="Bibliography_20_1">Ferrier-Pagès C, Hoogenboom M, Houlbrèque F (2011) The Role of Plankton in Coral Trophodynamics. In: Dubinsky Z, Stambler N (eds) Coral Reefs: An Ecosystem in Transition. Springer Netherlands, Dordrecht, pp 215–229</text:p>
        <text:p text:style-name="Bibliography_20_1">Fonseca A, Villaça R, Knoppers B (2018) Nutrients and Macroalgal Primary Production of the sole Atoll in the SW-Atlantic (Atol das Rocas, Brazil)</text:p>
        <text:p text:style-name="Bibliography_20_1">Fonseca AC (2010) Estrutura e produtividade primária das comunidades de macroalgas e dinâmica de nutrientes no sistema recifal do Atol das Rocas, RN – Brasil. Doctoral Thesis, Universidade Federal Fluminense</text:p>
        <text:p text:style-name="Bibliography_20_1">Freire KMF, Christensen V, Pauly D (2008) Description of the East Brazil Large Marine Ecosystem using a trophic model. Sci Mar 72:477–491. https://doi.org/10.3989/scimar.2008.72n3477</text:p>
        <text:p text:style-name="Bibliography_20_1">Froese R, Pauly D (2019) FishBase. World Wide Web electronic publication.</text:p>
        <text:p text:style-name="Bibliography_20_1">Gaeta J (2014) Comportamento ecologico das populaçoes de lagosta do Atol das Rocas. Master thesis, Federal University of Ceará</text:p>
        <text:p text:style-name="Bibliography_20_1">Góes CA, Lins-Oliveira JE (2009) Natural diet of the spiny lobster, Panulirus echinatus Smith, 1869 (Crustacea: Decapoda: Palinuridae), from São Pedro and São Paulo Archipelago, Brazil. Braz J Biol 69:143–148. https://doi.org/10.1590/S1519-69842009000100018</text:p>
        <text:p text:style-name="Bibliography_20_1">Grossman A, Daura-Jorge FG, Silva M de B, Longo GO (2019) Population parameters of green turtle adult males in the mixed ground of Atol das Rocas, Brazil. Mar Ecol Prog Ser 609:197–207. https://doi.org/10.3354/meps12821</text:p>
        <text:p text:style-name="Bibliography_20_1">Higgs ND, Newton J, Attrill MJ (2016) Caribbean Spiny Lobster Fishery Is Underpinned by Trophic Subsidies from Chemosynthetic Primary Production. Curr Biol 26:3393–3398. https://doi.org/10.1016/j.cub.2016.10.034</text:p>
        <text:p text:style-name="Bibliography_20_1">Jales MC (2015) Influência das condições oceanográficas sobre a estrutura da comunidade fitoplanctônica no Atol das Rocas, Atlântico Sul Equatorial, Brasil. Doctoral Thesis, Federal University of Pernambuco</text:p>
        <text:p text:style-name="Bibliography_20_1">Krajewski JP, Bonaldo RM, Sazima C, Sazima I (2006) Foraging activity and behaviour of two goatfish species (Perciformes: Mullidae) at Fernando de Noronha Archipelago, tropical West Atlantic. Environ Biol Fishes 77:1–8. https://doi.org/10.1007/s10641-006-9046-z</text:p>
        <text:p text:style-name="Bibliography_20_1">Leletkin VA (2000) The Energy Budget of Coral Polyps. Russ J Mar Biol 26:389–398. https://doi.org/10.1023/A:1009497303413</text:p>
        <text:p text:style-name="Bibliography_20_1"><text:soft-page-break/>Lira SM de A, Teixeira I de Á, Lima CDM de, et al (2014) Spatial and nycthemeral distribution of the zooneuston off Fernando de Noronha, Brazil. Braz J Oceanogr 62:35–45. https://doi.org/10.1590/s1679-87592014058206201</text:p>
        <text:p text:style-name="Bibliography_20_1">Longo GO, Morais RA, Martins CDL, et al (2015) Between-Habitat Variation of Benthic Cover, Reef Fish Assemblage and Feeding Pressure on the Benthos at the Only Atoll in South Atlantic: Rocas Atoll, NE Brazil. PLOS ONE 10:e0127176. https://doi.org/10.1371/journal.pone.0127176</text:p>
        <text:p text:style-name="Bibliography_20_1">Matott MP, Motta PJ, Hueter RE (2005) Modulation in Feeding Kinematics and Motor Pattern of the Nurse Shark Ginglymostoma cirratum. Environ Biol Fishes 74:163–174. https://doi.org/10.1007/s10641-005-7435-3</text:p>
        <text:p text:style-name="Bibliography_20_1">Mendes TC, Quimbayo JP, Bouth HF, et al (2019) The omnivorous triggerfish Melichthys niger is a functional herbivore on an isolated Atlantic oceanic island. J Fish Biol 95:812–819. https://doi.org/10.1111/jfb.14075</text:p>
        <text:p text:style-name="Bibliography_20_1">Morato T, Lemey E, Menezes G, et al (2016) Food-Web and Ecosystem Structure of the Open-Ocean and Deep-Sea Environments of the Azores, NE Atlantic. Front Mar Sci 3:. https://doi.org/10.3389/fmars.2016.00245</text:p>
        <text:p text:style-name="Bibliography_20_1">Netto SA, Attrill MJ, Warwick RM (2003) The relationship between benthic fauna, carbonate sediments and reef morphology in reef-flat tidal pools of Rocas Atoll (north-east Brazil). J Mar Biol Assoc U K 83:425–432. https://doi.org/10.1017/S0025315403007288h</text:p>
        <text:p text:style-name="Bibliography_20_1">Neumann-Leitão S, Sant’anna EME, Gusmão LMDO, et al (2008) Diversity and distribution of the mesozooplankton in the tropical Southwestern Atlantic. J Plankton Res 30:795–805. https://doi.org/10.1093/plankt/fbn040</text:p>
        <text:p text:style-name="Bibliography_20_1">Pereira PHC, Barros B, Zemoi R, Ferreira BP (2015) Ontogenetic diet changes and food partitioning of Haemulon spp. coral reef fishes, with a review of the genus diet. Rev Fish Biol Fish 25:245–260. https://doi.org/10.1007/s11160-014-9378-2</text:p>
        <text:p text:style-name="Bibliography_20_1">Pinheiro BR, Pereira NS, Agostinho PGF, et al (2017) Population dynamics of Siderastrea stellata Verrill, 1868 from Rocas Atoll, RN: implications for predicted climate change impacts at the only South Atlantic atoll. An Acad Bras Ciênc 89:873–884. https://doi.org/10.1590/0001-3765201720160387</text:p>
        <text:p text:style-name="Bibliography_20_1">Silvano RAM (2001) Feeding Habits and Interspecific Feeding Associations of Caranx Latus (Carangidae) in a Subtropical Reef. Environ Biol Fishes 60:465–470. https://doi.org/10.1023/A:1011064923544</text:p>
        <text:p text:style-name="Bibliography_20_1">Silvano RAM, Güth AZ (2006) Diet and feeding behavior of Kyphosus spp. (Kyphosidae) in a Brazilian subtropical reef. Braz Arch Biol Technol 49:623–629. https://doi.org/10.1590/S1516-89132006000500012</text:p>
        <text:p text:style-name="Bibliography_20_1">Sley A, Jarboui O, Ghorbel M, Bouain A (2009) Food and feeding habits of Caranx crysos from the Gulf of Gabès (Tunisia). J Mar Biol Assoc U K 89:1375–1380. https://doi.org/10.1017/S0025315409000265</text:p>
        <text:p text:style-name="Bibliography_20_1">Souza AT, Ilarri MI, Rosa IL (2011) Habitat use, feeding and territorial behavior of a Brazilian endemic damselfish Stegastes rocasensis (Actinopterygii: Pomacentridae). Environ Biol Fishes 91:133–144. https://doi.org/10.1007/s10641-010-9765-z</text:p>
        <text:p text:style-name="Bibliography_20_1"><text:soft-page-break/>Tan BC, Anticamara J, Villanueva C-M (2018) Modeling of degraded reefs in Leyte Gulf, Philippines in the face of climate change and human-induced disturbances. Clim Disaster Dev J 3:1–12. https://doi.org/10.18783/cddj.v003.i01.a01</text:p>
        <text:p text:style-name="Bibliography_20_1">Turingan RG, Wainwright PC, Hensley DA (1995) Interpopulation variation in prey use and feeding biomechanics in Caribbean triggerfishes. Oecologia 102:296–304. https://doi.org/10.1007/BF00329796</text:p>
      </text:section>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1" style:display-name="Bibliography 1" style:family="paragraph" style:parent-style-name="Index" style:class="index">
      <style:paragraph-properties fo:margin-left="0.5in" fo:margin-right="0in" fo:margin-top="0in" fo:margin-bottom="0.1665in" loext:contextual-spacing="false" style:line-height-at-least="0.166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02T16:24:57.160220191</meta:creation-date>
    <dc:date>2019-12-04T17:20:08.810346851</dc:date>
    <meta:editing-duration>PT58M30S</meta:editing-duration>
    <meta:editing-cycles>3</meta:editing-cycles>
    <meta:generator>LibreOffice/6.3.2.2$MacOSX_X86_64 LibreOffice_project/98b30e735bda24bc04ab42594c85f7fd8be07b9c</meta:generator>
    <meta:document-statistic meta:table-count="0" meta:image-count="0" meta:object-count="0" meta:page-count="5" meta:paragraph-count="76" meta:word-count="1316" meta:character-count="9489" meta:non-whitespace-character-count="8267"/>
    <meta:user-defined meta:name="ZOTERO_PREF_1">&lt;data data-version="3" zotero-version="5.0.78"&gt;&lt;session id="gIfIOiIs"/&gt;&lt;style id="http://www.zotero.org/styles/springer-basic-author-date" hasBibliography="1" bibliographyStyleHasBeenSet="1"/&gt;&lt;prefs&gt;&lt;pref name="fieldType" value="ReferenceMark"/&gt;&lt;pref name</meta:user-defined>
    <meta:user-defined meta:name="ZOTERO_PREF_2">="automaticJournalAbbreviations" value="true"/&gt;&lt;pref name="delayCitationUpdates" value="true"/&gt;&lt;pref name="dontAskDelayCitationUpdates" value="true"/&gt;&lt;/prefs&gt;&lt;/data&gt;</meta:user-defined>
  </office:meta>
</office:document-meta>
</file>